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dash" draw:stroke-dash="Fine_20_Dotted"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433cm" fo:min-width="0.94cm"/>
    </style:style>
    <style:style style:name="gr4" style:family="graphic" style:parent-style-name="standard">
      <style:graphic-properties draw:stroke="none" svg:stroke-color="#000000" draw:fill="none" draw:fill-color="#ffffff" draw:textarea-horizontal-align="left" draw:auto-grow-height="true" draw:auto-grow-width="true" fo:min-height="0.433cm" fo:min-width="0.857cm"/>
    </style:style>
    <style:style style:name="gr5" style:family="graphic" style:parent-style-name="standard">
      <style:graphic-properties draw:stroke="none" svg:stroke-color="#000000" draw:fill="none" draw:fill-color="#ffffff" draw:textarea-horizontal-align="left" draw:auto-grow-height="true" draw:auto-grow-width="true" fo:min-height="0.433cm" fo:min-width="3.031cm"/>
    </style:style>
    <style:style style:name="gr6" style:family="graphic" style:parent-style-name="standard">
      <style:graphic-properties draw:stroke="none" svg:stroke-color="#000000" draw:fill="none" draw:fill-color="#ffffff" draw:textarea-horizontal-align="left" draw:auto-grow-height="true" draw:auto-grow-width="true" fo:min-height="0.433cm" fo:min-width="3.175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432cm" fo:min-width="0.942cm"/>
    </style:style>
    <style:style style:name="gr9" style:family="graphic" style:parent-style-name="standard">
      <style:graphic-properties draw:stroke="none" svg:stroke-color="#000000" draw:fill="none" draw:fill-color="#ffffff" draw:textarea-horizontal-align="left" draw:auto-grow-height="true" draw:auto-grow-width="true" fo:min-height="0.434cm" fo:min-width="1.046cm"/>
    </style:style>
    <style:style style:name="gr10" style:family="graphic" style:parent-style-name="standard">
      <style:graphic-properties draw:stroke="none" svg:stroke-color="#000000" draw:fill="none" draw:fill-color="#ffffff" fo:min-height="4.174cm"/>
    </style:style>
    <style:style style:name="gr11" style:family="graphic" style:parent-style-name="standard">
      <style:graphic-properties draw:stroke="solid" draw:stroke-dash="Fine_20_Dotted" draw:fill="none" draw:textarea-horizontal-align="center" draw:textarea-vertical-align="middle"/>
    </style:style>
    <style:style style:name="gr12" style:family="graphic" style:parent-style-name="standard">
      <style:graphic-properties draw:marker-end="Arrow" draw:marker-end-width="0.2cm" draw:textarea-horizontal-align="center" draw:textarea-vertical-align="middle"/>
    </style:style>
    <style:style style:name="gr13" style:family="graphic" style:parent-style-name="standard">
      <style:graphic-properties draw:stroke="none" svg:stroke-color="#000000" draw:fill="none" draw:fill-color="#ffffff" fo:min-height="0.202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marker-start="Arrow" draw:marker-start-width="0.2cm" draw:marker-end="" draw:marker-end-width="0.2cm"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295cm" fo:min-width="2.721cm"/>
    </style:style>
    <style:style style:name="gr17" style:family="graphic" style:parent-style-name="standard">
      <style:graphic-properties draw:stroke="none" svg:stroke-color="#000000" draw:fill="none" draw:fill-color="#ffffff" fo:min-height="3.95cm"/>
    </style:style>
    <style:style style:name="gr18" style:family="graphic" style:parent-style-name="standard">
      <style:graphic-properties draw:stroke="none" svg:stroke-color="#000000" draw:fill="none" draw:fill-color="#ffffff" fo:min-height="4.138cm"/>
    </style:style>
    <style:style style:name="gr19" style:family="graphic" style:parent-style-name="standard">
      <style:graphic-properties draw:stroke="none" svg:stroke-color="#000000" draw:fill="none" draw:fill-color="#ffffff" draw:textarea-horizontal-align="left" draw:auto-grow-height="true" draw:auto-grow-width="true" fo:min-height="0.295cm" fo:min-width="4.238cm"/>
    </style:style>
    <style:style style:name="gr20" style:family="graphic" style:parent-style-name="standard">
      <style:graphic-properties draw:stroke="none" svg:stroke-color="#000000" draw:fill="none" draw:fill-color="#ffffff" draw:textarea-horizontal-align="left" draw:auto-grow-height="true" draw:auto-grow-width="true" fo:min-height="0.295cm" fo:min-width="4.239cm"/>
    </style:style>
    <style:style style:name="gr21" style:family="graphic" style:parent-style-name="standard">
      <style:graphic-properties draw:stroke="none" svg:stroke-color="#000000" draw:fill="none" draw:fill-color="#ffffff" fo:min-height="3.951cm"/>
    </style:style>
    <style:style style:name="gr22" style:family="graphic" style:parent-style-name="standard">
      <style:graphic-properties draw:stroke="none" svg:stroke-color="#000000" draw:fill="none" draw:fill-color="#ffffff" fo:min-height="4.137cm"/>
    </style:style>
    <style:style style:name="gr23" style:family="graphic" style:parent-style-name="standard">
      <style:graphic-properties draw:stroke="dash" draw:stroke-dash="Fine_20_Dashed" draw:fill="none" draw:textarea-horizontal-align="justify" draw:textarea-vertical-align="middle" draw:auto-grow-height="false" fo:min-height="0cm" fo:min-width="0cm"/>
    </style:style>
    <style:style style:name="gr24" style:family="graphic" style:parent-style-name="standard">
      <style:graphic-properties draw:stroke="dash" draw:stroke-dash="Fine_20_Dashed" draw:textarea-horizontal-align="center" draw:textarea-vertical-align="middle"/>
    </style:style>
    <style:style style:name="gr25" style:family="graphic" style:parent-style-name="standard">
      <style:graphic-properties draw:stroke="none" svg:stroke-color="#000000" draw:fill="none" draw:fill-color="#ffffff" fo:min-height="4.75cm"/>
    </style:style>
    <style:style style:name="gr26" style:family="graphic" style:parent-style-name="standard">
      <style:graphic-properties draw:fill="solid" draw:fill-color="#000000" draw:textarea-horizontal-align="center" draw:textarea-vertical-align="middle"/>
    </style:style>
    <style:style style:name="gr27" style:family="graphic" style:parent-style-name="standard">
      <style:graphic-properties draw:stroke="dash" draw:stroke-dash="Fine_20_Dashed" draw:fill="none" draw:fill-color="#000000" draw:textarea-horizontal-align="center" draw:textarea-vertical-align="middle"/>
    </style:style>
    <style:style style:name="gr28" style:family="graphic" style:parent-style-name="standard">
      <style:graphic-properties draw:stroke="dash" draw:stroke-dash="Ultrafine_20_2_20_Dots_20_3_20_Dashes" draw:marker-end="Line_20_Arrow" draw:marker-end-width="0.3cm" draw:textarea-horizontal-align="center" draw:textarea-vertical-align="middle"/>
    </style:style>
    <style:style style:name="gr29" style:family="graphic" style:parent-style-name="standard">
      <style:graphic-properties draw:stroke="none" svg:stroke-color="#000000" draw:fill="none" draw:fill-color="#ffffff" fo:min-height="4.685cm"/>
    </style:style>
    <style:style style:name="gr30" style:family="graphic" style:parent-style-name="standard">
      <style:graphic-properties draw:stroke="none" svg:stroke-color="#000000" draw:fill="none" draw:fill-color="#ffffff" fo:min-height="9.888cm"/>
    </style:style>
    <style:style style:name="gr31" style:family="graphic" style:parent-style-name="standard">
      <style:graphic-properties draw:stroke="none" svg:stroke-color="#000000" draw:fill="none" draw:fill-color="#ffffff" draw:textarea-horizontal-align="left" draw:auto-grow-height="true" draw:auto-grow-width="true" fo:min-height="0.319cm" fo:min-width="6.403cm"/>
    </style:style>
    <style:style style:name="gr32" style:family="graphic" style:parent-style-name="standard">
      <style:graphic-properties draw:stroke="dash" draw:stroke-dash="Ultrafine_20_Dashed" draw:fill="solid" draw:fill-color="#000000" draw:textarea-horizontal-align="center" draw:textarea-vertical-align="middle"/>
    </style:style>
    <style:style style:name="gr33" style:family="graphic" style:parent-style-name="objectwithoutfill">
      <style:graphic-properties draw:stroke="dash" draw:stroke-dash="Ultrafine_20_Dashed" draw:fill="hatch" draw:fill-color="#000000" draw:fill-hatch-name="Black_20_-45_20_Degrees" draw:textarea-horizontal-align="center"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319cm" fo:min-width="3.029cm"/>
    </style:style>
    <style:style style:name="gr35" style:family="graphic" style:parent-style-name="objectwithoutfill">
      <style:graphic-properties draw:stroke="dash" draw:stroke-dash="Ultrafine_20_Dashed" draw:fill="none" draw:textarea-horizontal-align="right" draw:textarea-vertical-align="middle" fo:padding-right="0.3cm"/>
    </style:style>
    <style:style style:name="gr36" style:family="graphic" style:parent-style-name="standard">
      <style:graphic-properties draw:stroke="dash" draw:stroke-dash="Ultrafine_20_Dashed" draw:marker-start="Arrow" draw:marker-start-width="0.2cm" draw:marker-end-width="0.2cm" draw:fill="solid" draw:fill-color="#000000" draw:textarea-horizontal-align="center" draw:textarea-vertical-align="middle" fo:padding-bottom="0.38cm"/>
    </style:style>
    <style:style style:name="gr37" style:family="graphic" style:parent-style-name="standard">
      <style:graphic-properties draw:stroke="dash" draw:stroke-dash="Fine_20_Dashed" svg:stroke-width="0.1cm" draw:marker-start-width="0.35cm" draw:marker-end-width="0.35cm" draw:fill="solid" draw:fill-color="#000000" draw:textarea-horizontal-align="center" draw:textarea-vertical-align="middle" fo:padding-top="0.05cm" fo:padding-bottom="0.05cm" fo:padding-left="0.05cm" fo:padding-right="0.05cm"/>
    </style:style>
    <style:style style:name="gr38" style:family="graphic" style:parent-style-name="standard">
      <style:graphic-properties draw:stroke="none" svg:stroke-color="#000000" draw:fill="none" draw:fill-color="#ffffff" draw:textarea-horizontal-align="left" draw:auto-grow-height="true" draw:auto-grow-width="true" fo:min-height="0.319cm" fo:min-width="3.153cm"/>
    </style:style>
    <style:style style:name="gr39" style:family="graphic" style:parent-style-name="objectwithoutfill">
      <style:graphic-properties draw:stroke="dash" draw:stroke-dash="Ultrafine_20_Dashed" draw:fill="none" draw:fill-color="#000000" draw:textarea-horizontal-align="center" draw:textarea-vertical-align="middle"/>
    </style:style>
    <style:style style:name="gr40" style:family="graphic" style:parent-style-name="standard">
      <style:graphic-properties draw:stroke="dash" draw:stroke-dash="Ultrafine_20_Dashed" draw:marker-start="Arrow" draw:marker-start-width="0.2cm" draw:marker-end-width="0.2cm" draw:fill="solid" draw:fill-color="#000000" draw:textarea-horizontal-align="center"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true" fo:min-height="0.319cm" fo:min-width="5.6cm"/>
    </style:style>
    <style:style style:name="gr42" style:family="graphic" style:parent-style-name="standard">
      <style:graphic-properties draw:stroke="none" svg:stroke-color="#000000" draw:fill="none" draw:fill-color="#ffffff" draw:textarea-horizontal-align="left" draw:auto-grow-height="true" draw:auto-grow-width="true" fo:min-height="0.249cm" fo:min-width="2.721cm"/>
    </style:style>
    <style:style style:name="gr43" style:family="graphic" style:parent-style-name="standard">
      <style:graphic-properties draw:marker-end="Arrow" draw:marker-end-width="0.15cm" draw:fill="solid" draw:fill-color="#000000" draw:textarea-horizontal-align="center"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249cm" fo:min-width="2.413cm"/>
    </style:style>
    <style:style style:name="gr45" style:family="graphic" style:parent-style-name="standard">
      <style:graphic-properties draw:stroke="none" svg:stroke-color="#000000" draw:fill="none" draw:fill-color="#ffffff" draw:textarea-horizontal-align="left" draw:auto-grow-height="true" draw:auto-grow-width="true" fo:min-height="0.249cm" fo:min-width="2.787cm"/>
    </style:style>
    <style:style style:name="gr46" style:family="graphic" style:parent-style-name="standard">
      <style:graphic-properties draw:stroke="none" svg:stroke-color="#000000" draw:fill="none" draw:fill-color="#ffffff" draw:textarea-horizontal-align="left" draw:auto-grow-height="true" draw:auto-grow-width="true" fo:min-height="0.249cm" fo:min-width="2.404cm"/>
    </style:style>
    <style:style style:name="gr47" style:family="graphic" style:parent-style-name="standard">
      <style:graphic-properties draw:stroke="none" svg:stroke-color="#000000" draw:fill="none" draw:fill-color="#ffffff" draw:textarea-horizontal-align="left" draw:auto-grow-height="true" draw:auto-grow-width="true" fo:min-height="0.249cm" fo:min-width="2.536cm"/>
    </style:style>
    <style:style style:name="gr48" style:family="graphic" style:parent-style-name="standard">
      <style:graphic-properties draw:stroke="none" svg:stroke-color="#000000" draw:fill="none" draw:fill-color="#ffffff" draw:textarea-horizontal-align="left" draw:auto-grow-height="true" draw:auto-grow-width="true" fo:min-height="0.319cm" fo:min-width="11cm"/>
    </style:style>
    <style:style style:name="gr49" style:family="graphic" style:parent-style-name="standard">
      <style:graphic-properties draw:stroke="dash" draw:stroke-dash="Fine_20_Dotted" draw:textarea-horizontal-align="center" draw:textarea-vertical-align="middle"/>
    </style:style>
    <style:style style:name="gr50" style:family="graphic" style:parent-style-name="standard">
      <style:graphic-properties draw:marker-end="Arrow" draw:marker-end-width="0.3cm" draw:textarea-horizontal-align="center" draw:textarea-vertical-align="middle"/>
    </style:style>
    <style:style style:name="gr51" style:family="graphic" style:parent-style-name="objectwithoutfill">
      <style:graphic-properties draw:stroke="dash" draw:stroke-dash="Ultrafine_20_Dashed" draw:fill="none" draw:textarea-horizontal-align="left" draw:textarea-vertical-align="middle" fo:padding-right="-0.4cm"/>
    </style:style>
    <style:style style:name="gr52" style:family="graphic" style:parent-style-name="standard">
      <style:graphic-properties draw:marker-start="Arrow" draw:marker-end="" draw:marker-end-width="0.3cm" draw:textarea-horizontal-align="center" draw:textarea-vertical-align="middle"/>
    </style:style>
    <style:style style:name="gr53" style:family="graphic" style:parent-style-name="objectwithoutfill">
      <style:graphic-properties draw:stroke="dash" draw:stroke-dash="Fine_20_Dashed" draw:fill="none" draw:textarea-horizontal-align="center"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0.637cm" fo:min-width="3.782cm"/>
    </style:style>
    <style:style style:name="gr55" style:family="graphic" style:parent-style-name="standard">
      <style:graphic-properties svg:stroke-width="0.1cm" draw:marker-start-width="0.35cm" draw:marker-end-width="0.35cm" draw:textarea-horizontal-align="center" draw:textarea-vertical-align="middle" fo:padding-top="0.05cm" fo:padding-bottom="0.05cm" fo:padding-left="0.05cm" fo:padding-right="0.05cm"/>
    </style:style>
    <style:style style:name="gr56" style:family="graphic" style:parent-style-name="standard">
      <style:graphic-properties draw:stroke="dash" draw:stroke-dash="Ultrafine_20_Dashed" draw:marker-end="Arrow" draw:marker-end-width="0.2cm" draw:textarea-horizontal-align="center" draw:textarea-vertical-align="middle"/>
    </style:style>
    <style:style style:name="gr57" style:family="graphic" style:parent-style-name="standard">
      <style:graphic-properties draw:stroke="none" svg:stroke-color="#000000" draw:fill="none" draw:fill-color="#ffffff" draw:textarea-horizontal-align="left" draw:auto-grow-height="true" draw:auto-grow-width="true" fo:min-height="0.319cm" fo:min-width="4.621cm"/>
    </style:style>
    <style:style style:name="gr58" style:family="graphic" style:parent-style-name="objectwithoutfill">
      <style:graphic-properties draw:fill="none" draw:textarea-horizontal-align="center"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0.522cm" fo:min-width="0.256cm"/>
    </style:style>
    <style:style style:name="gr60" style:family="graphic" style:parent-style-name="standard">
      <style:graphic-properties draw:stroke="none" svg:stroke-color="#000000" draw:fill="none" draw:fill-color="#ffffff" draw:textarea-horizontal-align="left" draw:auto-grow-height="true" draw:auto-grow-width="true" fo:min-height="0.522cm" fo:min-width="6.25cm"/>
    </style:style>
    <style:style style:name="gr61" style:family="graphic" style:parent-style-name="standard">
      <style:graphic-properties draw:stroke="none" svg:stroke-color="#000000" draw:fill="none" draw:fill-color="#ffffff" fo:min-height="6.111cm"/>
    </style:style>
    <style:style style:name="gr62" style:family="graphic" style:parent-style-name="standard">
      <style:graphic-properties svg:stroke-width="0.05cm" draw:marker-start-width="0.275cm" draw:marker-end-width="0.275cm" draw:textarea-horizontal-align="center" draw:textarea-vertical-align="middle" fo:padding-top="0.025cm" fo:padding-bottom="0.025cm" fo:padding-left="0.025cm" fo:padding-right="0.025cm"/>
    </style:style>
    <style:style style:name="gr63" style:family="graphic" style:parent-style-name="standard">
      <style:graphic-properties draw:stroke="none" svg:stroke-color="#000000" draw:fill="none" draw:fill-color="#ffffff" draw:textarea-horizontal-align="left" draw:auto-grow-height="true" draw:auto-grow-width="true" fo:min-height="0.319cm" fo:min-width="0.696cm"/>
    </style:style>
    <style:style style:name="gr64" style:family="graphic" style:parent-style-name="standard">
      <style:graphic-properties draw:stroke="none" svg:stroke-color="#000000" draw:fill="none" draw:fill-color="#ffffff" draw:textarea-horizontal-align="left" draw:auto-grow-height="true" draw:auto-grow-width="true" fo:min-height="0.319cm" fo:min-width="3.16cm"/>
    </style:style>
    <style:style style:name="gr65" style:family="graphic" style:parent-style-name="objectwithoutfill">
      <style:graphic-properties svg:stroke-width="0.05cm" draw:marker-start-width="0.275cm" draw:marker-end-width="0.275cm" draw:fill="none" draw:textarea-horizontal-align="center" draw:textarea-vertical-align="middle" fo:padding-top="0.025cm" fo:padding-bottom="0.025cm" fo:padding-left="0.025cm" fo:padding-right="0.025cm"/>
    </style:style>
    <style:style style:name="gr66" style:family="graphic" style:parent-style-name="objectwithoutfill">
      <style:graphic-properties draw:stroke="dash" draw:stroke-dash="Ultrafine_20_Dashed" draw:fill="none" draw:textarea-horizontal-align="left" draw:textarea-vertical-align="middle" fo:padding-left="0.4cm" fo:padding-right="0cm"/>
    </style:style>
    <style:style style:name="gr67" style:family="graphic" style:parent-style-name="objectwithoutfill">
      <style:graphic-properties draw:stroke="dash" draw:stroke-dash="Ultrafine_20_Dashed" draw:fill="none" draw:textarea-horizontal-align="right" draw:textarea-vertical-align="middle" fo:padding-left="0cm" fo:padding-right="-1cm"/>
    </style:style>
    <style:style style:name="gr68" style:family="graphic" style:parent-style-name="standard">
      <style:graphic-properties draw:fill="solid" draw:fill-color="#ff0000" draw:textarea-horizontal-align="center" draw:textarea-vertical-align="middle"/>
    </style:style>
    <style:style style:name="gr69" style:family="graphic" style:parent-style-name="standard">
      <style:graphic-properties draw:stroke="none" draw:fill="none" draw:fill-color="#000000" fo:min-height="0.32cm"/>
    </style:style>
    <style:style style:name="gr70" style:family="graphic" style:parent-style-name="standard">
      <style:graphic-properties draw:stroke="none" draw:stroke-dash="Fine_20_Dotted" draw:fill="none" draw:textarea-horizontal-align="center" draw:textarea-vertical-align="middle"/>
    </style:style>
    <style:style style:name="gr71" style:family="graphic" style:parent-style-name="standard">
      <style:graphic-properties draw:stroke="none" svg:stroke-color="#000000" draw:fill="none" draw:fill-color="#ffffff" fo:min-height="1cm"/>
    </style:style>
    <style:style style:name="gr72" style:family="graphic" style:parent-style-name="standard">
      <style:graphic-properties draw:stroke="none" svg:stroke-color="#000000" draw:fill="none" draw:fill-color="#ffffff" fo:min-height="0.559cm"/>
    </style:style>
    <style:style style:name="gr73" style:family="graphic" style:parent-style-name="standard">
      <style:graphic-properties draw:stroke="none" svg:stroke-color="#000000" draw:fill="none" draw:fill-color="#ffffff" fo:min-height="0.56cm"/>
    </style:style>
    <style:style style:name="gr74" style:family="graphic" style:parent-style-name="standard">
      <style:graphic-properties draw:fill="solid" draw:fill-color="#000000" draw:textarea-horizontal-align="justify" draw:textarea-vertical-align="middle" draw:auto-grow-height="false" fo:min-height="0cm" fo:min-width="0cm"/>
    </style:style>
    <style:style style:name="gr75" style:family="graphic" style:parent-style-name="standard">
      <style:graphic-properties draw:marker-end="Arrow" draw:marker-end-width="0.3cm" draw:fill="solid" draw:fill-color="#000000" draw:textarea-horizontal-align="center" draw:textarea-vertical-align="middle"/>
    </style:style>
    <style:style style:name="gr76" style:family="graphic" style:parent-style-name="standard">
      <style:graphic-properties draw:stroke="dash" draw:stroke-dash="Ultrafine_20_Dashed" draw:fill="none" draw:fill-color="#000000" draw:textarea-horizontal-align="justify" draw:textarea-vertical-align="middle" draw:auto-grow-height="false" fo:min-height="0cm" fo:min-width="0cm"/>
    </style:style>
    <style:style style:name="gr77" style:family="graphic" style:parent-style-name="standard">
      <style:graphic-properties draw:stroke="dash" draw:stroke-dash="Ultrafine_20_Dashed" draw:marker-end="Arrow" draw:marker-end-width="0.2cm" draw:fill="solid" draw:fill-color="#000000" draw:textarea-horizontal-align="center" draw:textarea-vertical-align="middle"/>
    </style:style>
    <style:style style:name="gr78" style:family="graphic" style:parent-style-name="standard">
      <style:graphic-properties draw:stroke="none" svg:stroke-color="#000000" draw:fill="none" draw:fill-color="#ffffff" fo:min-height="3.024cm"/>
    </style:style>
    <style:style style:name="gr79" style:family="graphic" style:parent-style-name="standard">
      <style:graphic-properties draw:marker-end="Arrow" draw:marker-end-width="0.2cm" draw:fill="solid" draw:fill-color="#000000" draw:textarea-horizontal-align="center" draw:textarea-vertical-align="middle"/>
    </style:style>
    <style:style style:name="gr80" style:family="graphic" style:parent-style-name="standard">
      <style:graphic-properties draw:stroke="solid" draw:stroke-dash="Ultrafine_20_Dashed" draw:fill="solid" draw:fill-color="#000000" draw:textarea-horizontal-align="center" draw:textarea-vertical-align="middle"/>
    </style:style>
    <style:style style:name="gr81" style:family="graphic" style:parent-style-name="standard">
      <style:graphic-properties draw:stroke="none" draw:stroke-dash="Ultrafine_20_Dashed" svg:stroke-color="#000000" draw:fill="none" draw:fill-color="#ffffff" draw:textarea-horizontal-align="left" draw:auto-grow-height="true" draw:auto-grow-width="true" fo:min-height="0.259cm" fo:min-width="3.029cm"/>
    </style:style>
    <style:style style:name="gr82" style:family="graphic" style:parent-style-name="standard">
      <style:graphic-properties draw:stroke="dash" draw:stroke-dash="Fine_20_Dashed" draw:fill="hatch" draw:fill-color="#000000" draw:fill-hatch-name="Black_20_45_20_Degrees" draw:textarea-horizontal-align="justify" draw:textarea-vertical-align="middle" draw:auto-grow-height="false" fo:min-height="0cm" fo:min-width="0cm"/>
    </style:style>
    <style:style style:name="gr83" style:family="graphic" style:parent-style-name="standard">
      <style:graphic-properties draw:stroke="solid" draw:stroke-dash="Ultrafine_20_Dashed" draw:marker-end="Arrow" draw:marker-end-width="0.2cm" draw:fill="solid" draw:fill-color="#000000" draw:textarea-horizontal-align="center" draw:textarea-vertical-align="middle"/>
    </style:style>
    <style:style style:name="gr84" style:family="graphic" style:parent-style-name="standard">
      <style:graphic-properties draw:stroke="none" draw:stroke-dash="Ultrafine_20_Dashed" svg:stroke-color="#000000" draw:fill="none" draw:fill-color="#ffffff" fo:min-height="0.323cm"/>
    </style:style>
    <style:style style:name="gr85" style:family="graphic" style:parent-style-name="standard">
      <style:graphic-properties draw:stroke="none" draw:stroke-dash="Ultrafine_20_Dashed" svg:stroke-color="#000000" draw:fill="none" draw:fill-color="#ffffff" fo:min-height="0.324cm"/>
    </style:style>
    <style:style style:name="gr86" style:family="graphic" style:parent-style-name="standard">
      <style:graphic-properties draw:stroke="none" draw:stroke-dash="Ultrafine_20_Dashed" svg:stroke-color="#000000" draw:fill="none" draw:fill-color="#ffffff" fo:min-height="0.259cm"/>
    </style:style>
    <style:style style:name="gr87" style:family="graphic" style:parent-style-name="standard">
      <style:graphic-properties draw:stroke="none" svg:stroke-color="#000000" draw:fill="none" draw:fill-color="#ffffff" fo:min-height="2.966cm"/>
    </style:style>
    <style:style style:name="gr88" style:family="graphic" style:parent-style-name="standard">
      <style:graphic-properties draw:stroke="none" svg:stroke-color="#000000" draw:fill="none" draw:fill-color="#ffffff" fo:min-height="3.069cm"/>
    </style:style>
    <style:style style:name="gr89" style:family="graphic" style:parent-style-name="standard">
      <style:graphic-properties draw:stroke="dash" draw:stroke-dash="Ultrafine_20_2_20_Dots_20_3_20_Dashes" draw:marker-end="Line_20_Arrow" draw:marker-end-width="0.15cm" draw:textarea-horizontal-align="center" draw:textarea-vertical-align="middle"/>
    </style:style>
    <style:style style:name="gr90" style:family="graphic" style:parent-style-name="standard">
      <style:graphic-properties draw:stroke="none" svg:stroke-color="#000000" draw:fill="none" draw:fill-color="#ffffff" draw:textarea-horizontal-align="left" draw:auto-grow-height="true" draw:auto-grow-width="true" fo:min-height="0.55cm" fo:min-width="2.239cm"/>
    </style:style>
    <style:style style:name="gr91" style:family="graphic" style:parent-style-name="standard">
      <style:graphic-properties draw:stroke="none" svg:stroke-color="#000000" draw:fill="none" draw:fill-color="#ffffff" fo:min-height="2.968cm"/>
    </style:style>
    <style:style style:name="gr92" style:family="graphic" style:parent-style-name="standard">
      <style:graphic-properties draw:stroke="none" svg:stroke-color="#000000" draw:fill="none" draw:fill-color="#ffffff" fo:min-height="3.067cm"/>
    </style:style>
    <style:style style:name="gr93" style:family="graphic" style:parent-style-name="standard">
      <style:graphic-properties draw:stroke="none" svg:stroke-color="#000000" draw:fill="none" draw:fill-color="#ffffff" draw:textarea-horizontal-align="left" draw:auto-grow-height="true" draw:auto-grow-width="true" fo:min-height="0.55cm" fo:min-width="2.658cm"/>
    </style:style>
    <style:style style:name="gr94" style:family="graphic" style:parent-style-name="standard">
      <style:graphic-properties draw:stroke="none" svg:stroke-color="#000000" draw:fill="none" draw:fill-color="#ffffff" draw:textarea-horizontal-align="left" draw:auto-grow-height="true" draw:auto-grow-width="true" fo:min-height="0.55cm" fo:min-width="2.773cm"/>
    </style:style>
    <style:style style:name="gr95" style:family="graphic" style:parent-style-name="standard">
      <style:graphic-properties draw:stroke="none" svg:stroke-color="#000000" draw:fill="none" draw:fill-color="#ffffff" draw:textarea-horizontal-align="left" draw:auto-grow-height="true" draw:auto-grow-width="true" fo:min-height="0.55cm" fo:min-width="3.596cm"/>
    </style:style>
    <style:style style:name="gr96" style:family="graphic" style:parent-style-name="standard">
      <style:graphic-properties draw:stroke="none" svg:stroke-color="#000000" draw:fill="none" draw:fill-color="#ffffff" fo:min-height="2.969cm"/>
    </style:style>
    <style:style style:name="gr97" style:family="graphic" style:parent-style-name="standard">
      <style:graphic-properties draw:stroke="none" svg:stroke-color="#000000" draw:fill="none" draw:fill-color="#ffffff" draw:textarea-horizontal-align="left" draw:auto-grow-height="true" draw:auto-grow-width="true" fo:min-height="0.549cm" fo:min-width="3.17cm"/>
    </style:style>
    <style:style style:name="gr98" style:family="graphic" style:parent-style-name="standard">
      <style:graphic-properties draw:stroke="none" svg:stroke-color="#000000" draw:fill="none" draw:fill-color="#ffffff" draw:textarea-horizontal-align="left" draw:auto-grow-height="true" draw:auto-grow-width="true" fo:min-height="0.549cm" fo:min-width="3.738cm"/>
    </style:style>
    <style:style style:name="gr99" style:family="graphic" style:parent-style-name="standard">
      <style:graphic-properties draw:stroke="none" svg:stroke-color="#000000" draw:fill="none" draw:fill-color="#ffffff" draw:textarea-horizontal-align="left" draw:auto-grow-height="true" draw:auto-grow-width="true" fo:min-height="0.548cm" fo:min-width="3.718cm"/>
    </style:style>
    <style:style style:name="gr100" style:family="graphic" style:parent-style-name="standard">
      <style:graphic-properties draw:stroke="none" svg:stroke-color="#000000" draw:fill="none" draw:fill-color="#ffffff" fo:min-height="2.967cm"/>
    </style:style>
    <style:style style:name="gr101" style:family="graphic" style:parent-style-name="standard">
      <style:graphic-properties draw:stroke="none" svg:stroke-color="#000000" draw:fill="none" draw:fill-color="#ffffff" fo:min-height="3.068cm"/>
    </style:style>
    <style:style style:name="gr102" style:family="graphic" style:parent-style-name="standard">
      <style:graphic-properties draw:stroke="none" svg:stroke-color="#000000" draw:fill="none" draw:fill-color="#ffffff" draw:textarea-horizontal-align="left" draw:auto-grow-height="true" draw:auto-grow-width="true" fo:min-height="0.548cm" fo:min-width="5.478cm"/>
    </style:style>
    <style:style style:name="gr103" style:family="graphic" style:parent-style-name="standard">
      <style:graphic-properties draw:stroke="none" svg:stroke-color="#000000" draw:fill="none" draw:fill-color="#ffffff" draw:textarea-horizontal-align="left" draw:auto-grow-height="true" draw:auto-grow-width="true" fo:min-height="0.548cm" fo:min-width="3.427cm"/>
    </style:style>
    <style:style style:name="gr104" style:family="graphic" style:parent-style-name="standard">
      <style:graphic-properties draw:stroke="none" svg:stroke-color="#000000" draw:fill="none" draw:fill-color="#ffffff" draw:textarea-horizontal-align="left" draw:auto-grow-height="true" draw:auto-grow-width="true" fo:min-height="0.548cm" fo:min-width="4.544cm"/>
    </style:style>
    <style:style style:name="gr105" style:family="graphic" style:parent-style-name="standard">
      <style:graphic-properties draw:stroke="none" svg:stroke-color="#000000" draw:fill="none" draw:fill-color="#ffffff" draw:textarea-horizontal-align="left" draw:auto-grow-height="true" draw:auto-grow-width="true" fo:min-height="0.548cm" fo:min-width="4.345cm"/>
    </style:style>
    <style:style style:name="gr106" style:family="graphic" style:parent-style-name="standard">
      <style:graphic-properties draw:stroke="none" svg:stroke-color="#000000" draw:fill="none" draw:fill-color="#ffffff" draw:textarea-horizontal-align="left" draw:auto-grow-height="true" draw:auto-grow-width="true" fo:min-height="0.549cm" fo:min-width="3.756cm"/>
    </style:style>
    <style:style style:name="gr107" style:family="graphic" style:parent-style-name="standard">
      <style:graphic-properties draw:stroke="none" svg:stroke-color="#000000" draw:fill="none" draw:fill-color="#ffffff" fo:min-height="2.965cm"/>
    </style:style>
    <style:style style:name="gr108" style:family="graphic" style:parent-style-name="standard">
      <style:graphic-properties draw:stroke="none" svg:stroke-color="#000000" draw:fill="none" draw:fill-color="#ffffff" fo:min-height="3.07cm"/>
    </style:style>
    <style:style style:name="gr109" style:family="graphic" style:parent-style-name="standard">
      <style:graphic-properties draw:stroke="none" svg:stroke-color="#000000" draw:fill="none" draw:fill-color="#ffffff" fo:min-height="2.963cm"/>
    </style:style>
    <style:style style:name="gr110" style:family="graphic" style:parent-style-name="standard">
      <style:graphic-properties style:protect="siz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0pt" style:font-size-asian="18pt" style:font-weight-asian="normal" style:font-size-complex="18pt"/>
    </style:style>
    <style:style style:name="P4" style:family="paragraph">
      <style:paragraph-properties fo:margin-left="0cm" fo:margin-right="0cm" fo:text-align="justify" fo:text-indent="0cm"/>
    </style:style>
    <style:style style:name="P5" style:family="paragraph">
      <style:paragraph-properties fo:margin-left="0cm" fo:margin-right="0cm" fo:text-align="justify" fo:text-indent="0cm"/>
      <style:text-properties fo:font-size="4pt" style:font-size-asian="18pt" style:font-weight-asian="normal" style:font-size-complex="18pt"/>
    </style:style>
    <style:style style:name="P6" style:family="paragraph">
      <style:paragraph-properties fo:margin-left="0cm" fo:margin-right="0cm" fo:text-align="end" fo:text-indent="0cm"/>
    </style:style>
    <style:style style:name="P7" style:family="paragraph">
      <style:paragraph-properties fo:margin-left="0cm" fo:margin-right="0cm" fo:text-indent="0cm"/>
      <style:text-properties fo:font-size="8pt" style:font-size-asian="18pt" style:font-weight-asian="normal" style:font-size-complex="18pt"/>
    </style:style>
    <style:style style:name="P8" style:family="paragraph">
      <style:text-properties fo:font-size="10pt"/>
    </style:style>
    <style:style style:name="P9" style:family="paragraph">
      <style:paragraph-properties fo:margin-left="0cm" fo:margin-right="0cm" fo:text-indent="0cm"/>
      <style:text-properties fo:font-family="'Courier New'" style:font-style-name="Standard" style:font-pitch="fixed" fo:font-size="10pt" style:font-size-asian="18pt" style:font-weight-asian="normal" style:font-size-complex="18pt"/>
    </style:style>
    <style:style style:name="P10" style:family="paragraph">
      <style:paragraph-properties fo:margin-left="0cm" fo:margin-right="0cm" fo:text-align="justify" fo:text-indent="0cm"/>
      <style:text-properties fo:font-size="5pt" style:font-size-asian="18pt" style:font-weight-asian="normal" style:font-size-complex="18pt"/>
    </style:style>
    <style:style style:name="P11" style:family="paragraph">
      <style:paragraph-properties fo:margin-left="0cm" fo:margin-right="0cm" fo:text-align="justify" fo:text-indent="0cm"/>
      <style:text-properties fo:font-size="8pt"/>
    </style:style>
    <style:style style:name="P12" style:family="paragraph">
      <style:paragraph-properties fo:margin-left="0cm" fo:margin-right="0cm" fo:text-indent="0cm"/>
      <style:text-properties fo:font-family="Helvetica" style:font-family-generic="swiss" style:font-pitch="variable" fo:font-size="8pt"/>
    </style:style>
    <style:style style:name="P13" style:family="paragraph">
      <style:text-properties fo:font-family="Helvetica" style:font-family-generic="swiss" style:font-pitch="variable" fo:font-size="8pt"/>
    </style:style>
    <style:style style:name="P14" style:family="paragraph">
      <style:paragraph-properties fo:margin-left="0cm" fo:margin-right="0cm" fo:text-align="center" fo:text-indent="0cm"/>
    </style:style>
    <style:style style:name="P15" style:family="paragraph">
      <style:paragraph-properties fo:margin-left="0cm" fo:margin-right="0cm" fo:text-align="center" fo:text-indent="0cm"/>
      <style:text-properties fo:font-family="Helvetica" style:font-family-generic="swiss" style:font-pitch="variable" fo:font-size="8pt"/>
    </style:style>
    <style:style style:name="P16" style:family="paragraph">
      <style:paragraph-properties fo:margin-left="0cm" fo:margin-right="0cm" fo:text-align="justify" fo:text-indent="0cm"/>
      <style:text-properties fo:font-size="7pt"/>
    </style:style>
    <style:style style:name="P17" style:family="paragraph">
      <style:text-properties fo:font-size="12pt"/>
    </style:style>
    <style:style style:name="P18" style:family="paragraph">
      <style:paragraph-properties fo:margin-left="0cm" fo:margin-right="0cm" fo:text-align="justify" fo:text-indent="0cm"/>
      <style:text-properties fo:font-size="10pt"/>
    </style:style>
    <style:style style:name="P19" style:family="paragraph">
      <style:paragraph-properties fo:margin-left="0cm" fo:margin-right="0cm" fo:text-indent="0cm"/>
      <style:text-properties fo:font-size="7pt"/>
    </style:style>
    <style:style style:name="P20" style:family="paragraph">
      <style:paragraph-properties fo:margin-left="0cm" fo:margin-right="0cm" fo:text-indent="0cm"/>
      <style:text-properties fo:font-size="6pt" style:font-size-asian="18pt" style:font-weight-asian="normal" style:font-size-complex="18pt"/>
    </style:style>
    <style:style style:name="P21" style:family="paragraph">
      <style:paragraph-properties fo:text-align="center"/>
      <style:text-properties fo:color="#ffffff"/>
    </style:style>
    <style:style style:name="P22" style:family="paragraph">
      <style:paragraph-properties fo:margin-left="0cm" fo:margin-right="0cm" fo:text-indent="0cm"/>
      <style:text-properties fo:font-size="8pt"/>
    </style:style>
    <style:style style:name="P23" style:family="paragraph">
      <style:paragraph-properties fo:margin-left="0cm" fo:margin-right="0cm" fo:text-indent="0cm"/>
      <style:text-properties fo:font-size="12pt"/>
    </style:style>
    <style:style style:name="P24" style:family="paragraph">
      <style:paragraph-properties fo:margin-left="0cm" fo:margin-right="0cm" fo:text-align="justify" fo:text-indent="0cm"/>
      <style:text-properties fo:font-size="2pt" style:font-size-asian="18pt" style:font-weight-asian="normal" style:font-size-complex="18pt"/>
    </style:style>
    <style:style style:name="T1" style:family="text">
      <style:text-properties fo:font-size="10pt" style:font-size-asian="18pt" style:font-weight-asian="normal" style:font-size-complex="18pt"/>
    </style:style>
    <style:style style:name="T2" style:family="text">
      <style:text-properties fo:font-size="4pt" style:font-size-asian="18pt" style:font-weight-asian="normal" style:font-size-complex="18pt"/>
    </style:style>
    <style:style style:name="T3" style:family="text">
      <style:text-properties fo:font-size="8pt" style:font-size-asian="18pt" style:font-weight-asian="normal" style:font-size-complex="18pt"/>
    </style:style>
    <style:style style:name="T4" style:family="text">
      <style:text-properties fo:font-size="10pt"/>
    </style:style>
    <style:style style:name="T5" style:family="text">
      <style:text-properties fo:font-family="'Courier New'" style:font-style-name="Standard" style:font-pitch="fixed" fo:font-size="10pt" style:font-size-asian="18pt" style:font-weight-asian="normal" style:font-size-complex="18pt"/>
    </style:style>
    <style:style style:name="T6" style:family="text">
      <style:text-properties fo:font-size="5pt" style:font-size-asian="18pt" style:font-weight-asian="normal" style:font-size-complex="18pt"/>
    </style:style>
    <style:style style:name="T7" style:family="text">
      <style:text-properties fo:font-size="8pt"/>
    </style:style>
    <style:style style:name="T8" style:family="text">
      <style:text-properties fo:font-family="Helvetica" style:font-family-generic="swiss" style:font-pitch="variable" fo:font-size="8pt"/>
    </style:style>
    <style:style style:name="T9" style:family="text">
      <style:text-properties fo:font-size="7pt"/>
    </style:style>
    <style:style style:name="T10" style:family="text">
      <style:text-properties fo:font-family="Symbol" style:font-style-name="Medium" style:font-pitch="variable" style:font-charset="x-symbol" fo:font-size="12pt" style:font-family-asian="Symbol" style:font-style-name-asian="Medium" style:font-pitch-asian="variable" style:font-charset-asian="x-symbol" style:font-family-complex="Symbol" style:font-style-name-complex="Medium" style:font-pitch-complex="variable" style:font-charset-complex="x-symbol"/>
    </style:style>
    <style:style style:name="T11" style:family="text">
      <style:text-properties fo:font-family="Helvetica" style:font-family-generic="swiss" style:font-pitch="variable" fo:font-size="8pt" style:font-family-asian="Symbol" style:font-style-name-asian="Medium" style:font-pitch-asian="variable" style:font-charset-asian="x-symbol" style:font-family-complex="Symbol" style:font-style-name-complex="Medium" style:font-pitch-complex="variable" style:font-charset-complex="x-symbol"/>
    </style:style>
    <style:style style:name="T12" style:family="text">
      <style:text-properties fo:font-size="6pt" style:font-size-asian="18pt" style:font-weight-asian="normal" style:font-size-complex="18pt"/>
    </style:style>
    <style:style style:name="T13" style:family="text">
      <style:text-properties fo:font-size="12pt"/>
    </style:style>
    <style:style style:name="T14" style:family="text">
      <style:text-properties fo:font-size="2pt" style:font-size-asian="18pt" style:font-weight-asian="normal"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sheetspages" draw:style-name="dp1" draw:master-page-name="Standard">
        <draw:g>
          <draw:rect draw:style-name="gr1" draw:text-style-name="P1" draw:id="id2" draw:layer="layout" svg:width="3.733cm" svg:height="4.88cm" svg:x="4.135cm" svg:y="3.878cm">
            <text:p text:style-name="P2"/>
          </draw:rect>
          <draw:rect draw:style-name="gr1" draw:text-style-name="P1" draw:id="id6" draw:layer="layout" svg:width="4.879cm" svg:height="6.379cm" draw:transform="rotate (1.5707963267946) translate (10.544cm 8.746cm)">
            <text:p text:style-name="P2"/>
          </draw:rect>
          <draw:rect draw:style-name="gr2" draw:text-style-name="P1" draw:id="id4" draw:layer="layout" svg:width="3.158cm" svg:height="4.307cm" svg:x="4.421cm" svg:y="4.165cm">
            <text:p text:style-name="P2"/>
          </draw:rect>
          <draw:rect draw:style-name="gr2" draw:text-style-name="P1" draw:id="id8" draw:layer="layout" svg:width="2.909cm" svg:height="4.504cm" svg:x="10.73cm" svg:y="4.054cm">
            <text:p text:style-name="P2"/>
          </draw:rect>
          <draw:rect draw:style-name="gr2" draw:text-style-name="P1" draw:id="id9" draw:layer="layout" svg:width="2.908cm" svg:height="4.504cm" svg:x="13.827cm" svg:y="4.054cm">
            <text:p text:style-name="P2"/>
          </draw:rect>
          <draw:frame draw:style-name="gr3" draw:text-style-name="P3" draw:id="id1" draw:layer="layout" svg:width="1.44cm" svg:height="0.683cm" svg:x="6.288cm" svg:y="9.346cm">
            <draw:text-box>
              <text:p text:style-name="P2"><text:span text:style-name="T1">sheet</text:span></text:p>
            </draw:text-box>
          </draw:frame>
          <draw:frame draw:style-name="gr4" draw:text-style-name="P3" draw:id="id3" draw:layer="layout" svg:width="1.357cm" svg:height="0.683cm" svg:x="8.183cm" svg:y="7.911cm">
            <draw:text-box>
              <text:p text:style-name="P2"><text:span text:style-name="T1">page</text:span></text:p>
            </draw:text-box>
          </draw:frame>
          <draw:frame draw:style-name="gr5" draw:text-style-name="P3" draw:layer="layout" svg:width="3.531cm" svg:height="0.683cm" svg:x="4.403cm" svg:y="2.847cm">
            <draw:text-box>
              <text:p text:style-name="P2"><text:span text:style-name="T1">single-page layout</text:span></text:p>
            </draw:text-box>
          </draw:frame>
          <draw:frame draw:style-name="gr6" draw:text-style-name="P3" draw:layer="layout" svg:width="3.675cm" svg:height="0.683cm" svg:x="11.946cm" svg:y="2.835cm">
            <draw:text-box>
              <text:p text:style-name="P2"><text:span text:style-name="T1">double-page layout</text:span></text:p>
            </draw:text-box>
          </draw:frame>
          <draw:connector draw:style-name="gr7" draw:text-style-name="P1" draw:layer="layout" draw:type="curve" svg:x1="7.008cm" svg:y1="9.346cm" svg:x2="6.001cm" svg:y2="8.758cm" draw:start-shape="id1" draw:start-glue-point="0" draw:end-shape="id2" draw:end-glue-point="2">
            <text:p text:style-name="P2"/>
          </draw:connector>
          <draw:connector draw:style-name="gr7" draw:text-style-name="P1" draw:layer="layout" draw:type="curve" svg:x1="8.861cm" svg:y1="7.911cm" svg:x2="7.579cm" svg:y2="6.318cm" draw:start-shape="id3" draw:start-glue-point="0" draw:end-shape="id4" draw:end-glue-point="1">
            <text:p text:style-name="P2"/>
          </draw:connector>
          <draw:frame draw:style-name="gr8" draw:text-style-name="P3" draw:id="id5" draw:layer="layout" svg:width="1.442cm" svg:height="0.682cm" svg:x="14.109cm" svg:y="9.516cm">
            <draw:text-box>
              <text:p text:style-name="P2"><text:span text:style-name="T1">sheet</text:span></text:p>
            </draw:text-box>
          </draw:frame>
          <draw:connector draw:style-name="gr7" draw:text-style-name="P1" draw:layer="layout" draw:type="curve" svg:x1="14.83cm" svg:y1="9.516cm" svg:x2="13.733cm" svg:y2="8.746cm" draw:start-shape="id5" draw:start-glue-point="0" draw:end-shape="id6" draw:end-glue-point="3">
            <text:p text:style-name="P2"/>
          </draw:connector>
          <draw:frame draw:style-name="gr9" draw:text-style-name="P3" draw:id="id7" draw:layer="layout" svg:width="1.546cm" svg:height="0.684cm" svg:x="17.339cm" svg:y="7.826cm">
            <draw:text-box>
              <text:p text:style-name="P2"><text:span text:style-name="T1">pages</text:span></text:p>
            </draw:text-box>
          </draw:frame>
          <draw:connector draw:style-name="gr7" draw:text-style-name="P1" draw:layer="layout" draw:type="curve" svg:x1="18.112cm" svg:y1="7.826cm" svg:x2="13.639cm" svg:y2="6.306cm" draw:start-shape="id7" draw:start-glue-point="0" draw:end-shape="id8" draw:end-glue-point="1">
            <text:p text:style-name="P2"/>
          </draw:connector>
          <draw:connector draw:style-name="gr7" draw:text-style-name="P1" draw:layer="layout" draw:type="curve" svg:x1="18.112cm" svg:y1="7.826cm" svg:x2="16.735cm" svg:y2="6.306cm" draw:start-shape="id7" draw:start-glue-point="0" draw:end-shape="id9" draw:end-glue-point="1">
            <text:p text:style-name="P2"/>
          </draw:connector>
          <draw:frame draw:style-name="gr10" draw:text-style-name="P5" draw:layer="layout" svg:width="2.89cm" svg:height="4.424cm" svg:x="4.548cm" svg:y="4.302cm">
            <draw:text-box>
              <text:p text:style-name="P4"><text:span text:style-name="T2">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text some text some text some more text some text some text some text some text some text some more text some text some text some more text some text some text some text some more text some text some text some text some text some text some text some some text some text t some text some text some text. some text some text some text some text some text some text some text some text some text some text. Some text some text some text some text some text some text some text. </text:span><text:span text:style-name="T2"><text:line-break/></text:span><text:span text:style-name="T2"><text:line-break/></text:span><text:span text:style-name="T2">98</text:span></text:p>
            </draw:text-box>
          </draw:frame>
          <draw:frame draw:style-name="gr10" draw:text-style-name="P5" draw:layer="layout" svg:width="2.891cm" svg:height="4.424cm" svg:x="10.787cm" svg:y="4.242cm">
            <draw:text-box>
              <text:p text:style-name="P4"><text:span text:style-name="T2">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text some text some text some more text some text some text some text some text some text some more text some text some text some more text some text some text some text some more text some text some text some text text some text some text. Some text some text some text t some text some text some text. some text some text some text some text some text some text some text some text some text some text. Some text some text some text some text some text some text some text. </text:span><text:span text:style-name="T2"><text:line-break/></text:span><text:span text:style-name="T2"><text:line-break/></text:span><text:span text:style-name="T2">98</text:span></text:p>
            </draw:text-box>
          </draw:frame>
          <draw:frame draw:style-name="gr10" draw:text-style-name="P5" draw:layer="layout" svg:width="2.891cm" svg:height="4.424cm" svg:x="13.809cm" svg:y="4.242cm">
            <draw:text-box>
              <text:p text:style-name="P4"><text:span text:style-name="T2">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text some text some text some more text some text some text some text some text some text some more text some text some text. </text:span></text:p>
              <text:p text:style-name="P4"><text:span text:style-name="T2">Some more text some text some text some more text some text some text some text some text some text some text some more text some text some text some text some text some text some text some text some text some some text some text some text some text some text some text. Some text some text some text some text some text some text some text some text.</text:span></text:p>
              <text:p text:style-name="P6"><text:span text:style-name="T2"><text:s/></text:span><text:span text:style-name="T2"><text:line-break/></text:span><text:span text:style-name="T2">99</text:span></text:p>
            </draw:text-box>
          </draw:frame>
        </draw:g>
      </draw:page>
      <draw:page draw:name="input-pages" draw:style-name="dp1" draw:master-page-name="Standard">
        <draw:rect draw:style-name="gr1" draw:text-style-name="P1" draw:layer="layout" svg:width="2.362cm" svg:height="3.089cm" draw:transform="rotate (1.5707963267946) translate (13.821cm 8.397cm)">
          <text:p text:style-name="P2"/>
        </draw:rect>
        <draw:rect draw:style-name="gr2" draw:text-style-name="P1" draw:id="id11" draw:layer="layout" svg:width="1.271cm" svg:height="1.981cm" svg:x="14.003cm" svg:y="6.217cm">
          <text:p text:style-name="P2"/>
        </draw:rect>
        <draw:rect draw:style-name="gr2" draw:text-style-name="P1" draw:id="id13" draw:layer="layout" svg:width="1.273cm" svg:height="1.982cm" svg:x="15.456cm" svg:y="6.233cm">
          <text:p text:style-name="P2"/>
        </draw:rect>
        <draw:rect draw:style-name="gr11" draw:text-style-name="P1" draw:id="id10" draw:layer="layout" svg:width="1.503cm" svg:height="2.25cm" svg:x="12.633cm" svg:y="2.685cm">
          <text:p text:style-name="P2"/>
        </draw:rect>
        <draw:rect draw:style-name="gr11" draw:text-style-name="P1" draw:id="id12" draw:layer="layout" svg:width="1.503cm" svg:height="2.25cm" svg:x="14.68cm" svg:y="2.685cm">
          <text:p text:style-name="P2"/>
        </draw:rect>
        <draw:connector draw:style-name="gr12" draw:text-style-name="P1" draw:layer="layout" draw:type="curve" svg:x1="13.384cm" svg:y1="4.935cm" svg:x2="14.638cm" svg:y2="6.217cm" draw:start-shape="id10" draw:start-glue-point="2" draw:end-shape="id11" draw:end-glue-point="0">
          <text:p text:style-name="P2"/>
        </draw:connector>
        <draw:connector draw:style-name="gr12" draw:text-style-name="P1" draw:layer="layout" draw:type="curve" svg:x1="15.431cm" svg:y1="4.935cm" svg:x2="16.092cm" svg:y2="6.233cm" draw:start-shape="id12" draw:start-glue-point="2" draw:end-shape="id13" draw:end-glue-point="0">
          <text:p text:style-name="P2"/>
        </draw:connector>
        <draw:frame draw:style-name="gr13" draw:text-style-name="P7" draw:layer="layout" svg:width="2.5cm" svg:height="0.569cm" svg:x="12.335cm" svg:y="2.204cm">
          <draw:text-box>
            <text:p text:style-name="P2"><text:span text:style-name="T3">input001.pgm</text:span></text:p>
          </draw:text-box>
        </draw:frame>
        <draw:frame draw:style-name="gr13" draw:text-style-name="P7" draw:layer="layout" svg:width="2.57cm" svg:height="0.569cm" svg:x="14.391cm" svg:y="2.204cm">
          <draw:text-box>
            <text:p text:style-name="P2"><text:span text:style-name="T3">input002.pgm</text:span></text:p>
          </draw:text-box>
        </draw:frame>
        <draw:frame draw:style-name="gr14" draw:text-style-name="P8" draw:layer="layout" svg:width="2.864cm" svg:height="0.645cm" svg:x="13.069cm" svg:y="1.385cm">
          <draw:text-box>
            <text:p text:style-name="P2"><text:span text:style-name="T4">--input-pages 2</text:span></text:p>
          </draw:text-box>
        </draw:frame>
        <draw:rect draw:style-name="gr1" draw:text-style-name="P1" draw:layer="layout" svg:width="2.36cm" svg:height="1.77cm" draw:transform="rotate (1.5707963267946) translate (3.365cm 8.352cm)">
          <text:p text:style-name="P2"/>
        </draw:rect>
        <draw:rect draw:style-name="gr2" draw:text-style-name="P1" draw:id="id15" draw:layer="layout" svg:width="1.5cm" svg:height="2.105cm" svg:x="3.509cm" svg:y="6.105cm">
          <text:p text:style-name="P2"/>
        </draw:rect>
        <draw:rect draw:style-name="gr11" draw:text-style-name="P1" draw:id="id14" draw:layer="layout" svg:width="1.5cm" svg:height="2.25cm" svg:x="2.983cm" svg:y="2.658cm">
          <text:p text:style-name="P2"/>
        </draw:rect>
        <draw:connector draw:style-name="gr12" draw:text-style-name="P1" draw:layer="layout" draw:type="curve" svg:x1="3.733cm" svg:y1="4.908cm" svg:x2="4.259cm" svg:y2="6.105cm" draw:start-shape="id14" draw:start-glue-point="2" draw:end-shape="id15" draw:end-glue-point="0">
          <text:p text:style-name="P2"/>
        </draw:connector>
        <draw:frame draw:style-name="gr13" draw:text-style-name="P7" draw:layer="layout" svg:width="2.052cm" svg:height="0.569cm" svg:x="2.931cm" svg:y="2.186cm">
          <draw:text-box>
            <text:p text:style-name="P2"><text:span text:style-name="T3">input.pgm</text:span></text:p>
          </draw:text-box>
        </draw:frame>
        <draw:frame draw:style-name="gr14" draw:text-style-name="P8" draw:layer="layout" svg:width="1.556cm" svg:height="0.645cm" svg:x="4.503cm" svg:y="1.385cm">
          <draw:text-box>
            <text:p text:style-name="P2"><text:span text:style-name="T4">default</text:span></text:p>
          </draw:text-box>
        </draw:frame>
        <draw:rect draw:style-name="gr1" draw:text-style-name="P1" draw:layer="layout" svg:width="2.362cm" svg:height="3.089cm" draw:transform="rotate (1.5707963267946) translate (6.285cm 8.385cm)">
          <text:p text:style-name="P2"/>
        </draw:rect>
        <draw:rect draw:style-name="gr2" draw:text-style-name="P1" draw:layer="layout" svg:width="1.271cm" svg:height="1.981cm" svg:x="6.455cm" svg:y="6.204cm">
          <text:p text:style-name="P2"/>
        </draw:rect>
        <draw:rect draw:style-name="gr2" draw:text-style-name="P1" draw:layer="layout" svg:width="1.273cm" svg:height="1.982cm" svg:x="7.908cm" svg:y="6.22cm">
          <text:p text:style-name="P2"/>
        </draw:rect>
        <draw:rect draw:style-name="gr11" draw:text-style-name="P1" draw:id="id16" draw:layer="layout" svg:width="2.949cm" svg:height="2.25cm" svg:x="5.786cm" svg:y="2.673cm">
          <text:p text:style-name="P2"/>
        </draw:rect>
        <draw:connector draw:style-name="gr12" draw:text-style-name="P1" draw:layer="layout" draw:type="curve" draw:line-skew="-0.304cm" svg:x1="7.26cm" svg:y1="4.923cm" svg:x2="7.84cm" svg:y2="6.205cm" draw:start-shape="id16" draw:start-glue-point="2">
          <text:p text:style-name="P2"/>
        </draw:connector>
        <draw:frame draw:style-name="gr13" draw:text-style-name="P7" draw:layer="layout" svg:width="1.902cm" svg:height="0.569cm" svg:x="6.483cm" svg:y="2.187cm">
          <draw:text-box>
            <text:p text:style-name="P2"><text:span text:style-name="T3">input.pgm</text:span></text:p>
          </draw:text-box>
        </draw:frame>
        <draw:frame draw:style-name="gr14" draw:text-style-name="P8" draw:layer="layout" svg:width="0.815cm" svg:height="0.645cm" svg:x="4.803cm" svg:y="3.686cm">
          <draw:text-box>
            <text:p text:style-name="P2"><text:span text:style-name="T4">or</text:span></text:p>
          </draw:text-box>
        </draw:frame>
      </draw:page>
      <draw:page draw:name="output-pages" draw:style-name="dp1" draw:master-page-name="Standard">
        <draw:frame draw:style-name="gr13" draw:text-style-name="P7" draw:layer="layout" svg:width="2.472cm" svg:height="0.569cm" svg:x="12.935cm" svg:y="8.23cm">
          <draw:text-box>
            <text:p text:style-name="P2"><text:span text:style-name="T3">output001.pgm</text:span></text:p>
          </draw:text-box>
        </draw:frame>
        <draw:frame draw:style-name="gr13" draw:text-style-name="P7" draw:layer="layout" svg:width="2.431cm" svg:height="0.569cm" svg:x="15.054cm" svg:y="8.23cm">
          <draw:text-box>
            <text:p text:style-name="P2"><text:span text:style-name="T3">output002.pgm</text:span></text:p>
          </draw:text-box>
        </draw:frame>
        <draw:frame draw:style-name="gr14" draw:text-style-name="P8" draw:layer="layout" svg:width="3.08cm" svg:height="0.645cm" svg:x="12.793cm" svg:y="1.585cm">
          <draw:text-box>
            <text:p text:style-name="P2"><text:span text:style-name="T4">--output-pages 2</text:span></text:p>
          </draw:text-box>
        </draw:frame>
        <draw:frame draw:style-name="gr13" draw:text-style-name="P7" draw:layer="layout" svg:width="2.102cm" svg:height="0.569cm" svg:x="3.483cm" svg:y="8.212cm">
          <draw:text-box>
            <text:p text:style-name="P2"><text:span text:style-name="T3">output.pgm</text:span></text:p>
          </draw:text-box>
        </draw:frame>
        <draw:frame draw:style-name="gr14" draw:text-style-name="P8" draw:layer="layout" svg:width="1.556cm" svg:height="0.645cm" svg:x="4.303cm" svg:y="1.585cm">
          <draw:text-box>
            <text:p text:style-name="P2"><text:span text:style-name="T4">default</text:span></text:p>
          </draw:text-box>
        </draw:frame>
        <draw:rect draw:style-name="gr1" draw:text-style-name="P1" draw:layer="layout" svg:width="2.369cm" svg:height="3.089cm" draw:transform="rotate (1.5707963267946) translate (12.745cm 4.948cm)">
          <text:p text:style-name="P2"/>
        </draw:rect>
        <draw:rect draw:style-name="gr2" draw:text-style-name="P1" draw:id="id18" draw:layer="layout" svg:width="1.271cm" svg:height="1.987cm" draw:transform="rotate (3.1415926535892) translate (14.198cm 4.766cm)">
          <text:p text:style-name="P2"/>
        </draw:rect>
        <draw:rect draw:style-name="gr2" draw:text-style-name="P1" draw:id="id20" draw:layer="layout" svg:width="1.273cm" svg:height="1.988cm" draw:transform="rotate (3.1415926535892) translate (15.653cm 4.75cm)">
          <text:p text:style-name="P2"/>
        </draw:rect>
        <draw:rect draw:style-name="gr11" draw:text-style-name="P1" draw:id="id17" draw:layer="layout" svg:width="1.503cm" svg:height="2.257cm" draw:transform="rotate (3.1415926535892) translate (14.86cm 8.308cm)">
          <text:p text:style-name="P2"/>
        </draw:rect>
        <draw:rect draw:style-name="gr11" draw:text-style-name="P1" draw:id="id19" draw:layer="layout" svg:width="1.503cm" svg:height="2.257cm" draw:transform="rotate (3.1415926535892) translate (16.907cm 8.308cm)">
          <text:p text:style-name="P2"/>
        </draw:rect>
        <draw:connector draw:style-name="gr15" draw:text-style-name="P1" draw:layer="layout" draw:type="curve" svg:x1="14.109cm" svg:y1="6.051cm" svg:x2="13.563cm" svg:y2="4.766cm" draw:start-shape="id17" draw:start-glue-point="2" draw:end-shape="id18" draw:end-glue-point="0">
          <text:p text:style-name="P2"/>
        </draw:connector>
        <draw:connector draw:style-name="gr15" draw:text-style-name="P1" draw:layer="layout" draw:type="curve" svg:x1="16.156cm" svg:y1="6.051cm" svg:x2="15.017cm" svg:y2="4.75cm" draw:start-shape="id19" draw:start-glue-point="2" draw:end-shape="id20" draw:end-glue-point="0">
          <text:p text:style-name="P2"/>
        </draw:connector>
        <draw:rect draw:style-name="gr1" draw:text-style-name="P1" draw:layer="layout" svg:width="2.366cm" svg:height="1.77cm" draw:transform="rotate (1.5707963267946) translate (2.665cm 4.991cm)">
          <text:p text:style-name="P2"/>
        </draw:rect>
        <draw:rect draw:style-name="gr2" draw:text-style-name="P1" draw:id="id22" draw:layer="layout" svg:width="1.5cm" svg:height="2.111cm" draw:transform="rotate (3.1415926535892) translate (4.309cm 4.878cm)">
          <text:p text:style-name="P2"/>
        </draw:rect>
        <draw:rect draw:style-name="gr11" draw:text-style-name="P1" draw:id="id21" draw:layer="layout" svg:width="1.5cm" svg:height="2.256cm" draw:transform="rotate (3.1415926535892) translate (5.183cm 8.335cm)">
          <text:p text:style-name="P2"/>
        </draw:rect>
        <draw:connector draw:style-name="gr15" draw:text-style-name="P1" draw:layer="layout" draw:type="curve" svg:x1="4.433cm" svg:y1="6.079cm" svg:x2="3.559cm" svg:y2="4.878cm" draw:start-shape="id21" draw:start-glue-point="2" draw:end-shape="id22" draw:end-glue-point="0">
          <text:p text:style-name="P2"/>
        </draw:connector>
        <draw:rect draw:style-name="gr1" draw:text-style-name="P1" draw:id="id24" draw:layer="layout" svg:width="2.369cm" svg:height="3.089cm" draw:transform="rotate (1.5707963267946) translate (5.585cm 4.96cm)">
          <text:p text:style-name="P2"/>
        </draw:rect>
        <draw:rect draw:style-name="gr2" draw:text-style-name="P1" draw:layer="layout" svg:width="1.271cm" svg:height="1.987cm" draw:transform="rotate (3.1415926535892) translate (7.026cm 4.779cm)">
          <text:p text:style-name="P2"/>
        </draw:rect>
        <draw:rect draw:style-name="gr2" draw:text-style-name="P1" draw:layer="layout" svg:width="1.273cm" svg:height="1.988cm" draw:transform="rotate (3.1415926535892) translate (8.481cm 4.763cm)">
          <text:p text:style-name="P2"/>
        </draw:rect>
        <draw:rect draw:style-name="gr11" draw:text-style-name="P1" draw:id="id23" draw:layer="layout" svg:width="2.949cm" svg:height="2.257cm" draw:transform="rotate (3.1415926535892) translate (9.435cm 8.32cm)">
          <text:p text:style-name="P2"/>
        </draw:rect>
        <draw:connector draw:style-name="gr15" draw:text-style-name="P1" draw:layer="layout" draw:type="curve" svg:x1="7.961cm" svg:y1="6.063cm" svg:x2="7.129cm" svg:y2="4.96cm" draw:start-shape="id23" draw:start-glue-point="2" draw:end-shape="id24" draw:end-glue-point="3">
          <text:p text:style-name="P2"/>
        </draw:connector>
        <draw:frame draw:style-name="gr13" draw:text-style-name="P7" draw:layer="layout" svg:width="1.952cm" svg:height="0.569cm" svg:x="6.983cm" svg:y="8.213cm">
          <draw:text-box>
            <text:p text:style-name="P2"><text:span text:style-name="T3">output.pgm</text:span></text:p>
          </draw:text-box>
        </draw:frame>
        <draw:frame draw:style-name="gr14" draw:text-style-name="P8" draw:layer="layout" svg:width="0.815cm" svg:height="0.645cm" svg:x="4.603cm" svg:y="3.686cm">
          <draw:text-box>
            <text:p text:style-name="P2"><text:span text:style-name="T4">or</text:span></text:p>
          </draw:text-box>
        </draw:frame>
      </draw:page>
      <draw:page draw:name="layout-templates" draw:style-name="dp1" draw:master-page-name="Standard">
        <draw:g>
          <draw:rect draw:style-name="gr1" draw:text-style-name="P1" draw:layer="layout" svg:width="3.713cm" svg:height="4.855cm" svg:x="4.284cm" svg:y="4.129cm">
            <text:p text:style-name="P2"/>
          </draw:rect>
          <draw:rect draw:style-name="gr1" draw:text-style-name="P1" draw:layer="layout" svg:width="4.855cm" svg:height="6.349cm" draw:transform="rotate (1.5707963267946) translate (10.726cm 8.984cm)">
            <text:p text:style-name="P2"/>
          </draw:rect>
          <draw:rect draw:style-name="gr2" draw:text-style-name="P1" draw:layer="layout" svg:width="3.142cm" svg:height="4.284cm" svg:x="4.569cm" svg:y="4.414cm">
            <text:p text:style-name="P2"/>
          </draw:rect>
          <draw:rect draw:style-name="gr2" draw:text-style-name="P1" draw:layer="layout" svg:width="2.894cm" svg:height="4.481cm" svg:x="10.913cm" svg:y="4.316cm">
            <text:p text:style-name="P2"/>
          </draw:rect>
          <draw:rect draw:style-name="gr2" draw:text-style-name="P1" draw:layer="layout" svg:width="2.894cm" svg:height="4.481cm" svg:x="13.994cm" svg:y="4.316cm">
            <text:p text:style-name="P2"/>
          </draw:rect>
          <draw:frame draw:style-name="gr16" draw:text-style-name="P9" draw:layer="layout" svg:width="3.677cm" svg:height="0.649cm" svg:x="4.449cm" svg:y="3.139cm">
            <draw:text-box>
              <text:p text:style-name="P2"><text:span text:style-name="T5">--layout single</text:span></text:p>
            </draw:text-box>
          </draw:frame>
          <draw:frame draw:style-name="gr16" draw:text-style-name="P9" draw:layer="layout" svg:width="3.677cm" svg:height="0.649cm" svg:x="11.92cm" svg:y="3.139cm">
            <draw:text-box>
              <text:p text:style-name="P2"><text:span text:style-name="T5">--layout double</text:span></text:p>
            </draw:text-box>
          </draw:frame>
          <draw:frame draw:style-name="gr17" draw:text-style-name="P5" draw:layer="layout" svg:width="2.875cm" svg:height="4.2cm" svg:x="4.695cm" svg:y="4.551cm">
            <draw:text-box>
              <text:p text:style-name="P4"><text:span text:style-name="T2">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text some text some text some more text some text some text some text some text some text some more text some text some text some more text some text some text some text some more text some text some text some text some text some text some text some more text some text some text some text some text some text some text some text some text some text some text some text some text some text some text. Some text some text some text some text some text some text some text. </text:span></text:p>
              <text:p text:style-name="P4"><text:span text:style-name="T2"><text:line-break/></text:span><text:span text:style-name="T2">98</text:span></text:p>
            </draw:text-box>
          </draw:frame>
          <draw:frame draw:style-name="gr18" draw:text-style-name="P5" draw:layer="layout" svg:width="2.875cm" svg:height="4.388cm" svg:x="10.97cm" svg:y="4.502cm">
            <draw:text-box>
              <text:p text:style-name="P4"><text:span text:style-name="T2">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text some text some text some more text some text some text some text some text some text some more text some text some text some more text some text some text some text some more text some text some text some text some text some text some text some some text some text t some text some text some text. some text some text some text some text some text some text some text some text some text some text. Some text some text some text some text some text some text some text.</text:span></text:p>
              <text:p text:style-name="P4"><text:span text:style-name="T2"><text:s/></text:span><text:span text:style-name="T2"><text:line-break/></text:span><text:span text:style-name="T2">98</text:span></text:p>
            </draw:text-box>
          </draw:frame>
          <draw:frame draw:style-name="gr18" draw:text-style-name="P5" draw:layer="layout" svg:width="2.876cm" svg:height="4.388cm" svg:x="13.975cm" svg:y="4.502cm">
            <draw:text-box>
              <text:p text:style-name="P4"><text:span text:style-name="T2">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text some text some text some more text some text some text some text some text some text some more text some text some text. </text:span></text:p>
              <text:p text:style-name="P4"><text:span text:style-name="T2">Some more text some text some text some more text some text some text some text some text some text some text some more text some text some text some text some text some text some text some text some text some text some text some text some text some text some text. Some text some text some text some text some text some text some text some text.</text:span></text:p>
              <text:p text:style-name="P6"><text:span text:style-name="T2"><text:s/></text:span><text:span text:style-name="T2"><text:line-break/></text:span><text:span text:style-name="T2">99</text:span></text:p>
            </draw:text-box>
          </draw:frame>
          <draw:rect draw:style-name="gr1" draw:text-style-name="P1" draw:layer="layout" svg:width="3.713cm" svg:height="4.855cm" draw:transform="rotate (1.5707963267946) translate (3.817cm 15.311cm)">
            <text:p text:style-name="P2"/>
          </draw:rect>
          <draw:rect draw:style-name="gr1" draw:text-style-name="P1" draw:layer="layout" svg:width="4.855cm" svg:height="6.349cm" draw:transform="rotate (3.1415926535892) translate (16.421cm 17.667cm)">
            <text:p text:style-name="P2"/>
          </draw:rect>
          <draw:rect draw:style-name="gr2" draw:text-style-name="P1" draw:layer="layout" svg:width="3.142cm" svg:height="4.285cm" draw:transform="rotate (1.5707963267946) translate (4.102cm 15.026cm)">
            <text:p text:style-name="P2"/>
          </draw:rect>
          <draw:rect draw:style-name="gr2" draw:text-style-name="P1" draw:layer="layout" svg:width="2.894cm" svg:height="4.482cm" draw:transform="rotate (1.5707963267946) translate (11.753cm 17.48cm)">
            <text:p text:style-name="P2"/>
          </draw:rect>
          <draw:rect draw:style-name="gr2" draw:text-style-name="P1" draw:layer="layout" svg:width="2.894cm" svg:height="4.482cm" draw:transform="rotate (1.5707963267946) translate (11.753cm 14.399cm)">
            <text:p text:style-name="P2"/>
          </draw:rect>
          <draw:frame draw:style-name="gr19" draw:text-style-name="P9" draw:layer="layout" svg:width="5.37cm" svg:height="0.649cm" svg:x="3.628cm" svg:y="10.608cm">
            <draw:text-box>
              <text:p text:style-name="P2"><text:span text:style-name="T5">--layout single-rotated</text:span></text:p>
            </draw:text-box>
          </draw:frame>
          <draw:frame draw:style-name="gr20" draw:text-style-name="P9" draw:layer="layout" svg:width="5.37cm" svg:height="0.649cm" svg:x="11.266cm" svg:y="10.615cm">
            <draw:text-box>
              <text:p text:style-name="P2"><text:span text:style-name="T5">--layout double-rotated</text:span></text:p>
            </draw:text-box>
          </draw:frame>
          <draw:frame draw:style-name="gr21" draw:text-style-name="P5" draw:layer="layout" svg:width="2.876cm" svg:height="4.201cm" draw:transform="rotate (1.5707963267946) translate (4.239cm 14.9cm)">
            <draw:text-box>
              <text:p text:style-name="P4"><text:span text:style-name="T2">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text some text some text some more text some text some text some text some text some text some more text some text some text some more text some text some text some text some more text some text some text some text some text some text some text some more text some text some text some text some text some text some text some text some text some text some text some text some text some text some text. Some text some text some text some text some text some text some text. </text:span></text:p>
              <text:p text:style-name="P4"><text:span text:style-name="T2"><text:line-break/></text:span><text:span text:style-name="T2">98</text:span></text:p>
            </draw:text-box>
          </draw:frame>
          <draw:frame draw:style-name="gr22" draw:text-style-name="P5" draw:layer="layout" svg:width="2.875cm" svg:height="4.387cm" draw:transform="rotate (1.5707963267946) translate (11.94cm 17.423cm)">
            <draw:text-box>
              <text:p text:style-name="P4"><text:span text:style-name="T2">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text some text some text some more text some text some text some text some text some text some more text some text some text some more text some text some text some text some more text some text some text some text some text some text some text some more text some text some text some text some text some text some text some text some text some text some text some text some text some text some text. Some text some text some text some text some text some text some text. </text:span></text:p>
              <text:p text:style-name="P4"><text:span text:style-name="T2"><text:line-break/></text:span><text:span text:style-name="T2">98</text:span></text:p>
            </draw:text-box>
          </draw:frame>
          <draw:frame draw:style-name="gr22" draw:text-style-name="P5" draw:layer="layout" svg:width="2.876cm" svg:height="4.387cm" draw:transform="rotate (1.5707963267946) translate (11.94cm 14.418cm)">
            <draw:text-box>
              <text:p text:style-name="P4"><text:span text:style-name="T2">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text some text some text some more text some text some text some text some text some text some more text some text some text. </text:span></text:p>
              <text:p text:style-name="P4"><text:span text:style-name="T2">Some more text some text some text some more text some text some text some text some text some text some text some more text some text some text some text some text some text some text some text some text some text some text some text some text some text some text. Some text some text some text some text some text some text some text some text.</text:span></text:p>
              <text:p text:style-name="P6"><text:span text:style-name="T2"><text:s/></text:span><text:span text:style-name="T2"><text:line-break/></text:span><text:span text:style-name="T2">99</text:span></text:p>
            </draw:text-box>
          </draw:frame>
          <draw:custom-shape draw:style-name="gr23" draw:text-style-name="P1" draw:layer="layout" svg:width="15.125cm" svg:height="15.125cm" svg:x="2.51cm" svg:y="2.635cm">
            <text:p text:style-name="P2"/>
            <draw:enhanced-geometry svg:viewBox="0 0 21600 21600" draw:mirror-horizontal="false" draw:mirror-vertical="false" draw:type="rectangle" draw:enhanced-path="M 0 0 L 21600 0 21600 21600 0 21600 0 0 Z N"/>
          </draw:custom-shape>
          <draw:line draw:style-name="gr24" draw:text-style-name="P1" draw:layer="layout" svg:x1="17.635cm" svg:y1="10.198cm" svg:x2="2.51cm" svg:y2="10.198cm">
            <text:p text:style-name="P2"/>
          </draw:line>
          <draw:line draw:style-name="gr24" draw:text-style-name="P1" draw:layer="layout" svg:x1="10.073cm" svg:y1="2.635cm" svg:x2="10.073cm" svg:y2="17.76cm">
            <text:p text:style-name="P2"/>
          </draw:line>
        </draw:g>
      </draw:page>
      <draw:page draw:name="mask-scan" draw:style-name="dp1" draw:master-page-name="Standard">
        <draw:rect draw:style-name="gr1" draw:text-style-name="P1" draw:layer="layout" svg:width="6.5cm" svg:height="8.5cm" draw:transform="rotate (1.5707963267946) translate (15.385cm 10.635cm)">
          <text:p text:style-name="P2"/>
        </draw:rect>
        <draw:rect draw:style-name="gr2" draw:text-style-name="P1" draw:layer="layout" svg:width="3.75cm" svg:height="6cm" svg:x="15.635cm" svg:y="4.385cm">
          <text:p text:style-name="P2"/>
        </draw:rect>
        <draw:rect draw:style-name="gr2" draw:text-style-name="P1" draw:layer="layout" svg:width="3.75cm" svg:height="6cm" svg:x="19.885cm" svg:y="4.385cm">
          <text:p text:style-name="P2"/>
        </draw:rect>
        <draw:frame draw:style-name="gr14" draw:text-style-name="P3" draw:layer="layout" svg:width="3.47cm" svg:height="0.645cm" svg:x="17.86cm" svg:y="3.16cm">
          <draw:text-box>
            <text:p text:style-name="P2"><text:span text:style-name="T1">double-page layout</text:span></text:p>
          </draw:text-box>
        </draw:frame>
        <draw:frame draw:style-name="gr25" draw:text-style-name="P10" draw:layer="layout" svg:width="3.25cm" svg:height="5.226cm" draw:transform="rotate (-0.0872664626008864) translate (15.897cm 4.285cm)">
          <draw:text-box>
            <text:p text:style-name="P4"><text:span text:style-name="T6">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text some text some text some more text some text some text some text some text some text some more text some text some text some more text some text some text some text some more text some text some text some text some text some text some text some more text some text some text some text some text some text some text some text some text some text some text some text some text.</text:span><text:span text:style-name="T6"><text:line-break/></text:span><text:span text:style-name="T6"><text:line-break/></text:span><text:span text:style-name="T6">98</text:span></text:p>
          </draw:text-box>
        </draw:frame>
        <draw:frame draw:style-name="gr25" draw:text-style-name="P10" draw:layer="layout" svg:width="3.25cm" svg:height="5.226cm" draw:transform="rotate (0.0872664625997) translate (20.163cm 5.537cm)">
          <draw:text-box>
            <text:p text:style-name="P4"><text:span text:style-name="T6">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text some text some text some more text some text some text some text some text some text some more text some text some text some more text some text some text some text some more text some text some text some text some text some text some text some more text some text some text some text some text some text some text some text some text some text some text some text some text.</text:span><text:span text:style-name="T6"><text:line-break/></text:span><text:span text:style-name="T6"><text:line-break/></text:span><text:span text:style-name="T6"> <text:s text:c="49"/>99</text:span></text:p>
          </draw:text-box>
        </draw:frame>
        <draw:circle draw:style-name="gr26" draw:text-style-name="P1" draw:layer="layout" svg:width="0.25cm" svg:height="0.25cm" svg:x="17.385cm" svg:y="7.385cm">
          <text:p text:style-name="P2"/>
        </draw:circle>
        <draw:circle draw:style-name="gr26" draw:text-style-name="P1" draw:layer="layout" svg:width="0.25cm" svg:height="0.25cm" svg:x="21.635cm" svg:y="7.385cm">
          <text:p text:style-name="P2"/>
        </draw:circle>
        <draw:rect draw:style-name="gr27" draw:text-style-name="P1" draw:id="id27" draw:layer="layout" svg:width="3.25cm" svg:height="5cm" svg:x="20.385cm" svg:y="5.385cm">
          <text:p text:style-name="P2"/>
        </draw:rect>
        <draw:rect draw:style-name="gr27" draw:text-style-name="P1" draw:id="id26" draw:layer="layout" svg:width="3.25cm" svg:height="5cm" svg:x="15.635cm" svg:y="4.385cm">
          <text:p text:style-name="P2"/>
        </draw:rect>
        <draw:frame draw:style-name="gr14" draw:text-style-name="P3" draw:id="id25" draw:layer="layout" svg:width="2.979cm" svg:height="0.645cm" svg:x="20.403cm" svg:y="11.66cm">
          <draw:text-box>
            <text:p text:style-name="P2"><text:span text:style-name="T1">detected masks</text:span></text:p>
          </draw:text-box>
        </draw:frame>
        <draw:connector draw:style-name="gr26" draw:text-style-name="P1" draw:layer="layout" draw:type="curve" svg:x1="20.403cm" svg:y1="11.982cm" svg:x2="17.26cm" svg:y2="9.385cm" draw:start-shape="id25" draw:start-glue-point="3" draw:end-shape="id26" draw:end-glue-point="2">
          <text:p text:style-name="P2"/>
        </draw:connector>
        <draw:connector draw:style-name="gr26" draw:text-style-name="P1" draw:layer="layout" draw:type="curve" svg:x1="20.403cm" svg:y1="11.982cm" svg:x2="22.01cm" svg:y2="10.385cm" draw:start-shape="id25" draw:start-glue-point="3" draw:end-shape="id27" draw:end-glue-point="2">
          <text:p text:style-name="P2"/>
        </draw:connector>
        <draw:line draw:style-name="gr28" draw:text-style-name="P1" draw:id="id30" draw:layer="layout" svg:x1="17.535cm" svg:y1="7.385cm" svg:x2="17.535cm" svg:y2="4.385cm">
          <text:p text:style-name="P2"/>
        </draw:line>
        <draw:line draw:style-name="gr28" draw:text-style-name="P1" draw:id="id29" draw:layer="layout" svg:x1="21.735cm" svg:y1="7.385cm" svg:x2="21.735cm" svg:y2="5.385cm">
          <text:p text:style-name="P2"/>
        </draw:line>
        <draw:line draw:style-name="gr28" draw:text-style-name="P1" draw:layer="layout" svg:x1="21.735cm" svg:y1="7.535cm" svg:x2="21.735cm" svg:y2="10.385cm">
          <text:p text:style-name="P2"/>
        </draw:line>
        <draw:line draw:style-name="gr28" draw:text-style-name="P1" draw:layer="layout" svg:x1="17.535cm" svg:y1="7.535cm" svg:x2="17.535cm" svg:y2="9.385cm">
          <text:p text:style-name="P2"/>
        </draw:line>
        <draw:line draw:style-name="gr28" draw:text-style-name="P1" draw:layer="layout" svg:x1="17.515cm" svg:y1="7.517cm" svg:x2="18.885cm" svg:y2="7.517cm">
          <text:p text:style-name="P2"/>
        </draw:line>
        <draw:line draw:style-name="gr28" draw:text-style-name="P1" draw:layer="layout" svg:x1="21.815cm" svg:y1="7.539cm" svg:x2="23.635cm" svg:y2="7.539cm">
          <text:p text:style-name="P2"/>
        </draw:line>
        <draw:line draw:style-name="gr28" draw:text-style-name="P1" draw:layer="layout" svg:x1="17.485cm" svg:y1="7.517cm" svg:x2="15.635cm" svg:y2="7.517cm">
          <text:p text:style-name="P2"/>
        </draw:line>
        <draw:line draw:style-name="gr28" draw:text-style-name="P1" draw:layer="layout" svg:x1="21.735cm" svg:y1="7.539cm" svg:x2="20.385cm" svg:y2="7.539cm">
          <text:p text:style-name="P2"/>
        </draw:line>
        <draw:frame draw:style-name="gr14" draw:text-style-name="P3" draw:id="id28" draw:layer="layout" svg:width="3.635cm" svg:height="1.039cm" svg:x="24.885cm" svg:y="5.712cm">
          <draw:text-box>
            <text:p text:style-name="P2"><text:span text:style-name="T1">mask-scan-points</text:span><text:span text:style-name="T1"><text:line-break/></text:span><text:span text:style-name="T1">(center of each half)</text:span></text:p>
          </draw:text-box>
        </draw:frame>
        <draw:connector draw:style-name="gr7" draw:text-style-name="P1" draw:layer="layout" draw:type="curve" draw:line-skew="-1.344cm" svg:x1="24.885cm" svg:y1="6.231cm" svg:x2="21.735cm" svg:y2="7.385cm" draw:start-shape="id28" draw:start-glue-point="3" draw:end-shape="id29" draw:end-glue-point="2">
          <text:p text:style-name="P2"/>
        </draw:connector>
        <draw:connector draw:style-name="gr7" draw:text-style-name="P1" draw:layer="layout" draw:type="curve" draw:line-skew="-2.994cm" svg:x1="24.885cm" svg:y1="6.231cm" svg:x2="17.535cm" svg:y2="7.385cm" draw:start-shape="id28" draw:start-glue-point="3" draw:end-shape="id30" draw:end-glue-point="2">
          <text:p text:style-name="P2"/>
        </draw:connector>
        <draw:rect draw:style-name="gr1" draw:text-style-name="P1" draw:layer="layout" svg:width="4.971cm" svg:height="6.5cm" svg:x="4.914cm" svg:y="4.135cm">
          <text:p text:style-name="P2"/>
        </draw:rect>
        <draw:frame draw:style-name="gr14" draw:text-style-name="P3" draw:layer="layout" svg:width="3.334cm" svg:height="0.645cm" svg:x="5.791cm" svg:y="3.16cm">
          <draw:text-box>
            <text:p text:style-name="P2"><text:span text:style-name="T1">single-page layout</text:span></text:p>
          </draw:text-box>
        </draw:frame>
        <draw:frame draw:style-name="gr29" draw:text-style-name="P10" draw:layer="layout" svg:width="3.45cm" svg:height="5.425cm" svg:x="5.339cm" svg:y="4.585cm">
          <draw:text-box>
            <text:p text:style-name="P4"><text:span text:style-name="T6">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more text some text some text some text some text some text some more text some text some text some more text some text some text some text some more text some text some text some text some text some text some text some text some text some text some text some text some text. Some text some text some text t some text some text some text. some text some text some text some text some text some text some text some text some text some text. Some text some text some text some text some text some text some text. </text:span><text:span text:style-name="T6"><text:line-break/></text:span><text:span text:style-name="T6"><text:line-break/></text:span><text:span text:style-name="T6">98</text:span></text:p>
          </draw:text-box>
        </draw:frame>
        <draw:circle draw:style-name="gr26" draw:text-style-name="P1" draw:layer="layout" svg:width="0.25cm" svg:height="0.25cm" svg:x="7.239cm" svg:y="7.285cm">
          <text:p text:style-name="P2"/>
        </draw:circle>
        <draw:line draw:style-name="gr28" draw:text-style-name="P1" draw:layer="layout" svg:x1="7.414cm" svg:y1="7.385cm" svg:x2="7.414cm" svg:y2="4.635cm">
          <text:p text:style-name="P2"/>
        </draw:line>
        <draw:line draw:style-name="gr28" draw:text-style-name="P1" draw:layer="layout" svg:x1="7.164cm" svg:y1="7.385cm" svg:x2="5.414cm" svg:y2="7.385cm">
          <text:p text:style-name="P2"/>
        </draw:line>
        <draw:line draw:style-name="gr28" draw:text-style-name="P1" draw:layer="layout" svg:x1="7.539cm" svg:y1="7.385cm" svg:x2="8.664cm" svg:y2="7.385cm">
          <text:p text:style-name="P2"/>
        </draw:line>
        <draw:line draw:style-name="gr28" draw:text-style-name="P1" draw:layer="layout" svg:x1="7.414cm" svg:y1="7.51cm" svg:x2="7.414cm" svg:y2="9.885cm">
          <text:p text:style-name="P2"/>
        </draw:line>
        <draw:rect draw:style-name="gr27" draw:text-style-name="P1" draw:layer="layout" svg:width="3.25cm" svg:height="5.25cm" svg:x="5.414cm" svg:y="4.583cm">
          <text:p text:style-name="P2"/>
        </draw:rect>
      </draw:page>
      <draw:page draw:name="mask-scan-detail1" draw:style-name="dp1" draw:master-page-name="Standard">
        <draw:frame draw:style-name="gr30" draw:text-style-name="P11" draw:layer="layout" svg:width="5.778cm" svg:height="10.138cm" draw:transform="rotate (-0.0174532925211264) translate (5.403cm 4.483cm)">
          <draw:text-box>
            <text:p text:style-name="P4"><text:span text:style-name="T7">Hello, hello, <text:s/>how are you, hello, <text:s/>hello, how are you, <text:s/>hello, <text:s/>hello, <text:s/>hello, <text:s/>hello, how are you, <text:s/>hello, <text:s/>hello, how are you, hello, <text:s/>hello, how are you?</text:span></text:p>
            <text:p text:style-name="P4"><text:span text:style-name="T7"/></text:p>
            <text:p text:style-name="P4"><text:span text:style-name="T7"><text:tab/></text:span><text:span text:style-name="T7">hello, <text:s/>hello, <text:s/>hello, <text:s/>hello, how are you <text:s/></text:span></text:p>
            <text:p text:style-name="P4"><text:span text:style-name="T7"><text:tab/></text:span><text:span text:style-name="T7">hello, <text:s/>hello, <text:s/>hello, <text:s/>hello, how are you <text:s/></text:span><text:span text:style-name="T7"><text:tab/></text:span><text:span text:style-name="T7">hello, <text:s/>hello, <text:s/>hello, <text:s/>hello, how are you <text:s/></text:span><text:span text:style-name="T7"><text:tab/></text:span><text:span text:style-name="T7">hello, <text:s/>hello, <text:s/>hello, <text:s/>hello, how are you <text:s/></text:span><text:span text:style-name="T7"><text:tab/></text:span><text:span text:style-name="T7">hello, <text:s/>hello, <text:s/>hello, <text:s/>hello, how are you <text:s/></text:span><text:span text:style-name="T7"><text:tab/></text:span><text:span text:style-name="T7">hello, <text:s/>hello, <text:s/>hello, <text:s/>hello, how are you <text:s/></text:span><text:span text:style-name="T7"><text:tab/></text:span><text:span text:style-name="T7">hello, <text:s/>hello, <text:s/>hello, <text:s/>hello, how are you <text:s/></text:span><text:span text:style-name="T7"><text:tab/></text:span><text:span text:style-name="T7">hello, <text:s/>hello, <text:s/>hello, <text:s/>hello, how are you <text:s/></text:span><text:span text:style-name="T7"><text:tab/></text:span><text:span text:style-name="T7">hello, <text:s/>hello, <text:s/>hello, <text:s/>hello, how are you <text:s/></text:span><text:span text:style-name="T7"><text:line-break/></text:span><text:span text:style-name="T7">Hello, how are you, <text:s/>hello, <text:s/>hello, how are you, hello, <text:s/>hello, how are you, <text:s/>hello, <text:s/>hello, <text:s/>hello, <text:s/>hello, how are you, <text:s/>hello, <text:s/>hello, how are you, hello, <text:s/>hello, how are you, <text:s/>hello, <text:s/>hello, <text:s/>hello, <text:s/>hello, how are you, <text:s/>hello, <text:s/>hello, how are you, hello, <text:s/>hello, how are you, <text:s/>hello, <text:s/>hello, <text:s/>hello, <text:s/>hello, how are you, <text:s/>hello, <text:s/>hello, hello, <text:s/>how are you, hello, <text:s/>hello, how are you, <text:s/>hello, <text:s/>hello, <text:s/>hello, <text:s/>hello, how are you, <text:s/>hello, <text:s/>hello, how are you, hello, <text:s/>hello, how are you, <text:s/>hello, <text:s/>hello, <text:s/>hello, <text:s/>hello, how are you, <text:s/>hello, <text:s/>hello.</text:span></text:p>
          </draw:text-box>
        </draw:frame>
        <draw:circle draw:style-name="gr26" draw:text-style-name="P1" draw:layer="layout" svg:width="0.25cm" svg:height="0.25cm" svg:x="8.635cm" svg:y="7.624cm">
          <text:p text:style-name="P2"/>
        </draw:circle>
        <draw:frame draw:style-name="gr31" draw:text-style-name="P12" draw:id="id31" draw:layer="layout" svg:width="7.153cm" svg:height="0.887cm" svg:x="12.135cm" svg:y="5.737cm">
          <draw:text-box>
            <text:p text:style-name="P2"><text:span text:style-name="T8">mask scan point (usually pre-set by –layout option),</text:span><text:span text:style-name="T8"><text:line-break/></text:span><text:span text:style-name="T8">may be any point somewhere inside the content area</text:span></text:p>
          </draw:text-box>
        </draw:frame>
        <draw:connector draw:style-name="gr32" draw:text-style-name="P1" draw:layer="layout" draw:type="curve" svg:x1="12.135cm" svg:y1="6.18cm" svg:x2="9.237cm" svg:y2="7.749cm" draw:start-shape="id31" draw:start-glue-point="3">
          <text:p text:style-name="P2"/>
        </draw:connector>
        <draw:rect draw:style-name="gr33" draw:text-style-name="P1" draw:id="id33" draw:layer="layout" svg:width="0.5cm" svg:height="11.5cm" svg:x="8.487cm" svg:y="3.481cm">
          <text:p text:style-name="P2"/>
        </draw:rect>
        <draw:frame draw:style-name="gr34" draw:text-style-name="P13" draw:id="id32" draw:layer="layout" svg:width="4.257cm" svg:height="0.569cm" svg:x="10.737cm" svg:y="2.912cm">
          <draw:text-box>
            <text:p text:style-name="P2"><text:span text:style-name="T8">'virtual bar' for mask-scanning</text:span></text:p>
          </draw:text-box>
        </draw:frame>
        <draw:connector draw:style-name="gr26" draw:text-style-name="P1" draw:layer="layout" draw:type="curve" svg:x1="10.737cm" svg:y1="3.196cm" svg:x2="8.737cm" svg:y2="3.481cm" draw:start-shape="id32" draw:start-glue-point="3" draw:end-shape="id33" draw:end-glue-point="0">
          <text:p text:style-name="P2"/>
        </draw:connector>
        <draw:polyline draw:style-name="gr35" draw:text-style-name="P15" draw:layer="layout" svg:width="0.2cm" svg:height="11.5cm" svg:x="3.635cm" svg:y="3.481cm" svg:viewBox="0 0 201 11501" draw:points="133,0 0,0 0,11500 200,11500">
          <text:p text:style-name="P14"><text:span text:style-name="T8">mask-scan-depth</text:span></text:p>
        </draw:polyline>
        <draw:polyline draw:style-name="gr35" draw:text-style-name="P15" draw:layer="layout" svg:width="0.2cm" svg:height="0.5cm" draw:transform="rotate (1.5707963267946) translate (8.487cm 16.081cm)" svg:viewBox="0 0 201 501" draw:points="133,0 0,0 0,500 200,500">
          <text:p text:style-name="P14"><text:span text:style-name="T8">mask-scan-size</text:span></text:p>
        </draw:polyline>
        <draw:line draw:style-name="gr36" draw:text-style-name="P15" draw:layer="layout" svg:x1="5.035cm" svg:y1="14.831cm" svg:x2="8.285cm" svg:y2="14.831cm">
          <text:p text:style-name="P14"><text:span text:style-name="T8">move mask-scan-step pixels</text:span><text:span text:style-name="T8"><text:line-break/></text:span><text:span text:style-name="T8">per step</text:span><text:span text:style-name="T8"><text:line-break/></text:span><text:span text:style-name="T8"/></text:p>
        </draw:line>
        <draw:line draw:style-name="gr37" draw:text-style-name="P1" draw:id="id35" draw:layer="layout" svg:x1="4.635cm" svg:y1="13.874cm" svg:x2="4.635cm" svg:y2="3.874cm">
          <text:p text:style-name="P2"/>
        </draw:line>
        <draw:frame draw:style-name="gr38" draw:text-style-name="P12" draw:id="id34" draw:layer="layout" svg:width="3.653cm" svg:height="0.569cm" svg:x="5.135cm" svg:y="15.405cm">
          <draw:text-box>
            <text:p text:style-name="P2"><text:span text:style-name="T8">detected mask edge</text:span></text:p>
          </draw:text-box>
        </draw:frame>
        <draw:connector draw:style-name="gr32" draw:text-style-name="P1" draw:layer="layout" draw:type="curve" svg:x1="5.135cm" svg:y1="15.689cm" svg:x2="4.635cm" svg:y2="13.874cm" draw:start-shape="id34" draw:start-glue-point="3" draw:end-shape="id35" draw:end-glue-point="2">
          <text:p text:style-name="P2"/>
        </draw:connector>
        <draw:rect draw:style-name="gr26" draw:text-style-name="P1" draw:layer="layout" svg:width="0.25cm" svg:height="0.25cm" svg:x="18.635cm" svg:y="13.874cm">
          <text:p text:style-name="P2"/>
        </draw:rect>
        <draw:rect draw:style-name="gr26" draw:text-style-name="P1" draw:layer="layout" svg:width="0.25cm" svg:height="0.25cm" svg:x="18.885cm" svg:y="14.124cm">
          <text:p text:style-name="P2"/>
        </draw:rect>
        <draw:rect draw:style-name="gr26" draw:text-style-name="P1" draw:layer="layout" svg:width="0.25cm" svg:height="0.25cm" svg:x="19.135cm" svg:y="14.374cm">
          <text:p text:style-name="P2"/>
        </draw:rect>
        <draw:rect draw:style-name="gr26" draw:text-style-name="P1" draw:layer="layout" svg:width="0.25cm" svg:height="0.25cm" svg:x="19.385cm" svg:y="14.624cm">
          <text:p text:style-name="P2"/>
        </draw:rect>
        <draw:rect draw:style-name="gr26" draw:text-style-name="P1" draw:layer="layout" svg:width="0.25cm" svg:height="0.25cm" svg:x="19.635cm" svg:y="14.874cm">
          <text:p text:style-name="P2"/>
        </draw:rect>
        <draw:rect draw:style-name="gr26" draw:text-style-name="P1" draw:layer="layout" svg:width="0.25cm" svg:height="0.25cm" svg:x="19.885cm" svg:y="15.124cm">
          <text:p text:style-name="P2"/>
        </draw:rect>
        <draw:rect draw:style-name="gr26" draw:text-style-name="P1" draw:layer="layout" svg:width="0.25cm" svg:height="0.25cm" draw:transform="rotate (3.1415926535892) translate (17.385cm 15.374cm)">
          <text:p text:style-name="P2"/>
        </draw:rect>
        <draw:rect draw:style-name="gr26" draw:text-style-name="P1" draw:layer="layout" svg:width="0.25cm" svg:height="0.25cm" draw:transform="rotate (3.1415926535892) translate (17.635cm 15.124cm)">
          <text:p text:style-name="P2"/>
        </draw:rect>
        <draw:rect draw:style-name="gr26" draw:text-style-name="P1" draw:layer="layout" svg:width="0.25cm" svg:height="0.25cm" draw:transform="rotate (3.1415926535892) translate (17.885cm 14.874cm)">
          <text:p text:style-name="P2"/>
        </draw:rect>
        <draw:rect draw:style-name="gr26" draw:text-style-name="P1" draw:layer="layout" svg:width="0.25cm" svg:height="0.25cm" draw:transform="rotate (3.1415926535892) translate (18.135cm 14.624cm)">
          <text:p text:style-name="P2"/>
        </draw:rect>
        <draw:rect draw:style-name="gr26" draw:text-style-name="P1" draw:layer="layout" svg:width="0.25cm" svg:height="0.25cm" draw:transform="rotate (3.1415926535892) translate (18.385cm 14.374cm)">
          <text:p text:style-name="P2"/>
        </draw:rect>
        <draw:rect draw:style-name="gr26" draw:text-style-name="P1" draw:layer="layout" svg:width="0.25cm" svg:height="0.25cm" draw:transform="rotate (3.1415926535892) translate (18.635cm 14.124cm)">
          <text:p text:style-name="P2"/>
        </draw:rect>
        <draw:rect draw:style-name="gr26" draw:text-style-name="P1" draw:layer="layout" svg:width="0.25cm" svg:height="0.25cm" svg:x="18.385cm" svg:y="14.124cm">
          <text:p text:style-name="P2"/>
        </draw:rect>
        <draw:rect draw:style-name="gr26" draw:text-style-name="P1" draw:layer="layout" svg:width="0.25cm" svg:height="0.25cm" svg:x="18.635cm" svg:y="14.124cm">
          <text:p text:style-name="P2"/>
        </draw:rect>
        <draw:rect draw:style-name="gr26" draw:text-style-name="P1" draw:layer="layout" svg:width="0.25cm" svg:height="0.25cm" svg:x="18.135cm" svg:y="14.374cm">
          <text:p text:style-name="P2"/>
        </draw:rect>
        <draw:rect draw:style-name="gr26" draw:text-style-name="P1" draw:layer="layout" svg:width="0.25cm" svg:height="0.25cm" svg:x="18.385cm" svg:y="14.374cm">
          <text:p text:style-name="P2"/>
        </draw:rect>
        <draw:rect draw:style-name="gr26" draw:text-style-name="P1" draw:layer="layout" svg:width="0.25cm" svg:height="0.25cm" svg:x="18.635cm" svg:y="14.374cm">
          <text:p text:style-name="P2"/>
        </draw:rect>
        <draw:rect draw:style-name="gr26" draw:text-style-name="P1" draw:layer="layout" svg:width="0.25cm" svg:height="0.25cm" svg:x="18.885cm" svg:y="14.374cm">
          <text:p text:style-name="P2"/>
        </draw:rect>
        <draw:rect draw:style-name="gr26" draw:text-style-name="P1" draw:layer="layout" svg:width="0.25cm" svg:height="0.25cm" svg:x="17.885cm" svg:y="14.624cm">
          <text:p text:style-name="P2"/>
        </draw:rect>
        <draw:rect draw:style-name="gr26" draw:text-style-name="P1" draw:layer="layout" svg:width="0.25cm" svg:height="0.25cm" svg:x="18.135cm" svg:y="14.624cm">
          <text:p text:style-name="P2"/>
        </draw:rect>
        <draw:rect draw:style-name="gr26" draw:text-style-name="P1" draw:layer="layout" svg:width="0.25cm" svg:height="0.25cm" svg:x="18.385cm" svg:y="14.624cm">
          <text:p text:style-name="P2"/>
        </draw:rect>
        <draw:rect draw:style-name="gr26" draw:text-style-name="P1" draw:layer="layout" svg:width="0.25cm" svg:height="0.25cm" svg:x="18.635cm" svg:y="14.624cm">
          <text:p text:style-name="P2"/>
        </draw:rect>
        <draw:rect draw:style-name="gr26" draw:text-style-name="P1" draw:layer="layout" svg:width="0.25cm" svg:height="0.25cm" svg:x="18.885cm" svg:y="14.624cm">
          <text:p text:style-name="P2"/>
        </draw:rect>
        <draw:rect draw:style-name="gr26" draw:text-style-name="P1" draw:layer="layout" svg:width="0.25cm" svg:height="0.25cm" svg:x="19.135cm" svg:y="14.624cm">
          <text:p text:style-name="P2"/>
        </draw:rect>
        <draw:rect draw:style-name="gr26" draw:text-style-name="P1" draw:layer="layout" svg:width="0.25cm" svg:height="0.25cm" svg:x="17.635cm" svg:y="14.874cm">
          <text:p text:style-name="P2"/>
        </draw:rect>
        <draw:rect draw:style-name="gr26" draw:text-style-name="P1" draw:layer="layout" svg:width="0.25cm" svg:height="0.25cm" svg:x="17.885cm" svg:y="14.874cm">
          <text:p text:style-name="P2"/>
        </draw:rect>
        <draw:rect draw:style-name="gr26" draw:text-style-name="P1" draw:layer="layout" svg:width="0.25cm" svg:height="0.25cm" svg:x="18.135cm" svg:y="14.874cm">
          <text:p text:style-name="P2"/>
        </draw:rect>
        <draw:rect draw:style-name="gr26" draw:text-style-name="P1" draw:layer="layout" svg:width="0.25cm" svg:height="0.25cm" svg:x="18.385cm" svg:y="14.874cm">
          <text:p text:style-name="P2"/>
        </draw:rect>
        <draw:rect draw:style-name="gr26" draw:text-style-name="P1" draw:layer="layout" svg:width="0.25cm" svg:height="0.25cm" svg:x="18.635cm" svg:y="14.874cm">
          <text:p text:style-name="P2"/>
        </draw:rect>
        <draw:rect draw:style-name="gr26" draw:text-style-name="P1" draw:layer="layout" svg:width="0.25cm" svg:height="0.25cm" svg:x="18.885cm" svg:y="14.874cm">
          <text:p text:style-name="P2"/>
        </draw:rect>
        <draw:rect draw:style-name="gr26" draw:text-style-name="P1" draw:layer="layout" svg:width="0.25cm" svg:height="0.25cm" svg:x="19.135cm" svg:y="14.874cm">
          <text:p text:style-name="P2"/>
        </draw:rect>
        <draw:rect draw:style-name="gr26" draw:text-style-name="P1" draw:layer="layout" svg:width="0.25cm" svg:height="0.25cm" svg:x="19.385cm" svg:y="14.874cm">
          <text:p text:style-name="P2"/>
        </draw:rect>
        <draw:rect draw:style-name="gr26" draw:text-style-name="P1" draw:layer="layout" svg:width="0.25cm" svg:height="0.25cm" svg:x="17.385cm" svg:y="15.124cm">
          <text:p text:style-name="P2"/>
        </draw:rect>
        <draw:rect draw:style-name="gr26" draw:text-style-name="P1" draw:layer="layout" svg:width="0.25cm" svg:height="0.25cm" svg:x="17.635cm" svg:y="15.124cm">
          <text:p text:style-name="P2"/>
        </draw:rect>
        <draw:rect draw:style-name="gr26" draw:text-style-name="P1" draw:layer="layout" svg:width="0.25cm" svg:height="0.25cm" svg:x="17.885cm" svg:y="15.124cm">
          <text:p text:style-name="P2"/>
        </draw:rect>
        <draw:rect draw:style-name="gr26" draw:text-style-name="P1" draw:layer="layout" svg:width="0.25cm" svg:height="0.25cm" svg:x="18.385cm" svg:y="15.124cm">
          <text:p text:style-name="P2"/>
        </draw:rect>
        <draw:rect draw:style-name="gr26" draw:text-style-name="P1" draw:layer="layout" svg:width="0.25cm" svg:height="0.25cm" svg:x="18.135cm" svg:y="15.124cm">
          <text:p text:style-name="P2"/>
        </draw:rect>
        <draw:rect draw:style-name="gr26" draw:text-style-name="P1" draw:layer="layout" svg:width="0.25cm" svg:height="0.25cm" svg:x="18.635cm" svg:y="15.124cm">
          <text:p text:style-name="P2"/>
        </draw:rect>
        <draw:rect draw:style-name="gr26" draw:text-style-name="P1" draw:layer="layout" svg:width="0.25cm" svg:height="0.25cm" svg:x="18.885cm" svg:y="15.124cm">
          <text:p text:style-name="P2"/>
        </draw:rect>
        <draw:rect draw:style-name="gr26" draw:text-style-name="P1" draw:layer="layout" svg:width="0.25cm" svg:height="0.25cm" svg:x="19.385cm" svg:y="15.124cm">
          <text:p text:style-name="P2"/>
        </draw:rect>
        <draw:rect draw:style-name="gr26" draw:text-style-name="P1" draw:layer="layout" svg:width="0.25cm" svg:height="0.25cm" svg:x="19.135cm" svg:y="15.124cm">
          <text:p text:style-name="P2"/>
        </draw:rect>
        <draw:rect draw:style-name="gr26" draw:text-style-name="P1" draw:layer="layout" svg:width="0.25cm" svg:height="0.25cm" svg:x="19.635cm" svg:y="15.124cm">
          <text:p text:style-name="P2"/>
        </draw:rect>
        <draw:rect draw:style-name="gr26" draw:text-style-name="P1" draw:layer="layout" svg:width="0.25cm" svg:height="0.25cm" draw:transform="rotate (3.1415926535892) translate (18.885cm 16.874cm)">
          <text:p text:style-name="P2"/>
        </draw:rect>
        <draw:rect draw:style-name="gr26" draw:text-style-name="P1" draw:layer="layout" svg:width="0.25cm" svg:height="0.25cm" draw:transform="rotate (3.1415926535892) translate (19.135cm 16.624cm)">
          <text:p text:style-name="P2"/>
        </draw:rect>
        <draw:rect draw:style-name="gr26" draw:text-style-name="P1" draw:layer="layout" svg:width="0.25cm" svg:height="0.25cm" draw:transform="rotate (3.1415926535892) translate (19.385cm 16.374cm)">
          <text:p text:style-name="P2"/>
        </draw:rect>
        <draw:rect draw:style-name="gr26" draw:text-style-name="P1" draw:layer="layout" svg:width="0.25cm" svg:height="0.25cm" draw:transform="rotate (3.1415926535892) translate (19.635cm 16.124cm)">
          <text:p text:style-name="P2"/>
        </draw:rect>
        <draw:rect draw:style-name="gr26" draw:text-style-name="P1" draw:layer="layout" svg:width="0.25cm" svg:height="0.25cm" draw:transform="rotate (3.1415926535892) translate (19.885cm 15.874cm)">
          <text:p text:style-name="P2"/>
        </draw:rect>
        <draw:rect draw:style-name="gr26" draw:text-style-name="P1" draw:layer="layout" svg:width="0.25cm" svg:height="0.25cm" draw:transform="rotate (3.1415926535892) translate (20.135cm 15.624cm)">
          <text:p text:style-name="P2"/>
        </draw:rect>
        <draw:rect draw:style-name="gr26" draw:text-style-name="P1" draw:layer="layout" svg:width="0.25cm" svg:height="0.25cm" svg:x="17.135cm" svg:y="15.374cm">
          <text:p text:style-name="P2"/>
        </draw:rect>
        <draw:rect draw:style-name="gr26" draw:text-style-name="P1" draw:layer="layout" svg:width="0.25cm" svg:height="0.25cm" svg:x="17.385cm" svg:y="15.624cm">
          <text:p text:style-name="P2"/>
        </draw:rect>
        <draw:rect draw:style-name="gr26" draw:text-style-name="P1" draw:layer="layout" svg:width="0.25cm" svg:height="0.25cm" svg:x="17.635cm" svg:y="15.874cm">
          <text:p text:style-name="P2"/>
        </draw:rect>
        <draw:rect draw:style-name="gr26" draw:text-style-name="P1" draw:layer="layout" svg:width="0.25cm" svg:height="0.25cm" svg:x="17.885cm" svg:y="16.124cm">
          <text:p text:style-name="P2"/>
        </draw:rect>
        <draw:rect draw:style-name="gr26" draw:text-style-name="P1" draw:layer="layout" svg:width="0.25cm" svg:height="0.25cm" svg:x="18.135cm" svg:y="16.374cm">
          <text:p text:style-name="P2"/>
        </draw:rect>
        <draw:rect draw:style-name="gr26" draw:text-style-name="P1" draw:layer="layout" svg:width="0.25cm" svg:height="0.25cm" svg:x="18.385cm" svg:y="16.624cm">
          <text:p text:style-name="P2"/>
        </draw:rect>
        <draw:rect draw:style-name="gr26" draw:text-style-name="P1" draw:layer="layout" svg:width="0.25cm" svg:height="0.25cm" draw:transform="rotate (3.1415926535892) translate (18.635cm 16.624cm)">
          <text:p text:style-name="P2"/>
        </draw:rect>
        <draw:rect draw:style-name="gr26" draw:text-style-name="P1" draw:layer="layout" svg:width="0.25cm" svg:height="0.25cm" draw:transform="rotate (3.1415926535892) translate (18.885cm 16.624cm)">
          <text:p text:style-name="P2"/>
        </draw:rect>
        <draw:rect draw:style-name="gr26" draw:text-style-name="P1" draw:layer="layout" svg:width="0.25cm" svg:height="0.25cm" draw:transform="rotate (3.1415926535892) translate (18.385cm 16.374cm)">
          <text:p text:style-name="P2"/>
        </draw:rect>
        <draw:rect draw:style-name="gr26" draw:text-style-name="P1" draw:layer="layout" svg:width="0.25cm" svg:height="0.25cm" draw:transform="rotate (3.1415926535892) translate (18.635cm 16.374cm)">
          <text:p text:style-name="P2"/>
        </draw:rect>
        <draw:rect draw:style-name="gr26" draw:text-style-name="P1" draw:layer="layout" svg:width="0.25cm" svg:height="0.25cm" draw:transform="rotate (3.1415926535892) translate (18.885cm 16.374cm)">
          <text:p text:style-name="P2"/>
        </draw:rect>
        <draw:rect draw:style-name="gr26" draw:text-style-name="P1" draw:layer="layout" svg:width="0.25cm" svg:height="0.25cm" draw:transform="rotate (3.1415926535892) translate (19.135cm 16.374cm)">
          <text:p text:style-name="P2"/>
        </draw:rect>
        <draw:rect draw:style-name="gr26" draw:text-style-name="P1" draw:layer="layout" svg:width="0.25cm" svg:height="0.25cm" draw:transform="rotate (3.1415926535892) translate (18.135cm 16.124cm)">
          <text:p text:style-name="P2"/>
        </draw:rect>
        <draw:rect draw:style-name="gr26" draw:text-style-name="P1" draw:layer="layout" svg:width="0.25cm" svg:height="0.25cm" draw:transform="rotate (3.1415926535892) translate (18.385cm 16.124cm)">
          <text:p text:style-name="P2"/>
        </draw:rect>
        <draw:rect draw:style-name="gr26" draw:text-style-name="P1" draw:layer="layout" svg:width="0.25cm" svg:height="0.25cm" draw:transform="rotate (3.1415926535892) translate (18.635cm 16.124cm)">
          <text:p text:style-name="P2"/>
        </draw:rect>
        <draw:rect draw:style-name="gr26" draw:text-style-name="P1" draw:layer="layout" svg:width="0.25cm" svg:height="0.25cm" draw:transform="rotate (3.1415926535892) translate (18.885cm 16.124cm)">
          <text:p text:style-name="P2"/>
        </draw:rect>
        <draw:rect draw:style-name="gr26" draw:text-style-name="P1" draw:layer="layout" svg:width="0.25cm" svg:height="0.25cm" draw:transform="rotate (3.1415926535892) translate (19.135cm 16.124cm)">
          <text:p text:style-name="P2"/>
        </draw:rect>
        <draw:rect draw:style-name="gr26" draw:text-style-name="P1" draw:layer="layout" svg:width="0.25cm" svg:height="0.25cm" draw:transform="rotate (3.1415926535892) translate (19.385cm 16.124cm)">
          <text:p text:style-name="P2"/>
        </draw:rect>
        <draw:rect draw:style-name="gr26" draw:text-style-name="P1" draw:layer="layout" svg:width="0.25cm" svg:height="0.25cm" draw:transform="rotate (3.1415926535892) translate (17.885cm 15.874cm)">
          <text:p text:style-name="P2"/>
        </draw:rect>
        <draw:rect draw:style-name="gr26" draw:text-style-name="P1" draw:layer="layout" svg:width="0.25cm" svg:height="0.25cm" draw:transform="rotate (3.1415926535892) translate (18.135cm 15.874cm)">
          <text:p text:style-name="P2"/>
        </draw:rect>
        <draw:rect draw:style-name="gr26" draw:text-style-name="P1" draw:layer="layout" svg:width="0.25cm" svg:height="0.25cm" draw:transform="rotate (3.1415926535892) translate (18.385cm 15.874cm)">
          <text:p text:style-name="P2"/>
        </draw:rect>
        <draw:rect draw:style-name="gr26" draw:text-style-name="P1" draw:layer="layout" svg:width="0.25cm" svg:height="0.25cm" draw:transform="rotate (3.1415926535892) translate (18.635cm 15.874cm)">
          <text:p text:style-name="P2"/>
        </draw:rect>
        <draw:rect draw:style-name="gr26" draw:text-style-name="P1" draw:layer="layout" svg:width="0.25cm" svg:height="0.25cm" draw:transform="rotate (3.1415926535892) translate (18.885cm 15.874cm)">
          <text:p text:style-name="P2"/>
        </draw:rect>
        <draw:rect draw:style-name="gr26" draw:text-style-name="P1" draw:layer="layout" svg:width="0.25cm" svg:height="0.25cm" draw:transform="rotate (3.1415926535892) translate (19.135cm 15.874cm)">
          <text:p text:style-name="P2"/>
        </draw:rect>
        <draw:rect draw:style-name="gr26" draw:text-style-name="P1" draw:layer="layout" svg:width="0.25cm" svg:height="0.25cm" draw:transform="rotate (3.1415926535892) translate (19.385cm 15.874cm)">
          <text:p text:style-name="P2"/>
        </draw:rect>
        <draw:rect draw:style-name="gr26" draw:text-style-name="P1" draw:layer="layout" svg:width="0.25cm" svg:height="0.25cm" draw:transform="rotate (3.1415926535892) translate (19.635cm 15.874cm)">
          <text:p text:style-name="P2"/>
        </draw:rect>
        <draw:rect draw:style-name="gr26" draw:text-style-name="P1" draw:layer="layout" svg:width="0.25cm" svg:height="0.25cm" draw:transform="rotate (3.1415926535892) translate (17.635cm 15.624cm)">
          <text:p text:style-name="P2"/>
        </draw:rect>
        <draw:rect draw:style-name="gr26" draw:text-style-name="P1" draw:layer="layout" svg:width="0.25cm" svg:height="0.25cm" draw:transform="rotate (3.1415926535892) translate (17.885cm 15.624cm)">
          <text:p text:style-name="P2"/>
        </draw:rect>
        <draw:rect draw:style-name="gr26" draw:text-style-name="P1" draw:layer="layout" svg:width="0.25cm" svg:height="0.25cm" draw:transform="rotate (3.1415926535892) translate (18.135cm 15.624cm)">
          <text:p text:style-name="P2"/>
        </draw:rect>
        <draw:rect draw:style-name="gr26" draw:text-style-name="P1" draw:layer="layout" svg:width="0.25cm" svg:height="0.25cm" draw:transform="rotate (3.1415926535892) translate (18.635cm 15.624cm)">
          <text:p text:style-name="P2"/>
        </draw:rect>
        <draw:rect draw:style-name="gr26" draw:text-style-name="P1" draw:layer="layout" svg:width="0.25cm" svg:height="0.25cm" draw:transform="rotate (3.1415926535892) translate (18.385cm 15.624cm)">
          <text:p text:style-name="P2"/>
        </draw:rect>
        <draw:rect draw:style-name="gr26" draw:text-style-name="P1" draw:layer="layout" svg:width="0.25cm" svg:height="0.25cm" draw:transform="rotate (3.1415926535892) translate (18.885cm 15.624cm)">
          <text:p text:style-name="P2"/>
        </draw:rect>
        <draw:rect draw:style-name="gr26" draw:text-style-name="P1" draw:layer="layout" svg:width="0.25cm" svg:height="0.25cm" draw:transform="rotate (3.1415926535892) translate (19.135cm 15.624cm)">
          <text:p text:style-name="P2"/>
        </draw:rect>
        <draw:rect draw:style-name="gr26" draw:text-style-name="P1" draw:layer="layout" svg:width="0.25cm" svg:height="0.25cm" draw:transform="rotate (3.1415926535892) translate (19.635cm 15.624cm)">
          <text:p text:style-name="P2"/>
        </draw:rect>
        <draw:rect draw:style-name="gr26" draw:text-style-name="P1" draw:layer="layout" svg:width="0.25cm" svg:height="0.25cm" draw:transform="rotate (3.1415926535892) translate (19.385cm 15.624cm)">
          <text:p text:style-name="P2"/>
        </draw:rect>
        <draw:rect draw:style-name="gr26" draw:text-style-name="P1" draw:layer="layout" svg:width="0.25cm" svg:height="0.25cm" draw:transform="rotate (3.1415926535892) translate (19.885cm 15.624cm)">
          <text:p text:style-name="P2"/>
        </draw:rect>
        <draw:rect draw:style-name="gr39" draw:text-style-name="P1" draw:layer="layout" svg:width="0.5cm" svg:height="4cm" svg:x="18.385cm" svg:y="13.374cm">
          <text:p text:style-name="P2"/>
        </draw:rect>
        <draw:line draw:style-name="gr40" draw:text-style-name="P15" draw:layer="layout" svg:x1="17.385cm" svg:y1="17.124cm" svg:x2="18.385cm" svg:y2="17.124cm">
          <text:p text:style-name="P14"><text:span text:style-name="T8"><text:line-break/></text:span><text:span text:style-name="T8"/></text:p>
        </draw:line>
        <draw:rect draw:style-name="gr39" draw:text-style-name="P1" draw:layer="layout" svg:width="0.5cm" svg:height="4cm" svg:x="17.135cm" svg:y="13.374cm">
          <text:p text:style-name="P2"/>
        </draw:rect>
        <draw:frame draw:style-name="gr41" draw:text-style-name="P12" draw:layer="layout" svg:width="6.1cm" svg:height="0.887cm" svg:x="10.285cm" svg:y="13.874cm">
          <draw:text-box>
            <text:p text:style-name="P2"><text:span text:style-name="T8">Black pixels below 'virtual bar' get counted:</text:span><text:span text:style-name="T8"><text:line-break/></text:span><text:span text:style-name="T8">'blackness'-values</text:span></text:p>
          </draw:text-box>
        </draw:frame>
        <draw:path draw:style-name="gr39" draw:text-style-name="P1" draw:layer="layout" svg:width="1.25cm" svg:height="0.301cm" svg:x="8.885cm" svg:y="13.874cm" svg:viewBox="0 0 1251 302" svg:d="m1250 274c-500 136-1250-274-1250-274">
          <text:p text:style-name="P2"/>
        </draw:path>
      </draw:page>
      <draw:page draw:name="mask-scan-detail2" draw:style-name="dp1" draw:master-page-name="Standard">
        <draw:frame draw:style-name="gr42" draw:text-style-name="P12" draw:layer="layout" svg:width="3.986cm" svg:height="0.569cm" svg:x="18.635cm" svg:y="1.135cm">
          <draw:text-box>
            <text:p text:style-name="P2"><text:span text:style-name="T8">Bar placement / movement:</text:span></text:p>
          </draw:text-box>
        </draw:frame>
        <draw:rect draw:style-name="gr39" draw:text-style-name="P1" draw:layer="layout" svg:width="1.561cm" svg:height="0.196cm" svg:x="19.025cm" svg:y="2.022cm">
          <text:p text:style-name="P2"/>
        </draw:rect>
        <draw:line draw:style-name="gr43" draw:text-style-name="P1" draw:layer="layout" svg:x1="20.781cm" svg:y1="2.218cm" svg:x2="20.781cm" svg:y2="1.632cm">
          <text:p text:style-name="P2"/>
        </draw:line>
        <draw:frame draw:style-name="gr44" draw:text-style-name="P12" draw:layer="layout" svg:width="3.592cm" svg:height="0.569cm" svg:x="21.183cm" svg:y="1.969cm">
          <draw:text-box>
            <text:p text:style-name="P2"><text:span text:style-name="T8">Mask-scan-direction: top</text:span></text:p>
          </draw:text-box>
        </draw:frame>
        <draw:rect draw:style-name="gr39" draw:text-style-name="P1" draw:layer="layout" svg:width="1.561cm" svg:height="0.195cm" svg:x="19.025cm" svg:y="2.881cm">
          <text:p text:style-name="P2"/>
        </draw:rect>
        <draw:line draw:style-name="gr43" draw:text-style-name="P1" draw:layer="layout" svg:x1="20.781cm" svg:y1="2.803cm" svg:x2="20.781cm" svg:y2="3.388cm">
          <text:p text:style-name="P2"/>
        </draw:line>
        <draw:frame draw:style-name="gr45" draw:text-style-name="P12" draw:layer="layout" svg:width="4.071cm" svg:height="0.569cm" svg:x="21.183cm" svg:y="2.905cm">
          <draw:text-box>
            <text:p text:style-name="P2"><text:span text:style-name="T8">Mask-scan-direction: bottom</text:span></text:p>
          </draw:text-box>
        </draw:frame>
        <draw:rect draw:style-name="gr39" draw:text-style-name="P1" draw:layer="layout" svg:width="1.366cm" svg:height="0.195cm" draw:transform="rotate (1.5707963267946) translate (19.676cm 5.233cm)">
          <text:p text:style-name="P2"/>
        </draw:rect>
        <draw:line draw:style-name="gr43" draw:text-style-name="P1" draw:layer="layout" svg:x1="19.988cm" svg:y1="3.672cm" svg:x2="19.403cm" svg:y2="3.672cm">
          <text:p text:style-name="P2"/>
        </draw:line>
        <draw:frame draw:style-name="gr46" draw:text-style-name="P12" draw:layer="layout" svg:width="3.58cm" svg:height="0.569cm" svg:x="21.238cm" svg:y="4.452cm">
          <draw:text-box>
            <text:p text:style-name="P2"><text:span text:style-name="T8">Mask-scan-direction: left</text:span></text:p>
          </draw:text-box>
        </draw:frame>
        <draw:rect draw:style-name="gr39" draw:text-style-name="P1" draw:layer="layout" svg:width="1.366cm" svg:height="0.195cm" draw:transform="rotate (1.5707963267946) translate (19.677cm 7.184cm)">
          <text:p text:style-name="P2"/>
        </draw:rect>
        <draw:line draw:style-name="gr43" draw:text-style-name="P1" draw:layer="layout" svg:x1="19.482cm" svg:y1="5.623cm" svg:x2="20.067cm" svg:y2="5.623cm">
          <text:p text:style-name="P2"/>
        </draw:line>
        <draw:frame draw:style-name="gr47" draw:text-style-name="P12" draw:layer="layout" svg:width="3.749cm" svg:height="0.569cm" svg:x="21.239cm" svg:y="6.404cm">
          <draw:text-box>
            <text:p text:style-name="P2"><text:span text:style-name="T8">Mask-scan-direction: right</text:span></text:p>
          </draw:text-box>
        </draw:frame>
        <draw:frame draw:style-name="gr48" draw:text-style-name="P12" draw:layer="layout" svg:width="11.5cm" svg:height="2.477cm" svg:x="14.135cm" svg:y="8.635cm">
          <draw:text-box>
            <text:p text:style-name="P2"><text:span text:style-name="T8">Mask-scan-threshold determines when to stop moving the vitual bar,</text:span><text:span text:style-name="T8"><text:line-break/></text:span><text:span text:style-name="T8">thus when a mask's edge is considered to be found:</text:span><text:span text:style-name="T8"><text:line-break/></text:span><text:span text:style-name="T8">mask-scanning is stopped when the relative 'blackness' below the virtual bar</text:span><text:span text:style-name="T8"><text:line-break/></text:span><text:span text:style-name="T8">(the current number of black pixels below the bar divided by the original</text:span><text:span text:style-name="T8"><text:line-break/></text:span><text:span text:style-name="T8">number of black pixels under the bar when scanning was started) gets below </text:span><text:span text:style-name="T8"><text:line-break/></text:span><text:span text:style-name="T8">mask-scan-threshold.</text:span><text:span text:style-name="T8"><text:line-break/></text:span><text:span text:style-name="T8">Small example with mask-scan-size = 2:</text:span></text:p>
          </draw:text-box>
        </draw:frame>
        <draw:rect draw:style-name="gr26" draw:text-style-name="P1" draw:layer="layout" svg:width="0.25cm" svg:height="0.25cm" svg:x="16.135cm" svg:y="11.885cm">
          <text:p text:style-name="P2"/>
        </draw:rect>
        <draw:rect draw:style-name="gr26" draw:text-style-name="P1" draw:layer="layout" svg:width="0.25cm" svg:height="0.25cm" svg:x="16.385cm" svg:y="12.135cm">
          <text:p text:style-name="P2"/>
        </draw:rect>
        <draw:rect draw:style-name="gr26" draw:text-style-name="P1" draw:layer="layout" svg:width="0.25cm" svg:height="0.25cm" svg:x="16.635cm" svg:y="12.385cm">
          <text:p text:style-name="P2"/>
        </draw:rect>
        <draw:rect draw:style-name="gr26" draw:text-style-name="P1" draw:layer="layout" svg:width="0.25cm" svg:height="0.25cm" svg:x="16.885cm" svg:y="12.635cm">
          <text:p text:style-name="P2"/>
        </draw:rect>
        <draw:rect draw:style-name="gr26" draw:text-style-name="P1" draw:layer="layout" svg:width="0.25cm" svg:height="0.25cm" svg:x="17.135cm" svg:y="12.885cm">
          <text:p text:style-name="P2"/>
        </draw:rect>
        <draw:rect draw:style-name="gr26" draw:text-style-name="P1" draw:layer="layout" svg:width="0.25cm" svg:height="0.25cm" svg:x="17.385cm" svg:y="13.135cm">
          <text:p text:style-name="P2"/>
        </draw:rect>
        <draw:rect draw:style-name="gr26" draw:text-style-name="P1" draw:layer="layout" svg:width="0.25cm" svg:height="0.25cm" draw:transform="rotate (3.1415926535892) translate (14.885cm 13.385cm)">
          <text:p text:style-name="P2"/>
        </draw:rect>
        <draw:rect draw:style-name="gr26" draw:text-style-name="P1" draw:layer="layout" svg:width="0.25cm" svg:height="0.25cm" draw:transform="rotate (3.1415926535892) translate (15.135cm 13.135cm)">
          <text:p text:style-name="P2"/>
        </draw:rect>
        <draw:rect draw:style-name="gr26" draw:text-style-name="P1" draw:layer="layout" svg:width="0.25cm" svg:height="0.25cm" draw:transform="rotate (3.1415926535892) translate (15.385cm 12.885cm)">
          <text:p text:style-name="P2"/>
        </draw:rect>
        <draw:rect draw:style-name="gr26" draw:text-style-name="P1" draw:layer="layout" svg:width="0.25cm" svg:height="0.25cm" draw:transform="rotate (3.1415926535892) translate (15.635cm 12.635cm)">
          <text:p text:style-name="P2"/>
        </draw:rect>
        <draw:rect draw:style-name="gr26" draw:text-style-name="P1" draw:layer="layout" svg:width="0.25cm" svg:height="0.25cm" draw:transform="rotate (3.1415926535892) translate (15.885cm 12.385cm)">
          <text:p text:style-name="P2"/>
        </draw:rect>
        <draw:rect draw:style-name="gr26" draw:text-style-name="P1" draw:layer="layout" svg:width="0.25cm" svg:height="0.25cm" draw:transform="rotate (3.1415926535892) translate (16.135cm 12.135cm)">
          <text:p text:style-name="P2"/>
        </draw:rect>
        <draw:rect draw:style-name="gr26" draw:text-style-name="P1" draw:layer="layout" svg:width="0.25cm" svg:height="0.25cm" svg:x="15.885cm" svg:y="12.135cm">
          <text:p text:style-name="P2"/>
        </draw:rect>
        <draw:rect draw:style-name="gr26" draw:text-style-name="P1" draw:layer="layout" svg:width="0.25cm" svg:height="0.25cm" svg:x="16.135cm" svg:y="12.135cm">
          <text:p text:style-name="P2"/>
        </draw:rect>
        <draw:rect draw:style-name="gr26" draw:text-style-name="P1" draw:layer="layout" svg:width="0.25cm" svg:height="0.25cm" svg:x="15.635cm" svg:y="12.385cm">
          <text:p text:style-name="P2"/>
        </draw:rect>
        <draw:rect draw:style-name="gr26" draw:text-style-name="P1" draw:layer="layout" svg:width="0.25cm" svg:height="0.25cm" svg:x="15.885cm" svg:y="12.385cm">
          <text:p text:style-name="P2"/>
        </draw:rect>
        <draw:rect draw:style-name="gr26" draw:text-style-name="P1" draw:layer="layout" svg:width="0.25cm" svg:height="0.25cm" svg:x="16.135cm" svg:y="12.385cm">
          <text:p text:style-name="P2"/>
        </draw:rect>
        <draw:rect draw:style-name="gr26" draw:text-style-name="P1" draw:layer="layout" svg:width="0.25cm" svg:height="0.25cm" svg:x="16.385cm" svg:y="12.385cm">
          <text:p text:style-name="P2"/>
        </draw:rect>
        <draw:rect draw:style-name="gr26" draw:text-style-name="P1" draw:layer="layout" svg:width="0.25cm" svg:height="0.25cm" svg:x="15.385cm" svg:y="12.635cm">
          <text:p text:style-name="P2"/>
        </draw:rect>
        <draw:rect draw:style-name="gr26" draw:text-style-name="P1" draw:layer="layout" svg:width="0.25cm" svg:height="0.25cm" svg:x="15.635cm" svg:y="12.635cm">
          <text:p text:style-name="P2"/>
        </draw:rect>
        <draw:rect draw:style-name="gr26" draw:text-style-name="P1" draw:layer="layout" svg:width="0.25cm" svg:height="0.25cm" svg:x="15.885cm" svg:y="12.635cm">
          <text:p text:style-name="P2"/>
        </draw:rect>
        <draw:rect draw:style-name="gr26" draw:text-style-name="P1" draw:layer="layout" svg:width="0.25cm" svg:height="0.25cm" svg:x="16.135cm" svg:y="12.635cm">
          <text:p text:style-name="P2"/>
        </draw:rect>
        <draw:rect draw:style-name="gr26" draw:text-style-name="P1" draw:layer="layout" svg:width="0.25cm" svg:height="0.25cm" svg:x="16.385cm" svg:y="12.635cm">
          <text:p text:style-name="P2"/>
        </draw:rect>
        <draw:rect draw:style-name="gr26" draw:text-style-name="P1" draw:layer="layout" svg:width="0.25cm" svg:height="0.25cm" svg:x="16.635cm" svg:y="12.635cm">
          <text:p text:style-name="P2"/>
        </draw:rect>
        <draw:rect draw:style-name="gr26" draw:text-style-name="P1" draw:layer="layout" svg:width="0.25cm" svg:height="0.25cm" svg:x="15.135cm" svg:y="12.885cm">
          <text:p text:style-name="P2"/>
        </draw:rect>
        <draw:rect draw:style-name="gr26" draw:text-style-name="P1" draw:layer="layout" svg:width="0.25cm" svg:height="0.25cm" svg:x="15.385cm" svg:y="12.885cm">
          <text:p text:style-name="P2"/>
        </draw:rect>
        <draw:rect draw:style-name="gr26" draw:text-style-name="P1" draw:layer="layout" svg:width="0.25cm" svg:height="0.25cm" svg:x="15.635cm" svg:y="12.885cm">
          <text:p text:style-name="P2"/>
        </draw:rect>
        <draw:rect draw:style-name="gr26" draw:text-style-name="P1" draw:layer="layout" svg:width="0.25cm" svg:height="0.25cm" svg:x="15.885cm" svg:y="12.885cm">
          <text:p text:style-name="P2"/>
        </draw:rect>
        <draw:rect draw:style-name="gr26" draw:text-style-name="P1" draw:layer="layout" svg:width="0.25cm" svg:height="0.25cm" svg:x="16.135cm" svg:y="12.885cm">
          <text:p text:style-name="P2"/>
        </draw:rect>
        <draw:rect draw:style-name="gr26" draw:text-style-name="P1" draw:layer="layout" svg:width="0.25cm" svg:height="0.25cm" svg:x="16.385cm" svg:y="12.885cm">
          <text:p text:style-name="P2"/>
        </draw:rect>
        <draw:rect draw:style-name="gr26" draw:text-style-name="P1" draw:layer="layout" svg:width="0.25cm" svg:height="0.25cm" svg:x="16.635cm" svg:y="12.885cm">
          <text:p text:style-name="P2"/>
        </draw:rect>
        <draw:rect draw:style-name="gr26" draw:text-style-name="P1" draw:layer="layout" svg:width="0.25cm" svg:height="0.25cm" svg:x="16.885cm" svg:y="12.885cm">
          <text:p text:style-name="P2"/>
        </draw:rect>
        <draw:rect draw:style-name="gr26" draw:text-style-name="P1" draw:layer="layout" svg:width="0.25cm" svg:height="0.25cm" svg:x="14.885cm" svg:y="13.135cm">
          <text:p text:style-name="P2"/>
        </draw:rect>
        <draw:rect draw:style-name="gr26" draw:text-style-name="P1" draw:layer="layout" svg:width="0.25cm" svg:height="0.25cm" svg:x="15.135cm" svg:y="13.135cm">
          <text:p text:style-name="P2"/>
        </draw:rect>
        <draw:rect draw:style-name="gr26" draw:text-style-name="P1" draw:layer="layout" svg:width="0.25cm" svg:height="0.25cm" svg:x="15.385cm" svg:y="13.135cm">
          <text:p text:style-name="P2"/>
        </draw:rect>
        <draw:rect draw:style-name="gr26" draw:text-style-name="P1" draw:layer="layout" svg:width="0.25cm" svg:height="0.25cm" svg:x="15.885cm" svg:y="13.135cm">
          <text:p text:style-name="P2"/>
        </draw:rect>
        <draw:rect draw:style-name="gr26" draw:text-style-name="P1" draw:layer="layout" svg:width="0.25cm" svg:height="0.25cm" svg:x="15.635cm" svg:y="13.135cm">
          <text:p text:style-name="P2"/>
        </draw:rect>
        <draw:rect draw:style-name="gr26" draw:text-style-name="P1" draw:layer="layout" svg:width="0.25cm" svg:height="0.25cm" svg:x="16.135cm" svg:y="13.135cm">
          <text:p text:style-name="P2"/>
        </draw:rect>
        <draw:rect draw:style-name="gr26" draw:text-style-name="P1" draw:layer="layout" svg:width="0.25cm" svg:height="0.25cm" svg:x="16.385cm" svg:y="13.135cm">
          <text:p text:style-name="P2"/>
        </draw:rect>
        <draw:rect draw:style-name="gr26" draw:text-style-name="P1" draw:layer="layout" svg:width="0.25cm" svg:height="0.25cm" svg:x="16.885cm" svg:y="13.135cm">
          <text:p text:style-name="P2"/>
        </draw:rect>
        <draw:rect draw:style-name="gr26" draw:text-style-name="P1" draw:layer="layout" svg:width="0.25cm" svg:height="0.25cm" svg:x="16.635cm" svg:y="13.135cm">
          <text:p text:style-name="P2"/>
        </draw:rect>
        <draw:rect draw:style-name="gr26" draw:text-style-name="P1" draw:layer="layout" svg:width="0.25cm" svg:height="0.25cm" svg:x="17.135cm" svg:y="13.135cm">
          <text:p text:style-name="P2"/>
        </draw:rect>
        <draw:rect draw:style-name="gr26" draw:text-style-name="P1" draw:layer="layout" svg:width="0.25cm" svg:height="0.25cm" draw:transform="rotate (3.1415926535892) translate (16.385cm 14.885cm)">
          <text:p text:style-name="P2"/>
        </draw:rect>
        <draw:rect draw:style-name="gr26" draw:text-style-name="P1" draw:layer="layout" svg:width="0.25cm" svg:height="0.25cm" draw:transform="rotate (3.1415926535892) translate (16.635cm 14.635cm)">
          <text:p text:style-name="P2"/>
        </draw:rect>
        <draw:rect draw:style-name="gr26" draw:text-style-name="P1" draw:layer="layout" svg:width="0.25cm" svg:height="0.25cm" draw:transform="rotate (3.1415926535892) translate (16.885cm 14.385cm)">
          <text:p text:style-name="P2"/>
        </draw:rect>
        <draw:rect draw:style-name="gr26" draw:text-style-name="P1" draw:layer="layout" svg:width="0.25cm" svg:height="0.25cm" draw:transform="rotate (3.1415926535892) translate (17.135cm 14.135cm)">
          <text:p text:style-name="P2"/>
        </draw:rect>
        <draw:rect draw:style-name="gr26" draw:text-style-name="P1" draw:layer="layout" svg:width="0.25cm" svg:height="0.25cm" draw:transform="rotate (3.1415926535892) translate (17.385cm 13.885cm)">
          <text:p text:style-name="P2"/>
        </draw:rect>
        <draw:rect draw:style-name="gr26" draw:text-style-name="P1" draw:layer="layout" svg:width="0.25cm" svg:height="0.25cm" draw:transform="rotate (3.1415926535892) translate (17.635cm 13.635cm)">
          <text:p text:style-name="P2"/>
        </draw:rect>
        <draw:rect draw:style-name="gr26" draw:text-style-name="P1" draw:layer="layout" svg:width="0.25cm" svg:height="0.25cm" svg:x="14.635cm" svg:y="13.385cm">
          <text:p text:style-name="P2"/>
        </draw:rect>
        <draw:rect draw:style-name="gr26" draw:text-style-name="P1" draw:layer="layout" svg:width="0.25cm" svg:height="0.25cm" svg:x="14.885cm" svg:y="13.635cm">
          <text:p text:style-name="P2"/>
        </draw:rect>
        <draw:rect draw:style-name="gr26" draw:text-style-name="P1" draw:layer="layout" svg:width="0.25cm" svg:height="0.25cm" svg:x="15.135cm" svg:y="13.885cm">
          <text:p text:style-name="P2"/>
        </draw:rect>
        <draw:rect draw:style-name="gr26" draw:text-style-name="P1" draw:layer="layout" svg:width="0.25cm" svg:height="0.25cm" svg:x="15.385cm" svg:y="14.135cm">
          <text:p text:style-name="P2"/>
        </draw:rect>
        <draw:rect draw:style-name="gr26" draw:text-style-name="P1" draw:layer="layout" svg:width="0.25cm" svg:height="0.25cm" svg:x="15.635cm" svg:y="14.385cm">
          <text:p text:style-name="P2"/>
        </draw:rect>
        <draw:rect draw:style-name="gr26" draw:text-style-name="P1" draw:layer="layout" svg:width="0.25cm" svg:height="0.25cm" svg:x="15.885cm" svg:y="14.635cm">
          <text:p text:style-name="P2"/>
        </draw:rect>
        <draw:rect draw:style-name="gr26" draw:text-style-name="P1" draw:layer="layout" svg:width="0.25cm" svg:height="0.25cm" draw:transform="rotate (3.1415926535892) translate (16.135cm 14.635cm)">
          <text:p text:style-name="P2"/>
        </draw:rect>
        <draw:rect draw:style-name="gr26" draw:text-style-name="P1" draw:layer="layout" svg:width="0.25cm" svg:height="0.25cm" draw:transform="rotate (3.1415926535892) translate (16.385cm 14.635cm)">
          <text:p text:style-name="P2"/>
        </draw:rect>
        <draw:rect draw:style-name="gr26" draw:text-style-name="P1" draw:layer="layout" svg:width="0.25cm" svg:height="0.25cm" draw:transform="rotate (3.1415926535892) translate (15.885cm 14.385cm)">
          <text:p text:style-name="P2"/>
        </draw:rect>
        <draw:rect draw:style-name="gr26" draw:text-style-name="P1" draw:layer="layout" svg:width="0.25cm" svg:height="0.25cm" draw:transform="rotate (3.1415926535892) translate (16.135cm 14.385cm)">
          <text:p text:style-name="P2"/>
        </draw:rect>
        <draw:rect draw:style-name="gr26" draw:text-style-name="P1" draw:layer="layout" svg:width="0.25cm" svg:height="0.25cm" draw:transform="rotate (3.1415926535892) translate (16.385cm 14.385cm)">
          <text:p text:style-name="P2"/>
        </draw:rect>
        <draw:rect draw:style-name="gr26" draw:text-style-name="P1" draw:layer="layout" svg:width="0.25cm" svg:height="0.25cm" draw:transform="rotate (3.1415926535892) translate (16.635cm 14.385cm)">
          <text:p text:style-name="P2"/>
        </draw:rect>
        <draw:rect draw:style-name="gr26" draw:text-style-name="P1" draw:layer="layout" svg:width="0.25cm" svg:height="0.25cm" draw:transform="rotate (3.1415926535892) translate (15.635cm 14.135cm)">
          <text:p text:style-name="P2"/>
        </draw:rect>
        <draw:rect draw:style-name="gr26" draw:text-style-name="P1" draw:layer="layout" svg:width="0.25cm" svg:height="0.25cm" draw:transform="rotate (3.1415926535892) translate (15.885cm 14.135cm)">
          <text:p text:style-name="P2"/>
        </draw:rect>
        <draw:rect draw:style-name="gr26" draw:text-style-name="P1" draw:layer="layout" svg:width="0.25cm" svg:height="0.25cm" draw:transform="rotate (3.1415926535892) translate (16.135cm 14.135cm)">
          <text:p text:style-name="P2"/>
        </draw:rect>
        <draw:rect draw:style-name="gr26" draw:text-style-name="P1" draw:layer="layout" svg:width="0.25cm" svg:height="0.25cm" draw:transform="rotate (3.1415926535892) translate (16.385cm 14.135cm)">
          <text:p text:style-name="P2"/>
        </draw:rect>
        <draw:rect draw:style-name="gr26" draw:text-style-name="P1" draw:layer="layout" svg:width="0.25cm" svg:height="0.25cm" draw:transform="rotate (3.1415926535892) translate (16.635cm 14.135cm)">
          <text:p text:style-name="P2"/>
        </draw:rect>
        <draw:rect draw:style-name="gr26" draw:text-style-name="P1" draw:layer="layout" svg:width="0.25cm" svg:height="0.25cm" draw:transform="rotate (3.1415926535892) translate (16.885cm 14.135cm)">
          <text:p text:style-name="P2"/>
        </draw:rect>
        <draw:rect draw:style-name="gr26" draw:text-style-name="P1" draw:layer="layout" svg:width="0.25cm" svg:height="0.25cm" draw:transform="rotate (3.1415926535892) translate (15.385cm 13.885cm)">
          <text:p text:style-name="P2"/>
        </draw:rect>
        <draw:rect draw:style-name="gr26" draw:text-style-name="P1" draw:layer="layout" svg:width="0.25cm" svg:height="0.25cm" draw:transform="rotate (3.1415926535892) translate (15.635cm 13.885cm)">
          <text:p text:style-name="P2"/>
        </draw:rect>
        <draw:rect draw:style-name="gr26" draw:text-style-name="P1" draw:layer="layout" svg:width="0.25cm" svg:height="0.25cm" draw:transform="rotate (3.1415926535892) translate (15.885cm 13.885cm)">
          <text:p text:style-name="P2"/>
        </draw:rect>
        <draw:rect draw:style-name="gr26" draw:text-style-name="P1" draw:layer="layout" svg:width="0.25cm" svg:height="0.25cm" draw:transform="rotate (3.1415926535892) translate (16.135cm 13.885cm)">
          <text:p text:style-name="P2"/>
        </draw:rect>
        <draw:rect draw:style-name="gr26" draw:text-style-name="P1" draw:layer="layout" svg:width="0.25cm" svg:height="0.25cm" draw:transform="rotate (3.1415926535892) translate (16.385cm 13.885cm)">
          <text:p text:style-name="P2"/>
        </draw:rect>
        <draw:rect draw:style-name="gr26" draw:text-style-name="P1" draw:layer="layout" svg:width="0.25cm" svg:height="0.25cm" draw:transform="rotate (3.1415926535892) translate (16.635cm 13.885cm)">
          <text:p text:style-name="P2"/>
        </draw:rect>
        <draw:rect draw:style-name="gr26" draw:text-style-name="P1" draw:layer="layout" svg:width="0.25cm" svg:height="0.25cm" draw:transform="rotate (3.1415926535892) translate (16.885cm 13.885cm)">
          <text:p text:style-name="P2"/>
        </draw:rect>
        <draw:rect draw:style-name="gr26" draw:text-style-name="P1" draw:layer="layout" svg:width="0.25cm" svg:height="0.25cm" draw:transform="rotate (3.1415926535892) translate (17.135cm 13.885cm)">
          <text:p text:style-name="P2"/>
        </draw:rect>
        <draw:rect draw:style-name="gr26" draw:text-style-name="P1" draw:layer="layout" svg:width="0.25cm" svg:height="0.25cm" draw:transform="rotate (3.1415926535892) translate (15.135cm 13.635cm)">
          <text:p text:style-name="P2"/>
        </draw:rect>
        <draw:rect draw:style-name="gr26" draw:text-style-name="P1" draw:layer="layout" svg:width="0.25cm" svg:height="0.25cm" draw:transform="rotate (3.1415926535892) translate (15.385cm 13.635cm)">
          <text:p text:style-name="P2"/>
        </draw:rect>
        <draw:rect draw:style-name="gr26" draw:text-style-name="P1" draw:layer="layout" svg:width="0.25cm" svg:height="0.25cm" draw:transform="rotate (3.1415926535892) translate (15.635cm 13.635cm)">
          <text:p text:style-name="P2"/>
        </draw:rect>
        <draw:rect draw:style-name="gr26" draw:text-style-name="P1" draw:layer="layout" svg:width="0.25cm" svg:height="0.25cm" draw:transform="rotate (3.1415926535892) translate (16.135cm 13.635cm)">
          <text:p text:style-name="P2"/>
        </draw:rect>
        <draw:rect draw:style-name="gr26" draw:text-style-name="P1" draw:layer="layout" svg:width="0.25cm" svg:height="0.25cm" draw:transform="rotate (3.1415926535892) translate (15.885cm 13.635cm)">
          <text:p text:style-name="P2"/>
        </draw:rect>
        <draw:rect draw:style-name="gr26" draw:text-style-name="P1" draw:layer="layout" svg:width="0.25cm" svg:height="0.25cm" draw:transform="rotate (3.1415926535892) translate (16.385cm 13.635cm)">
          <text:p text:style-name="P2"/>
        </draw:rect>
        <draw:rect draw:style-name="gr26" draw:text-style-name="P1" draw:layer="layout" svg:width="0.25cm" svg:height="0.25cm" draw:transform="rotate (3.1415926535892) translate (16.635cm 13.635cm)">
          <text:p text:style-name="P2"/>
        </draw:rect>
        <draw:rect draw:style-name="gr26" draw:text-style-name="P1" draw:layer="layout" svg:width="0.25cm" svg:height="0.25cm" draw:transform="rotate (3.1415926535892) translate (17.135cm 13.635cm)">
          <text:p text:style-name="P2"/>
        </draw:rect>
        <draw:rect draw:style-name="gr26" draw:text-style-name="P1" draw:layer="layout" svg:width="0.25cm" svg:height="0.25cm" draw:transform="rotate (3.1415926535892) translate (16.885cm 13.635cm)">
          <text:p text:style-name="P2"/>
        </draw:rect>
        <draw:rect draw:style-name="gr26" draw:text-style-name="P1" draw:layer="layout" svg:width="0.25cm" svg:height="0.25cm" draw:transform="rotate (3.1415926535892) translate (17.385cm 13.635cm)">
          <text:p text:style-name="P2"/>
        </draw:rect>
        <draw:rect draw:style-name="gr39" draw:text-style-name="P1" draw:layer="layout" svg:width="0.5cm" svg:height="4cm" svg:x="15.885cm" svg:y="11.385cm">
          <text:p text:style-name="P2"/>
        </draw:rect>
        <draw:frame draw:style-name="gr47" draw:text-style-name="P12" draw:layer="layout" svg:width="5.023cm" svg:height="1.841cm" svg:x="14.635cm" svg:y="16.066cm">
          <draw:text-box>
            <text:p text:style-name="P2"><text:span text:style-name="T8">Mask-scan-threshold = 0.3</text:span><text:span text:style-name="T8"><text:line-break/></text:span><text:span text:style-name="T8"><text:line-break/></text:span><text:span text:style-name="T8">original blackness on scan start: 24,</text:span><text:span text:style-name="T8"><text:line-break/></text:span><text:span text:style-name="T8">stop when below 24*0.3 = 8</text:span><text:span text:style-name="T8"><text:line-break/></text:span><text:span text:style-name="T8">(too early)</text:span></text:p>
          </draw:text-box>
        </draw:frame>
        <draw:line draw:style-name="gr40" draw:text-style-name="P15" draw:layer="layout" svg:x1="14.885cm" svg:y1="15.135cm" svg:x2="15.885cm" svg:y2="15.135cm">
          <text:p text:style-name="P14"><text:span text:style-name="T8"><text:line-break/></text:span><text:span text:style-name="T8"/></text:p>
        </draw:line>
        <draw:rect draw:style-name="gr39" draw:text-style-name="P1" draw:layer="layout" svg:width="0.5cm" svg:height="4cm" svg:x="14.635cm" svg:y="11.385cm">
          <text:p text:style-name="P2"/>
        </draw:rect>
        <draw:rect draw:style-name="gr26" draw:text-style-name="P1" draw:layer="layout" svg:width="0.25cm" svg:height="0.25cm" svg:x="21.862cm" svg:y="11.863cm">
          <text:p text:style-name="P2"/>
        </draw:rect>
        <draw:rect draw:style-name="gr26" draw:text-style-name="P1" draw:layer="layout" svg:width="0.25cm" svg:height="0.25cm" svg:x="22.112cm" svg:y="12.113cm">
          <text:p text:style-name="P2"/>
        </draw:rect>
        <draw:rect draw:style-name="gr26" draw:text-style-name="P1" draw:layer="layout" svg:width="0.25cm" svg:height="0.25cm" svg:x="22.362cm" svg:y="12.363cm">
          <text:p text:style-name="P2"/>
        </draw:rect>
        <draw:rect draw:style-name="gr26" draw:text-style-name="P1" draw:layer="layout" svg:width="0.25cm" svg:height="0.25cm" svg:x="22.612cm" svg:y="12.613cm">
          <text:p text:style-name="P2"/>
        </draw:rect>
        <draw:rect draw:style-name="gr26" draw:text-style-name="P1" draw:layer="layout" svg:width="0.25cm" svg:height="0.25cm" svg:x="22.862cm" svg:y="12.863cm">
          <text:p text:style-name="P2"/>
        </draw:rect>
        <draw:rect draw:style-name="gr26" draw:text-style-name="P1" draw:layer="layout" svg:width="0.25cm" svg:height="0.25cm" svg:x="23.112cm" svg:y="13.113cm">
          <text:p text:style-name="P2"/>
        </draw:rect>
        <draw:rect draw:style-name="gr26" draw:text-style-name="P1" draw:layer="layout" svg:width="0.25cm" svg:height="0.25cm" draw:transform="rotate (3.1415926535892) translate (20.612cm 13.363cm)">
          <text:p text:style-name="P2"/>
        </draw:rect>
        <draw:rect draw:style-name="gr26" draw:text-style-name="P1" draw:layer="layout" svg:width="0.25cm" svg:height="0.25cm" draw:transform="rotate (3.1415926535892) translate (20.862cm 13.113cm)">
          <text:p text:style-name="P2"/>
        </draw:rect>
        <draw:rect draw:style-name="gr26" draw:text-style-name="P1" draw:layer="layout" svg:width="0.25cm" svg:height="0.25cm" draw:transform="rotate (3.1415926535892) translate (21.112cm 12.863cm)">
          <text:p text:style-name="P2"/>
        </draw:rect>
        <draw:rect draw:style-name="gr26" draw:text-style-name="P1" draw:layer="layout" svg:width="0.25cm" svg:height="0.25cm" draw:transform="rotate (3.1415926535892) translate (21.362cm 12.613cm)">
          <text:p text:style-name="P2"/>
        </draw:rect>
        <draw:rect draw:style-name="gr26" draw:text-style-name="P1" draw:layer="layout" svg:width="0.25cm" svg:height="0.25cm" draw:transform="rotate (3.1415926535892) translate (21.612cm 12.363cm)">
          <text:p text:style-name="P2"/>
        </draw:rect>
        <draw:rect draw:style-name="gr26" draw:text-style-name="P1" draw:layer="layout" svg:width="0.25cm" svg:height="0.25cm" draw:transform="rotate (3.1415926535892) translate (21.862cm 12.113cm)">
          <text:p text:style-name="P2"/>
        </draw:rect>
        <draw:rect draw:style-name="gr26" draw:text-style-name="P1" draw:layer="layout" svg:width="0.25cm" svg:height="0.25cm" svg:x="21.612cm" svg:y="12.113cm">
          <text:p text:style-name="P2"/>
        </draw:rect>
        <draw:rect draw:style-name="gr26" draw:text-style-name="P1" draw:layer="layout" svg:width="0.25cm" svg:height="0.25cm" svg:x="21.862cm" svg:y="12.113cm">
          <text:p text:style-name="P2"/>
        </draw:rect>
        <draw:rect draw:style-name="gr26" draw:text-style-name="P1" draw:layer="layout" svg:width="0.25cm" svg:height="0.25cm" svg:x="21.362cm" svg:y="12.363cm">
          <text:p text:style-name="P2"/>
        </draw:rect>
        <draw:rect draw:style-name="gr26" draw:text-style-name="P1" draw:layer="layout" svg:width="0.25cm" svg:height="0.25cm" svg:x="21.612cm" svg:y="12.363cm">
          <text:p text:style-name="P2"/>
        </draw:rect>
        <draw:rect draw:style-name="gr26" draw:text-style-name="P1" draw:layer="layout" svg:width="0.25cm" svg:height="0.25cm" svg:x="21.862cm" svg:y="12.363cm">
          <text:p text:style-name="P2"/>
        </draw:rect>
        <draw:rect draw:style-name="gr26" draw:text-style-name="P1" draw:layer="layout" svg:width="0.25cm" svg:height="0.25cm" svg:x="22.112cm" svg:y="12.363cm">
          <text:p text:style-name="P2"/>
        </draw:rect>
        <draw:rect draw:style-name="gr26" draw:text-style-name="P1" draw:layer="layout" svg:width="0.25cm" svg:height="0.25cm" svg:x="21.112cm" svg:y="12.613cm">
          <text:p text:style-name="P2"/>
        </draw:rect>
        <draw:rect draw:style-name="gr26" draw:text-style-name="P1" draw:layer="layout" svg:width="0.25cm" svg:height="0.25cm" svg:x="21.362cm" svg:y="12.613cm">
          <text:p text:style-name="P2"/>
        </draw:rect>
        <draw:rect draw:style-name="gr26" draw:text-style-name="P1" draw:layer="layout" svg:width="0.25cm" svg:height="0.25cm" svg:x="21.612cm" svg:y="12.613cm">
          <text:p text:style-name="P2"/>
        </draw:rect>
        <draw:rect draw:style-name="gr26" draw:text-style-name="P1" draw:layer="layout" svg:width="0.25cm" svg:height="0.25cm" svg:x="21.862cm" svg:y="12.613cm">
          <text:p text:style-name="P2"/>
        </draw:rect>
        <draw:rect draw:style-name="gr26" draw:text-style-name="P1" draw:layer="layout" svg:width="0.25cm" svg:height="0.25cm" svg:x="22.112cm" svg:y="12.613cm">
          <text:p text:style-name="P2"/>
        </draw:rect>
        <draw:rect draw:style-name="gr26" draw:text-style-name="P1" draw:layer="layout" svg:width="0.25cm" svg:height="0.25cm" svg:x="22.362cm" svg:y="12.613cm">
          <text:p text:style-name="P2"/>
        </draw:rect>
        <draw:rect draw:style-name="gr26" draw:text-style-name="P1" draw:layer="layout" svg:width="0.25cm" svg:height="0.25cm" svg:x="20.862cm" svg:y="12.863cm">
          <text:p text:style-name="P2"/>
        </draw:rect>
        <draw:rect draw:style-name="gr26" draw:text-style-name="P1" draw:layer="layout" svg:width="0.25cm" svg:height="0.25cm" svg:x="21.112cm" svg:y="12.863cm">
          <text:p text:style-name="P2"/>
        </draw:rect>
        <draw:rect draw:style-name="gr26" draw:text-style-name="P1" draw:layer="layout" svg:width="0.25cm" svg:height="0.25cm" svg:x="21.362cm" svg:y="12.863cm">
          <text:p text:style-name="P2"/>
        </draw:rect>
        <draw:rect draw:style-name="gr26" draw:text-style-name="P1" draw:layer="layout" svg:width="0.25cm" svg:height="0.25cm" svg:x="21.612cm" svg:y="12.863cm">
          <text:p text:style-name="P2"/>
        </draw:rect>
        <draw:rect draw:style-name="gr26" draw:text-style-name="P1" draw:layer="layout" svg:width="0.25cm" svg:height="0.25cm" svg:x="21.862cm" svg:y="12.863cm">
          <text:p text:style-name="P2"/>
        </draw:rect>
        <draw:rect draw:style-name="gr26" draw:text-style-name="P1" draw:layer="layout" svg:width="0.25cm" svg:height="0.25cm" svg:x="22.112cm" svg:y="12.863cm">
          <text:p text:style-name="P2"/>
        </draw:rect>
        <draw:rect draw:style-name="gr26" draw:text-style-name="P1" draw:layer="layout" svg:width="0.25cm" svg:height="0.25cm" svg:x="22.362cm" svg:y="12.863cm">
          <text:p text:style-name="P2"/>
        </draw:rect>
        <draw:rect draw:style-name="gr26" draw:text-style-name="P1" draw:layer="layout" svg:width="0.25cm" svg:height="0.25cm" svg:x="22.612cm" svg:y="12.863cm">
          <text:p text:style-name="P2"/>
        </draw:rect>
        <draw:rect draw:style-name="gr26" draw:text-style-name="P1" draw:layer="layout" svg:width="0.25cm" svg:height="0.25cm" svg:x="20.612cm" svg:y="13.113cm">
          <text:p text:style-name="P2"/>
        </draw:rect>
        <draw:rect draw:style-name="gr26" draw:text-style-name="P1" draw:layer="layout" svg:width="0.25cm" svg:height="0.25cm" svg:x="20.862cm" svg:y="13.113cm">
          <text:p text:style-name="P2"/>
        </draw:rect>
        <draw:rect draw:style-name="gr26" draw:text-style-name="P1" draw:layer="layout" svg:width="0.25cm" svg:height="0.25cm" svg:x="21.112cm" svg:y="13.113cm">
          <text:p text:style-name="P2"/>
        </draw:rect>
        <draw:rect draw:style-name="gr26" draw:text-style-name="P1" draw:layer="layout" svg:width="0.25cm" svg:height="0.25cm" svg:x="21.612cm" svg:y="13.113cm">
          <text:p text:style-name="P2"/>
        </draw:rect>
        <draw:rect draw:style-name="gr26" draw:text-style-name="P1" draw:layer="layout" svg:width="0.25cm" svg:height="0.25cm" svg:x="21.362cm" svg:y="13.113cm">
          <text:p text:style-name="P2"/>
        </draw:rect>
        <draw:rect draw:style-name="gr26" draw:text-style-name="P1" draw:layer="layout" svg:width="0.25cm" svg:height="0.25cm" svg:x="21.862cm" svg:y="13.113cm">
          <text:p text:style-name="P2"/>
        </draw:rect>
        <draw:rect draw:style-name="gr26" draw:text-style-name="P1" draw:layer="layout" svg:width="0.25cm" svg:height="0.25cm" svg:x="22.112cm" svg:y="13.113cm">
          <text:p text:style-name="P2"/>
        </draw:rect>
        <draw:rect draw:style-name="gr26" draw:text-style-name="P1" draw:layer="layout" svg:width="0.25cm" svg:height="0.25cm" svg:x="22.612cm" svg:y="13.113cm">
          <text:p text:style-name="P2"/>
        </draw:rect>
        <draw:rect draw:style-name="gr26" draw:text-style-name="P1" draw:layer="layout" svg:width="0.25cm" svg:height="0.25cm" svg:x="22.362cm" svg:y="13.113cm">
          <text:p text:style-name="P2"/>
        </draw:rect>
        <draw:rect draw:style-name="gr26" draw:text-style-name="P1" draw:layer="layout" svg:width="0.25cm" svg:height="0.25cm" svg:x="22.862cm" svg:y="13.113cm">
          <text:p text:style-name="P2"/>
        </draw:rect>
        <draw:rect draw:style-name="gr26" draw:text-style-name="P1" draw:layer="layout" svg:width="0.25cm" svg:height="0.25cm" draw:transform="rotate (3.1415926535892) translate (22.112cm 14.863cm)">
          <text:p text:style-name="P2"/>
        </draw:rect>
        <draw:rect draw:style-name="gr26" draw:text-style-name="P1" draw:layer="layout" svg:width="0.25cm" svg:height="0.25cm" draw:transform="rotate (3.1415926535892) translate (22.362cm 14.613cm)">
          <text:p text:style-name="P2"/>
        </draw:rect>
        <draw:rect draw:style-name="gr26" draw:text-style-name="P1" draw:layer="layout" svg:width="0.25cm" svg:height="0.25cm" draw:transform="rotate (3.1415926535892) translate (22.612cm 14.363cm)">
          <text:p text:style-name="P2"/>
        </draw:rect>
        <draw:rect draw:style-name="gr26" draw:text-style-name="P1" draw:layer="layout" svg:width="0.25cm" svg:height="0.25cm" draw:transform="rotate (3.1415926535892) translate (22.862cm 14.113cm)">
          <text:p text:style-name="P2"/>
        </draw:rect>
        <draw:rect draw:style-name="gr26" draw:text-style-name="P1" draw:layer="layout" svg:width="0.25cm" svg:height="0.25cm" draw:transform="rotate (3.1415926535892) translate (23.112cm 13.863cm)">
          <text:p text:style-name="P2"/>
        </draw:rect>
        <draw:rect draw:style-name="gr26" draw:text-style-name="P1" draw:layer="layout" svg:width="0.25cm" svg:height="0.25cm" draw:transform="rotate (3.1415926535892) translate (23.362cm 13.613cm)">
          <text:p text:style-name="P2"/>
        </draw:rect>
        <draw:rect draw:style-name="gr26" draw:text-style-name="P1" draw:layer="layout" svg:width="0.25cm" svg:height="0.25cm" svg:x="20.362cm" svg:y="13.363cm">
          <text:p text:style-name="P2"/>
        </draw:rect>
        <draw:rect draw:style-name="gr26" draw:text-style-name="P1" draw:layer="layout" svg:width="0.25cm" svg:height="0.25cm" svg:x="20.612cm" svg:y="13.613cm">
          <text:p text:style-name="P2"/>
        </draw:rect>
        <draw:rect draw:style-name="gr26" draw:text-style-name="P1" draw:layer="layout" svg:width="0.25cm" svg:height="0.25cm" svg:x="20.862cm" svg:y="13.863cm">
          <text:p text:style-name="P2"/>
        </draw:rect>
        <draw:rect draw:style-name="gr26" draw:text-style-name="P1" draw:layer="layout" svg:width="0.25cm" svg:height="0.25cm" svg:x="21.112cm" svg:y="14.113cm">
          <text:p text:style-name="P2"/>
        </draw:rect>
        <draw:rect draw:style-name="gr26" draw:text-style-name="P1" draw:layer="layout" svg:width="0.25cm" svg:height="0.25cm" svg:x="21.362cm" svg:y="14.363cm">
          <text:p text:style-name="P2"/>
        </draw:rect>
        <draw:rect draw:style-name="gr26" draw:text-style-name="P1" draw:layer="layout" svg:width="0.25cm" svg:height="0.25cm" svg:x="21.612cm" svg:y="14.613cm">
          <text:p text:style-name="P2"/>
        </draw:rect>
        <draw:rect draw:style-name="gr26" draw:text-style-name="P1" draw:layer="layout" svg:width="0.25cm" svg:height="0.25cm" draw:transform="rotate (3.1415926535892) translate (21.862cm 14.613cm)">
          <text:p text:style-name="P2"/>
        </draw:rect>
        <draw:rect draw:style-name="gr26" draw:text-style-name="P1" draw:layer="layout" svg:width="0.25cm" svg:height="0.25cm" draw:transform="rotate (3.1415926535892) translate (22.112cm 14.613cm)">
          <text:p text:style-name="P2"/>
        </draw:rect>
        <draw:rect draw:style-name="gr26" draw:text-style-name="P1" draw:layer="layout" svg:width="0.25cm" svg:height="0.25cm" draw:transform="rotate (3.1415926535892) translate (21.612cm 14.363cm)">
          <text:p text:style-name="P2"/>
        </draw:rect>
        <draw:rect draw:style-name="gr26" draw:text-style-name="P1" draw:layer="layout" svg:width="0.25cm" svg:height="0.25cm" draw:transform="rotate (3.1415926535892) translate (21.862cm 14.363cm)">
          <text:p text:style-name="P2"/>
        </draw:rect>
        <draw:rect draw:style-name="gr26" draw:text-style-name="P1" draw:layer="layout" svg:width="0.25cm" svg:height="0.25cm" draw:transform="rotate (3.1415926535892) translate (22.112cm 14.363cm)">
          <text:p text:style-name="P2"/>
        </draw:rect>
        <draw:rect draw:style-name="gr26" draw:text-style-name="P1" draw:layer="layout" svg:width="0.25cm" svg:height="0.25cm" draw:transform="rotate (3.1415926535892) translate (22.362cm 14.363cm)">
          <text:p text:style-name="P2"/>
        </draw:rect>
        <draw:rect draw:style-name="gr26" draw:text-style-name="P1" draw:layer="layout" svg:width="0.25cm" svg:height="0.25cm" draw:transform="rotate (3.1415926535892) translate (21.362cm 14.113cm)">
          <text:p text:style-name="P2"/>
        </draw:rect>
        <draw:rect draw:style-name="gr26" draw:text-style-name="P1" draw:layer="layout" svg:width="0.25cm" svg:height="0.25cm" draw:transform="rotate (3.1415926535892) translate (21.612cm 14.113cm)">
          <text:p text:style-name="P2"/>
        </draw:rect>
        <draw:rect draw:style-name="gr26" draw:text-style-name="P1" draw:layer="layout" svg:width="0.25cm" svg:height="0.25cm" draw:transform="rotate (3.1415926535892) translate (21.862cm 14.113cm)">
          <text:p text:style-name="P2"/>
        </draw:rect>
        <draw:rect draw:style-name="gr26" draw:text-style-name="P1" draw:layer="layout" svg:width="0.25cm" svg:height="0.25cm" draw:transform="rotate (3.1415926535892) translate (22.112cm 14.113cm)">
          <text:p text:style-name="P2"/>
        </draw:rect>
        <draw:rect draw:style-name="gr26" draw:text-style-name="P1" draw:layer="layout" svg:width="0.25cm" svg:height="0.25cm" draw:transform="rotate (3.1415926535892) translate (22.362cm 14.113cm)">
          <text:p text:style-name="P2"/>
        </draw:rect>
        <draw:rect draw:style-name="gr26" draw:text-style-name="P1" draw:layer="layout" svg:width="0.25cm" svg:height="0.25cm" draw:transform="rotate (3.1415926535892) translate (22.612cm 14.113cm)">
          <text:p text:style-name="P2"/>
        </draw:rect>
        <draw:rect draw:style-name="gr26" draw:text-style-name="P1" draw:layer="layout" svg:width="0.25cm" svg:height="0.25cm" draw:transform="rotate (3.1415926535892) translate (21.112cm 13.863cm)">
          <text:p text:style-name="P2"/>
        </draw:rect>
        <draw:rect draw:style-name="gr26" draw:text-style-name="P1" draw:layer="layout" svg:width="0.25cm" svg:height="0.25cm" draw:transform="rotate (3.1415926535892) translate (21.362cm 13.863cm)">
          <text:p text:style-name="P2"/>
        </draw:rect>
        <draw:rect draw:style-name="gr26" draw:text-style-name="P1" draw:layer="layout" svg:width="0.25cm" svg:height="0.25cm" draw:transform="rotate (3.1415926535892) translate (21.612cm 13.863cm)">
          <text:p text:style-name="P2"/>
        </draw:rect>
        <draw:rect draw:style-name="gr26" draw:text-style-name="P1" draw:layer="layout" svg:width="0.25cm" svg:height="0.25cm" draw:transform="rotate (3.1415926535892) translate (21.862cm 13.863cm)">
          <text:p text:style-name="P2"/>
        </draw:rect>
        <draw:rect draw:style-name="gr26" draw:text-style-name="P1" draw:layer="layout" svg:width="0.25cm" svg:height="0.25cm" draw:transform="rotate (3.1415926535892) translate (22.112cm 13.863cm)">
          <text:p text:style-name="P2"/>
        </draw:rect>
        <draw:rect draw:style-name="gr26" draw:text-style-name="P1" draw:layer="layout" svg:width="0.25cm" svg:height="0.25cm" draw:transform="rotate (3.1415926535892) translate (22.362cm 13.863cm)">
          <text:p text:style-name="P2"/>
        </draw:rect>
        <draw:rect draw:style-name="gr26" draw:text-style-name="P1" draw:layer="layout" svg:width="0.25cm" svg:height="0.25cm" draw:transform="rotate (3.1415926535892) translate (22.612cm 13.863cm)">
          <text:p text:style-name="P2"/>
        </draw:rect>
        <draw:rect draw:style-name="gr26" draw:text-style-name="P1" draw:layer="layout" svg:width="0.25cm" svg:height="0.25cm" draw:transform="rotate (3.1415926535892) translate (22.862cm 13.863cm)">
          <text:p text:style-name="P2"/>
        </draw:rect>
        <draw:rect draw:style-name="gr26" draw:text-style-name="P1" draw:layer="layout" svg:width="0.25cm" svg:height="0.25cm" draw:transform="rotate (3.1415926535892) translate (20.862cm 13.613cm)">
          <text:p text:style-name="P2"/>
        </draw:rect>
        <draw:rect draw:style-name="gr26" draw:text-style-name="P1" draw:layer="layout" svg:width="0.25cm" svg:height="0.25cm" draw:transform="rotate (3.1415926535892) translate (21.112cm 13.613cm)">
          <text:p text:style-name="P2"/>
        </draw:rect>
        <draw:rect draw:style-name="gr26" draw:text-style-name="P1" draw:layer="layout" svg:width="0.25cm" svg:height="0.25cm" draw:transform="rotate (3.1415926535892) translate (21.362cm 13.613cm)">
          <text:p text:style-name="P2"/>
        </draw:rect>
        <draw:rect draw:style-name="gr26" draw:text-style-name="P1" draw:layer="layout" svg:width="0.25cm" svg:height="0.25cm" draw:transform="rotate (3.1415926535892) translate (21.862cm 13.613cm)">
          <text:p text:style-name="P2"/>
        </draw:rect>
        <draw:rect draw:style-name="gr26" draw:text-style-name="P1" draw:layer="layout" svg:width="0.25cm" svg:height="0.25cm" draw:transform="rotate (3.1415926535892) translate (21.612cm 13.613cm)">
          <text:p text:style-name="P2"/>
        </draw:rect>
        <draw:rect draw:style-name="gr26" draw:text-style-name="P1" draw:layer="layout" svg:width="0.25cm" svg:height="0.25cm" draw:transform="rotate (3.1415926535892) translate (22.112cm 13.613cm)">
          <text:p text:style-name="P2"/>
        </draw:rect>
        <draw:rect draw:style-name="gr26" draw:text-style-name="P1" draw:layer="layout" svg:width="0.25cm" svg:height="0.25cm" draw:transform="rotate (3.1415926535892) translate (22.362cm 13.613cm)">
          <text:p text:style-name="P2"/>
        </draw:rect>
        <draw:rect draw:style-name="gr26" draw:text-style-name="P1" draw:layer="layout" svg:width="0.25cm" svg:height="0.25cm" draw:transform="rotate (3.1415926535892) translate (22.862cm 13.613cm)">
          <text:p text:style-name="P2"/>
        </draw:rect>
        <draw:rect draw:style-name="gr26" draw:text-style-name="P1" draw:layer="layout" svg:width="0.25cm" svg:height="0.25cm" draw:transform="rotate (3.1415926535892) translate (22.612cm 13.613cm)">
          <text:p text:style-name="P2"/>
        </draw:rect>
        <draw:rect draw:style-name="gr26" draw:text-style-name="P1" draw:layer="layout" svg:width="0.25cm" svg:height="0.25cm" draw:transform="rotate (3.1415926535892) translate (23.112cm 13.613cm)">
          <text:p text:style-name="P2"/>
        </draw:rect>
        <draw:rect draw:style-name="gr39" draw:text-style-name="P1" draw:layer="layout" svg:width="0.5cm" svg:height="4cm" svg:x="21.612cm" svg:y="11.363cm">
          <text:p text:style-name="P2"/>
        </draw:rect>
        <draw:frame draw:style-name="gr47" draw:text-style-name="P12" draw:layer="layout" svg:width="5.023cm" svg:height="1.841cm" svg:x="20.362cm" svg:y="16.044cm">
          <draw:text-box>
            <text:p text:style-name="P2"><text:span text:style-name="T8">Mask-scan-threshold = 0.1</text:span><text:span text:style-name="T8"><text:line-break/></text:span><text:span text:style-name="T8"><text:line-break/></text:span><text:span text:style-name="T8">original blackness on scan start: 24,</text:span><text:span text:style-name="T8"><text:line-break/></text:span><text:span text:style-name="T8">stop when below 24*0.1 = 2</text:span><text:span text:style-name="T8"><text:line-break/></text:span><text:span text:style-name="T8"/></text:p>
          </draw:text-box>
        </draw:frame>
        <draw:line draw:style-name="gr40" draw:text-style-name="P15" draw:layer="layout" svg:x1="20.385cm" svg:y1="15.113cm" svg:x2="21.612cm" svg:y2="15.113cm">
          <text:p text:style-name="P14"><text:span text:style-name="T8"><text:line-break/></text:span><text:span text:style-name="T8"/></text:p>
        </draw:line>
        <draw:rect draw:style-name="gr39" draw:text-style-name="P1" draw:layer="layout" svg:width="0.5cm" svg:height="4cm" svg:x="19.885cm" svg:y="11.385cm">
          <text:p text:style-name="P2"/>
        </draw:rect>
      </draw:page>
      <draw:page draw:name="border-scan" draw:style-name="dp1" draw:master-page-name="Standard">
        <draw:rect draw:style-name="gr1" draw:text-style-name="P1" draw:layer="layout" svg:width="6.5cm" svg:height="8.5cm" draw:transform="rotate (1.5707963267946) translate (15.398cm 10.61cm)">
          <text:p text:style-name="P2"/>
        </draw:rect>
        <draw:frame draw:style-name="gr25" draw:text-style-name="P10" draw:layer="layout" svg:width="3.25cm" svg:height="5.027cm" svg:x="15.883cm" svg:y="4.927cm">
          <draw:text-box>
            <text:p text:style-name="P4"><text:span text:style-name="T6">Some text some text some text some text some text. Some text some text some text some text some text some text some text some text. Some more text some text some text some more text some text some text some text some text some more text some text some text some text some text some text some text some text some more text some text some text some text some text some text some more text some text some text some more text some text some text some text some more text some text some text some text some text some text some text some more text some text some text some text some text some text some text some text some text some text some text some text some text.</text:span><text:span text:style-name="T6"><text:line-break/></text:span><text:span text:style-name="T6"><text:line-break/></text:span><text:span text:style-name="T6">98</text:span></text:p>
          </draw:text-box>
        </draw:frame>
        <draw:frame draw:style-name="gr25" draw:text-style-name="P10" draw:layer="layout" svg:width="3.25cm" svg:height="5.027cm" svg:x="20.104cm" svg:y="4.86cm">
          <draw:text-box>
            <text:p text:style-name="P4"><text:span text:style-name="T6">Some text some text some text some text some text. Some text some text some text some text some text some text some text some text. Some more text some text some text some more text some text some text some text some text some more text some text some text some text some text some text some text some text some more text some text some text some text some text some text some more text some text some text some more text some text some text some text some more text some text some text some text some text some text some text some more text some text some text some text some text some text some text some text some text some text some text some text some text.</text:span><text:span text:style-name="T6"><text:line-break/></text:span><text:span text:style-name="T6"><text:line-break/></text:span><text:span text:style-name="T6"> <text:s text:c="49"/>99</text:span></text:p>
          </draw:text-box>
        </draw:frame>
        <draw:rect draw:style-name="gr27" draw:text-style-name="P1" draw:layer="layout" svg:width="3.25cm" svg:height="5cm" svg:x="20.105cm" svg:y="4.86cm">
          <text:p text:style-name="P2"/>
        </draw:rect>
        <draw:rect draw:style-name="gr27" draw:text-style-name="P1" draw:layer="layout" svg:width="3.25cm" svg:height="5cm" svg:x="15.855cm" svg:y="4.896cm">
          <text:p text:style-name="P2"/>
        </draw:rect>
        <draw:frame draw:style-name="gr14" draw:text-style-name="P8" draw:id="id36" draw:layer="layout" svg:width="3.139cm" svg:height="0.645cm" svg:x="19.996cm" svg:y="11.135cm">
          <draw:text-box>
            <text:p text:style-name="P2"><text:span text:style-name="T4">detected borders</text:span></text:p>
          </draw:text-box>
        </draw:frame>
        <draw:connector draw:style-name="gr26" draw:text-style-name="P1" draw:layer="layout" draw:type="curve" svg:x1="19.996cm" svg:y1="11.457cm" svg:x2="18.494cm" svg:y2="9.913cm" draw:start-shape="id36" draw:start-glue-point="3">
          <text:p text:style-name="P2"/>
        </draw:connector>
        <draw:connector draw:style-name="gr26" draw:text-style-name="P1" draw:layer="layout" draw:type="curve" draw:line-skew="0.258cm" svg:x1="19.996cm" svg:y1="11.457cm" svg:x2="20.39cm" svg:y2="9.887cm" draw:start-shape="id36" draw:start-glue-point="3">
          <text:p text:style-name="P2"/>
        </draw:connector>
        <draw:line draw:style-name="gr28" draw:text-style-name="P1" draw:layer="layout" svg:x1="17.48cm" svg:y1="10.61cm" svg:x2="17.48cm" svg:y2="9.86cm">
          <text:p text:style-name="P2"/>
        </draw:line>
        <draw:line draw:style-name="gr28" draw:text-style-name="P1" draw:layer="layout" svg:x1="21.73cm" svg:y1="10.61cm" svg:x2="21.73cm" svg:y2="9.86cm">
          <text:p text:style-name="P2"/>
        </draw:line>
        <draw:line draw:style-name="gr28" draw:text-style-name="P1" draw:layer="layout" svg:x1="21.73cm" svg:y1="4.11cm" svg:x2="21.73cm" svg:y2="4.96cm">
          <text:p text:style-name="P2"/>
        </draw:line>
        <draw:line draw:style-name="gr28" draw:text-style-name="P1" draw:layer="layout" svg:x1="17.48cm" svg:y1="4.11cm" svg:x2="17.48cm" svg:y2="4.96cm">
          <text:p text:style-name="P2"/>
        </draw:line>
        <draw:line draw:style-name="gr28" draw:text-style-name="P1" draw:layer="layout" svg:x1="15.355cm" svg:y1="7.46cm" svg:x2="15.855cm" svg:y2="7.46cm">
          <text:p text:style-name="P2"/>
        </draw:line>
        <draw:line draw:style-name="gr28" draw:text-style-name="P1" draw:layer="layout" svg:x1="19.48cm" svg:y1="7.485cm" svg:x2="20.175cm" svg:y2="7.485cm">
          <text:p text:style-name="P2"/>
        </draw:line>
        <draw:line draw:style-name="gr28" draw:text-style-name="P1" draw:layer="layout" svg:x1="19.48cm" svg:y1="7.485cm" svg:x2="19.105cm" svg:y2="7.485cm">
          <text:p text:style-name="P2"/>
        </draw:line>
        <draw:line draw:style-name="gr28" draw:text-style-name="P1" draw:layer="layout" svg:x1="23.98cm" svg:y1="7.514cm" svg:x2="23.355cm" svg:y2="7.514cm">
          <text:p text:style-name="P2"/>
        </draw:line>
        <draw:rect draw:style-name="gr1" draw:text-style-name="P1" draw:layer="layout" svg:width="4.971cm" svg:height="6.5cm" svg:x="4.885cm" svg:y="4.135cm">
          <text:p text:style-name="P2"/>
        </draw:rect>
        <draw:frame draw:style-name="gr29" draw:text-style-name="P10" draw:layer="layout" svg:width="3.45cm" svg:height="5.425cm" svg:x="5.51cm" svg:y="4.685cm">
          <draw:text-box>
            <text:p text:style-name="P4"><text:span text:style-name="T6">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more text some text some text some text some text some text some more text some text some text some more text some text some text some text some more text some text some text some text some text some text some text some text some text some text some text some text some text. Some text some text some text t some text some text some text. some text some text some text some text some text some text some text some text some text some text. Some text some text some text some text some text some text some text. </text:span><text:span text:style-name="T6"><text:line-break/></text:span><text:span text:style-name="T6"><text:line-break/></text:span><text:span text:style-name="T6">98</text:span></text:p>
          </draw:text-box>
        </draw:frame>
        <draw:line draw:style-name="gr28" draw:text-style-name="P1" draw:layer="layout" svg:x1="7.26cm" svg:y1="10.635cm" svg:x2="7.26cm" svg:y2="9.885cm">
          <text:p text:style-name="P2"/>
        </draw:line>
        <draw:line draw:style-name="gr28" draw:text-style-name="P1" draw:layer="layout" svg:x1="9.885cm" svg:y1="7.385cm" svg:x2="8.76cm" svg:y2="7.385cm">
          <text:p text:style-name="P2"/>
        </draw:line>
        <draw:line draw:style-name="gr28" draw:text-style-name="P1" draw:layer="layout" svg:x1="4.885cm" svg:y1="7.385cm" svg:x2="5.76cm" svg:y2="7.385cm">
          <text:p text:style-name="P2"/>
        </draw:line>
        <draw:line draw:style-name="gr28" draw:text-style-name="P1" draw:layer="layout" svg:x1="7.26cm" svg:y1="4.135cm" svg:x2="7.26cm" svg:y2="4.76cm">
          <text:p text:style-name="P2"/>
        </draw:line>
        <draw:rect draw:style-name="gr27" draw:text-style-name="P1" draw:layer="layout" svg:width="3.125cm" svg:height="5.25cm" svg:x="5.71cm" svg:y="4.683cm">
          <text:p text:style-name="P2"/>
        </draw:rect>
        <draw:frame draw:style-name="gr14" draw:text-style-name="P8" draw:id="id37" draw:layer="layout" svg:width="2.962cm" svg:height="0.645cm" svg:x="6.423cm" svg:y="11.135cm">
          <draw:text-box>
            <text:p text:style-name="P2"><text:span text:style-name="T4">detected border</text:span></text:p>
          </draw:text-box>
        </draw:frame>
        <draw:connector draw:style-name="gr7" draw:text-style-name="P1" draw:layer="layout" draw:type="curve" svg:x1="6.423cm" svg:y1="11.457cm" svg:x2="6.045cm" svg:y2="9.939cm" draw:start-shape="id37" draw:start-glue-point="3">
          <text:p text:style-name="P2"/>
        </draw:connector>
        <draw:line draw:style-name="gr49" draw:text-style-name="P1" draw:layer="layout" svg:x1="19.605cm" svg:y1="4.11cm" svg:x2="19.605cm" svg:y2="10.61cm">
          <text:p text:style-name="P2"/>
        </draw:line>
        <draw:frame draw:style-name="gr14" draw:text-style-name="P8" draw:layer="layout" svg:width="3.47cm" svg:height="0.645cm" svg:x="17.861cm" svg:y="3.161cm">
          <draw:text-box>
            <text:p text:style-name="P2"><text:span text:style-name="T4">double-page layout</text:span></text:p>
          </draw:text-box>
        </draw:frame>
        <draw:frame draw:style-name="gr14" draw:text-style-name="P8" draw:layer="layout" svg:width="3.334cm" svg:height="0.645cm" svg:x="5.792cm" svg:y="3.161cm">
          <draw:text-box>
            <text:p text:style-name="P2"><text:span text:style-name="T4">single-page layout</text:span></text:p>
          </draw:text-box>
        </draw:frame>
      </draw:page>
      <draw:page draw:name="border-align" draw:style-name="dp1" draw:master-page-name="Standard">
        <draw:rect draw:style-name="gr1" draw:text-style-name="P1" draw:layer="layout" svg:width="4.971cm" svg:height="6.5cm" svg:x="4.885cm" svg:y="4.135cm">
          <text:p text:style-name="P2"/>
        </draw:rect>
        <draw:frame draw:style-name="gr29" draw:text-style-name="P10" draw:layer="layout" svg:width="3.45cm" svg:height="4.935cm" svg:x="5.51cm" svg:y="4.685cm">
          <draw:text-box>
            <text:p text:style-name="P4"><text:span text:style-name="T6">Some text some text some text some text some text. Some text some text some text some text some text some text some text some text. Some more text some text some text some text some text some text some more text some text some text some text some text some text. Some text some text some text. some text some text some text some text some text some text some text some text some text some text. Some text some text some text some text some text some text some text. </text:span><text:span text:style-name="T6"><text:line-break/></text:span><text:span text:style-name="T6"/></text:p>
          </draw:text-box>
        </draw:frame>
        <draw:rect draw:style-name="gr27" draw:text-style-name="P1" draw:id="id39" draw:layer="layout" svg:width="3.125cm" svg:height="2.952cm" svg:x="5.71cm" svg:y="4.683cm">
          <text:p text:style-name="P2"/>
        </draw:rect>
        <draw:frame draw:style-name="gr14" draw:text-style-name="P8" draw:id="id38" draw:layer="layout" svg:width="2.962cm" svg:height="0.645cm" svg:x="10.673cm" svg:y="8.635cm">
          <draw:text-box>
            <text:p text:style-name="P2"><text:span text:style-name="T4">detected border</text:span></text:p>
          </draw:text-box>
        </draw:frame>
        <draw:connector draw:style-name="gr7" draw:text-style-name="P1" draw:layer="layout" draw:type="curve" svg:x1="10.673cm" svg:y1="8.957cm" svg:x2="7.272cm" svg:y2="7.635cm" draw:start-shape="id38" draw:start-glue-point="3" draw:end-shape="id39" draw:end-glue-point="2">
          <text:p text:style-name="P2"/>
        </draw:connector>
        <draw:line draw:style-name="gr50" draw:text-style-name="P1" draw:layer="layout" svg:x1="10.635cm" svg:y1="7.635cm" svg:x2="10.635cm" svg:y2="6.135cm">
          <text:p text:style-name="P2"/>
        </draw:line>
        <draw:frame draw:style-name="gr14" draw:text-style-name="P8" draw:layer="layout" svg:width="2.957cm" svg:height="0.645cm" svg:x="10.723cm" svg:y="6.74cm">
          <draw:text-box>
            <text:p text:style-name="P2"><text:span text:style-name="T4">border-align top</text:span></text:p>
          </draw:text-box>
        </draw:frame>
        <draw:frame draw:style-name="gr14" draw:text-style-name="P8" draw:layer="layout" svg:width="2.716cm" svg:height="0.645cm" svg:x="10.723cm" svg:y="4.141cm">
          <draw:text-box>
            <text:p text:style-name="P2"><text:span text:style-name="T4">border-margin</text:span></text:p>
          </draw:text-box>
        </draw:frame>
        <draw:polyline draw:style-name="gr51" draw:text-style-name="P15" draw:layer="layout" svg:width="0.133cm" svg:height="0.5cm" svg:x="10.502cm" svg:y="4.135cm" svg:viewBox="0 0 134 501" draw:points="0,0 133,0 133,500 0,500">
          <text:p text:style-name="P14"><text:span text:style-name="T8"><text:s/></text:span></text:p>
        </draw:polyline>
        <draw:rect draw:style-name="gr1" draw:text-style-name="P1" draw:layer="layout" svg:width="4.971cm" svg:height="6.5cm" svg:x="15.635cm" svg:y="4.135cm">
          <text:p text:style-name="P2"/>
        </draw:rect>
        <draw:frame draw:style-name="gr29" draw:text-style-name="P10" draw:layer="layout" svg:width="3.45cm" svg:height="4.935cm" svg:x="16.26cm" svg:y="7.185cm">
          <draw:text-box>
            <text:p text:style-name="P4"><text:span text:style-name="T6">Some text some text some text some text some text. Some text some text some text some text some text some text some text some text. Some more text some text some text some text some text some text some more text some text some text some text some text some text. Some text some text some text. some text some text some text some text some text some text some text some text some text some text. Some text some text some text some text some text some text some text. </text:span><text:span text:style-name="T6"><text:line-break/></text:span><text:span text:style-name="T6"/></text:p>
          </draw:text-box>
        </draw:frame>
        <draw:rect draw:style-name="gr27" draw:text-style-name="P1" draw:id="id41" draw:layer="layout" svg:width="3.125cm" svg:height="2.952cm" svg:x="16.46cm" svg:y="7.183cm">
          <text:p text:style-name="P2"/>
        </draw:rect>
        <draw:frame draw:style-name="gr14" draw:text-style-name="P8" draw:id="id40" draw:layer="layout" svg:width="2.962cm" svg:height="0.645cm" svg:x="21.423cm" svg:y="5.335cm">
          <draw:text-box>
            <text:p text:style-name="P2"><text:span text:style-name="T4">detected border</text:span></text:p>
          </draw:text-box>
        </draw:frame>
        <draw:connector draw:style-name="gr7" draw:text-style-name="P1" draw:layer="layout" draw:type="curve" svg:x1="21.423cm" svg:y1="5.657cm" svg:x2="18.022cm" svg:y2="7.183cm" draw:start-shape="id40" draw:start-glue-point="3" draw:end-shape="id41" draw:end-glue-point="0">
          <text:p text:style-name="P2"/>
        </draw:connector>
        <draw:line draw:style-name="gr52" draw:text-style-name="P1" draw:layer="layout" svg:x1="21.385cm" svg:y1="8.535cm" svg:x2="21.385cm" svg:y2="7.035cm">
          <text:p text:style-name="P2"/>
        </draw:line>
        <draw:frame draw:style-name="gr14" draw:text-style-name="P8" draw:layer="layout" svg:width="3.55cm" svg:height="0.645cm" svg:x="21.473cm" svg:y="7.44cm">
          <draw:text-box>
            <text:p text:style-name="P2"><text:span text:style-name="T4">border-align bottom</text:span></text:p>
          </draw:text-box>
        </draw:frame>
        <draw:frame draw:style-name="gr14" draw:text-style-name="P8" draw:layer="layout" svg:width="2.716cm" svg:height="0.645cm" svg:x="21.473cm" svg:y="10.041cm">
          <draw:text-box>
            <text:p text:style-name="P2"><text:span text:style-name="T4">border-margin</text:span></text:p>
          </draw:text-box>
        </draw:frame>
        <draw:polyline draw:style-name="gr51" draw:text-style-name="P15" draw:layer="layout" svg:width="0.133cm" svg:height="0.5cm" svg:x="21.252cm" svg:y="10.135cm" svg:viewBox="0 0 134 501" draw:points="0,0 133,0 133,500 0,500">
          <text:p text:style-name="P14"><text:span text:style-name="T8"><text:s/></text:span></text:p>
        </draw:polyline>
      </draw:page>
      <draw:page draw:name="mask-center" draw:style-name="dp1" draw:master-page-name="Standard">
        <draw:rect draw:style-name="gr1" draw:text-style-name="P1" draw:layer="layout" svg:width="6.5cm" svg:height="8.5cm" draw:transform="rotate (1.5707963267946) translate (4.135cm 11.135cm)">
          <text:p text:style-name="P2"/>
        </draw:rect>
        <draw:rect draw:style-name="gr2" draw:text-style-name="P1" draw:layer="layout" svg:width="3.75cm" svg:height="6cm" svg:x="4.385cm" svg:y="4.885cm">
          <text:p text:style-name="P2"/>
        </draw:rect>
        <draw:rect draw:style-name="gr2" draw:text-style-name="P1" draw:layer="layout" svg:width="3.875cm" svg:height="6cm" svg:x="8.51cm" svg:y="4.885cm">
          <text:p text:style-name="P2"/>
        </draw:rect>
        <draw:frame draw:style-name="gr25" draw:text-style-name="P10" draw:layer="layout" svg:width="3.25cm" svg:height="5.226cm" svg:x="4.413cm" svg:y="4.916cm">
          <draw:text-box>
            <text:p text:style-name="P4"><text:span text:style-name="T6">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text some text some text some more text some text some text some text some text some text some more text some text some text some more text some text some text some text some more text some text some text some text some text some text some text some more text some text some text some text some text some text some text some text some text some text some text some text some text.</text:span><text:span text:style-name="T6"><text:line-break/></text:span><text:span text:style-name="T6"><text:line-break/></text:span><text:span text:style-name="T6">98</text:span></text:p>
          </draw:text-box>
        </draw:frame>
        <draw:frame draw:style-name="gr25" draw:text-style-name="P10" draw:layer="layout" svg:width="3.25cm" svg:height="5.226cm" svg:x="9.135cm" svg:y="5.76cm">
          <draw:text-box>
            <text:p text:style-name="P4"><text:span text:style-name="T6">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text some text some text some more text some text some text some text some text some text some more text some text some text some more text some text some text some text some more text some text some text some text some text some text some text some more text some text some text some text some text some text some text some text some text some text some text some text some text.</text:span><text:span text:style-name="T6"><text:line-break/></text:span><text:span text:style-name="T6"><text:line-break/></text:span><text:span text:style-name="T6"> <text:s text:c="49"/>99</text:span></text:p>
          </draw:text-box>
        </draw:frame>
        <draw:rect draw:style-name="gr27" draw:text-style-name="P1" draw:layer="layout" svg:width="3.25cm" svg:height="5.25cm" svg:x="9.135cm" svg:y="5.635cm">
          <text:p text:style-name="P2"/>
        </draw:rect>
        <draw:rect draw:style-name="gr27" draw:text-style-name="P1" draw:layer="layout" svg:width="3.25cm" svg:height="5.25cm" svg:x="4.385cm" svg:y="4.885cm">
          <text:p text:style-name="P2"/>
        </draw:rect>
        <draw:line draw:style-name="gr50" draw:text-style-name="P1" draw:layer="layout" svg:x1="13.635cm" svg:y1="7.635cm" svg:x2="16.135cm" svg:y2="7.635cm">
          <text:p text:style-name="P2"/>
        </draw:line>
        <draw:rect draw:style-name="gr1" draw:text-style-name="P1" draw:layer="layout" svg:width="6.5cm" svg:height="8.5cm" draw:transform="rotate (1.5707963267946) translate (17.135cm 11.135cm)">
          <text:p text:style-name="P2"/>
        </draw:rect>
        <draw:rect draw:style-name="gr2" draw:text-style-name="P1" draw:layer="layout" svg:width="3.75cm" svg:height="6cm" svg:x="17.385cm" svg:y="4.885cm">
          <text:p text:style-name="P2"/>
        </draw:rect>
        <draw:rect draw:style-name="gr2" draw:text-style-name="P1" draw:layer="layout" svg:width="3.875cm" svg:height="6cm" svg:x="21.51cm" svg:y="4.885cm">
          <text:p text:style-name="P2"/>
        </draw:rect>
        <draw:frame draw:style-name="gr25" draw:text-style-name="P10" draw:layer="layout" svg:width="3.25cm" svg:height="5.226cm" svg:x="17.663cm" svg:y="5.266cm">
          <draw:text-box>
            <text:p text:style-name="P4"><text:span text:style-name="T6">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text some text some text some more text some text some text some text some text some text some more text some text some text some more text some text some text some text some more text some text some text some text some text some text some text some more text some text some text some text some text some text some text some text some text some text some text some text some text.</text:span><text:span text:style-name="T6"><text:line-break/></text:span><text:span text:style-name="T6"><text:line-break/></text:span><text:span text:style-name="T6">98</text:span></text:p>
          </draw:text-box>
        </draw:frame>
        <draw:frame draw:style-name="gr25" draw:text-style-name="P10" draw:layer="layout" svg:width="3.25cm" svg:height="5.226cm" svg:x="21.857cm" svg:y="5.302cm">
          <draw:text-box>
            <text:p text:style-name="P4"><text:span text:style-name="T6">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text some text some text some more text some text some text some text some text some text some more text some text some text some more text some text some text some text some more text some text some text some text some text some text some text some more text some text some text some text some text some text some text some text some text some text some text some text some text.</text:span><text:span text:style-name="T6"><text:line-break/></text:span><text:span text:style-name="T6"><text:line-break/></text:span><text:span text:style-name="T6"> <text:s text:c="49"/>99</text:span></text:p>
          </draw:text-box>
        </draw:frame>
        <draw:rect draw:style-name="gr27" draw:text-style-name="P1" draw:layer="layout" svg:width="3.25cm" svg:height="5.25cm" svg:x="21.857cm" svg:y="5.26cm">
          <text:p text:style-name="P2"/>
        </draw:rect>
        <draw:rect draw:style-name="gr27" draw:text-style-name="P1" draw:layer="layout" svg:width="3.25cm" svg:height="5.275cm" svg:x="17.635cm" svg:y="5.235cm">
          <text:p text:style-name="P2"/>
        </draw:rect>
      </draw:page>
      <draw:page draw:name="deskew" draw:style-name="dp1" draw:master-page-name="Standard">
        <draw:rect draw:style-name="gr1" draw:text-style-name="P1" draw:layer="layout" svg:width="6.5cm" svg:height="8.5cm" draw:transform="rotate (1.5707963267946) translate (4.135cm 11.135cm)">
          <text:p text:style-name="P2"/>
        </draw:rect>
        <draw:rect draw:style-name="gr2" draw:text-style-name="P1" draw:layer="layout" svg:width="3.75cm" svg:height="6cm" svg:x="4.385cm" svg:y="4.885cm">
          <text:p text:style-name="P2"/>
        </draw:rect>
        <draw:rect draw:style-name="gr2" draw:text-style-name="P1" draw:layer="layout" svg:width="3.875cm" svg:height="6cm" svg:x="8.51cm" svg:y="4.885cm">
          <text:p text:style-name="P2"/>
        </draw:rect>
        <draw:frame draw:style-name="gr25" draw:text-style-name="P10" draw:layer="layout" svg:width="3.25cm" svg:height="5.027cm" draw:transform="rotate (-0.0872664626008864) translate (4.647cm 4.785cm)">
          <draw:text-box>
            <text:p text:style-name="P4"><text:span text:style-name="T6">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more text some text some text some text some text some text some more text some text some text some more text some text some text some text some more text some text some text some text some text some text some text some more text some text some text some text some text some text some text some text some text some text some text some text some text.</text:span><text:span text:style-name="T6"><text:line-break/></text:span><text:span text:style-name="T6"><text:line-break/></text:span><text:span text:style-name="T6">98</text:span></text:p>
          </draw:text-box>
        </draw:frame>
        <draw:frame draw:style-name="gr25" draw:text-style-name="P10" draw:layer="layout" svg:width="3.25cm" svg:height="5.027cm" draw:transform="rotate (0.0872664625997) translate (8.913cm 6.037cm)">
          <draw:text-box>
            <text:p text:style-name="P4"><text:span text:style-name="T6">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more text some text some text some text some text some text some more text some text some text some more text some text some text some text some more text some text some text some text some text some text some text some more text some text some text some text some text some text some text some text some text some text some text some text some text.</text:span><text:span text:style-name="T6"><text:line-break/></text:span><text:span text:style-name="T6"><text:line-break/></text:span><text:span text:style-name="T6"> <text:s text:c="49"/>99</text:span></text:p>
          </draw:text-box>
        </draw:frame>
        <draw:rect draw:style-name="gr27" draw:text-style-name="P1" draw:layer="layout" svg:width="3.25cm" svg:height="5cm" svg:x="9.135cm" svg:y="5.885cm">
          <text:p text:style-name="P2"/>
        </draw:rect>
        <draw:rect draw:style-name="gr27" draw:text-style-name="P1" draw:layer="layout" svg:width="3.25cm" svg:height="5cm" svg:x="4.385cm" svg:y="4.885cm">
          <text:p text:style-name="P2"/>
        </draw:rect>
        <draw:line draw:style-name="gr50" draw:text-style-name="P1" draw:layer="layout" svg:x1="13.635cm" svg:y1="7.635cm" svg:x2="16.135cm" svg:y2="7.635cm">
          <text:p text:style-name="P2"/>
        </draw:line>
        <draw:rect draw:style-name="gr1" draw:text-style-name="P1" draw:layer="layout" svg:width="6.5cm" svg:height="8.5cm" draw:transform="rotate (1.5707963267946) translate (17.135cm 11.135cm)">
          <text:p text:style-name="P2"/>
        </draw:rect>
        <draw:rect draw:style-name="gr2" draw:text-style-name="P1" draw:layer="layout" svg:width="3.75cm" svg:height="6cm" svg:x="17.385cm" svg:y="4.885cm">
          <text:p text:style-name="P2"/>
        </draw:rect>
        <draw:rect draw:style-name="gr2" draw:text-style-name="P1" draw:layer="layout" svg:width="3.875cm" svg:height="6cm" svg:x="21.51cm" svg:y="4.885cm">
          <text:p text:style-name="P2"/>
        </draw:rect>
        <draw:frame draw:style-name="gr25" draw:text-style-name="P10" draw:layer="layout" svg:width="3.25cm" svg:height="5.027cm" svg:x="17.411cm" svg:y="4.913cm">
          <draw:text-box>
            <text:p text:style-name="P4"><text:span text:style-name="T6">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more text some text some text some text some text some text some more text some text some text some more text some text some text some text some more text some text some text some text some text some text some text some more text some text some text some text some text some text some text some text some text some text some text some text some text.</text:span><text:span text:style-name="T6"><text:line-break/></text:span><text:span text:style-name="T6"><text:line-break/></text:span><text:span text:style-name="T6">98</text:span></text:p>
          </draw:text-box>
        </draw:frame>
        <draw:frame draw:style-name="gr25" draw:text-style-name="P10" draw:layer="layout" svg:width="3.25cm" svg:height="5.027cm" svg:x="22.135cm" svg:y="5.876cm">
          <draw:text-box>
            <text:p text:style-name="P4"><text:span text:style-name="T6">Some text some text some text some text some text. Some text some text some text some text some text some text some text some text. Some more text some text some text some text some text some text some more text some text some text some text some text some more text some text some text some text some text some more text some text some text some text some text some text some more text some text some text some more text some text some text some text some more text some text some text some text some text some text some text some more text some text some text some text some text some text some text some text some text some text some text some text some text.</text:span><text:span text:style-name="T6"><text:line-break/></text:span><text:span text:style-name="T6"><text:line-break/></text:span><text:span text:style-name="T6"> <text:s text:c="49"/>99</text:span></text:p>
          </draw:text-box>
        </draw:frame>
        <draw:rect draw:style-name="gr27" draw:text-style-name="P1" draw:layer="layout" svg:width="3.25cm" svg:height="5cm" svg:x="22.135cm" svg:y="5.876cm">
          <text:p text:style-name="P2"/>
        </draw:rect>
        <draw:rect draw:style-name="gr27" draw:text-style-name="P1" draw:layer="layout" svg:width="3.25cm" svg:height="5cm" svg:x="17.383cm" svg:y="4.882cm">
          <text:p text:style-name="P2"/>
        </draw:rect>
      </draw:page>
      <draw:page draw:name="deskew-detail1" draw:style-name="dp1" draw:master-page-name="Standard">
        <draw:rect draw:style-name="gr53" draw:text-style-name="P1" draw:id="id43" draw:layer="layout" svg:width="8cm" svg:height="11cm" svg:x="5.765cm" svg:y="2.705cm">
          <text:p text:style-name="P2"/>
        </draw:rect>
        <draw:frame draw:style-name="gr30" draw:text-style-name="P16" draw:layer="layout" svg:width="5.778cm" svg:height="10.138cm" draw:transform="rotate (-0.0870919296756878) translate (7.259cm 3.205cm)">
          <draw:text-box>
            <text:p text:style-name="P4"><text:span text:style-name="T9">Hello, hello, <text:s/>how are you, hello, <text:s/>hello, how are you, <text:s/>hello, <text:s/>hello, <text:s/>hello, <text:s/>hello, how are you, <text:s/>hello, <text:s/>hello, how are you, hello, <text:s/>hello, how are you, <text:s/>hello, <text:s/>hello, <text:s/>hello, <text:s/>hello, how are you, <text:s/>hello, <text:s/>hello, how are you, hello, <text:s/>hello, how are you, <text:s/>hello, <text:s/>hello, <text:s/>hello, <text:s/>hello, how are you, <text:s/>hello, <text:s/>hello, how are you, hello, <text:s/>hello, how are you, <text:s/>hello, <text:s/>hello, <text:s/>hello, <text:s/>hello, how are you, <text:s/>hello, <text:s/>hello, how are you, hello, <text:s/>hello, how are you, <text:s/>hello, <text:s/>hello, <text:s/>hello, <text:s/>hello, how are you, <text:s/>hello, <text:s/>hello, how are you, hello, <text:s/>hello, how are you, <text:s/>hello, <text:s/>hello, <text:s/>hello, <text:s/>hello, how are you, <text:s/>hello, <text:s/>hello, hello, <text:s/>how are you, hello, <text:s/>hello, how are you, <text:s/>hello, <text:s/>hello, <text:s/>hello, <text:s/>hello, how are you, <text:s/>hello, <text:s/>hello, how are you, hello, <text:s/>hello, how are you, <text:s/>hello, <text:s/>hello, <text:s/>hello, <text:s/>hello, how are you, <text:s/>hello, <text:s/>hello, how are you, hello, <text:s/>hello, how are you, <text:s/>hello, <text:s/>hello, <text:s/>hello.</text:span></text:p>
            <text:p text:style-name="P4"><text:span text:style-name="T9"><text:line-break/></text:span><text:span text:style-name="T9">Hello, how are you, <text:s/>hello, <text:s/>hello, how are you, hello, <text:s/>hello, how are you, <text:s/>hello, <text:s/>hello, <text:s/>hello, <text:s/>hello, how are you, <text:s/>hello, <text:s/>hello, how are you, hello, <text:s/>hello, how are you, <text:s/>hello, <text:s/>hello, <text:s/>hello, <text:s/>hello, how are you, <text:s/>hello, <text:s/>hello, how are you, hello, <text:s/>hello, how are you, <text:s/>hello, <text:s/>hello, <text:s/>hello, <text:s/>hello, how are you, <text:s/>hello, <text:s/>hello, hello, <text:s/>how are you, hello, <text:s/>hello, how are you, <text:s/>hello, <text:s/>hello, <text:s/>hello, <text:s/>hello, how are you, <text:s/>hello, <text:s/>hello, how are you, hello, <text:s/>hello, how are you, <text:s/>hello, <text:s/>hello, <text:s/>hello, <text:s/>hello, how are you, <text:s/>hello, <text:s/>hello.</text:span></text:p>
          </draw:text-box>
        </draw:frame>
        <draw:frame draw:style-name="gr54" draw:text-style-name="P13" draw:id="id42" draw:layer="layout" svg:width="4.282cm" svg:height="0.887cm" svg:x="12.454cm" svg:y="1.136cm">
          <draw:text-box>
            <text:p text:style-name="P2"><text:span text:style-name="T8">rectangular area for detection,</text:span><text:span text:style-name="T8"><text:line-break/></text:span><text:span text:style-name="T8">e.g. result of mask-scan</text:span></text:p>
          </draw:text-box>
        </draw:frame>
        <draw:connector draw:style-name="gr7" draw:text-style-name="P1" draw:layer="layout" draw:type="curve" svg:x1="12.454cm" svg:y1="1.579cm" svg:x2="9.765cm" svg:y2="2.705cm" draw:start-shape="id42" draw:start-glue-point="3" draw:end-shape="id43" draw:end-glue-point="0">
          <text:p text:style-name="P2"/>
        </draw:connector>
        <draw:line draw:style-name="gr55" draw:text-style-name="P1" draw:layer="layout" svg:x1="6.565cm" svg:y1="4.455cm" svg:x2="4.515cm" svg:y2="10.455cm">
          <text:p text:style-name="P2"/>
        </draw:line>
        <draw:line draw:style-name="gr56" draw:text-style-name="P1" draw:id="id46" draw:layer="layout" svg:x1="4.515cm" svg:y1="10.505cm" svg:x2="6.765cm" svg:y2="10.505cm">
          <text:p text:style-name="P2"/>
        </draw:line>
        <draw:polyline draw:style-name="gr35" draw:text-style-name="P15" draw:layer="layout" svg:width="0.2cm" svg:height="6cm" svg:x="3.015cm" svg:y="4.455cm" svg:viewBox="0 0 201 6001" draw:points="133,0 0,0 0,6000 200,6000">
          <text:p text:style-name="P14"><text:span text:style-name="T8">deskew-scan-size</text:span></text:p>
        </draw:polyline>
        <draw:frame draw:style-name="gr57" draw:text-style-name="P13" draw:id="id44" draw:layer="layout" svg:width="5.121cm" svg:height="0.569cm" svg:x="1.765cm" svg:y="1.886cm">
          <draw:text-box>
            <text:p text:style-name="P2"><text:span text:style-name="T8">virtual line, for counting black pixels</text:span></text:p>
          </draw:text-box>
        </draw:frame>
        <draw:connector draw:style-name="gr7" draw:text-style-name="P1" draw:layer="layout" draw:type="curve" svg:x1="4.325cm" svg:y1="2.455cm" svg:x2="5.242cm" svg:y2="7.86cm" draw:start-shape="id44" draw:start-glue-point="2">
          <text:p text:style-name="P2"/>
        </draw:connector>
        <draw:frame draw:style-name="gr34" draw:text-style-name="P13" draw:id="id45" draw:layer="layout" svg:width="3.529cm" svg:height="0.569cm" svg:x="1.515cm" svg:y="11.386cm">
          <draw:text-box>
            <text:p text:style-name="P2"><text:span text:style-name="T8">line gets virtually moved</text:span></text:p>
          </draw:text-box>
        </draw:frame>
        <draw:connector draw:style-name="gr7" draw:text-style-name="P1" draw:layer="layout" draw:type="curve" svg:x1="5.044cm" svg:y1="11.67cm" svg:x2="5.64cm" svg:y2="10.505cm" draw:start-shape="id45" draw:start-glue-point="1" draw:end-shape="id46" draw:end-glue-point="0">
          <text:p text:style-name="P2"/>
        </draw:connector>
        <draw:path draw:style-name="gr58" draw:text-style-name="P1" draw:layer="layout" svg:width="0.5cm" svg:height="0.111cm" svg:x="5.265cm" svg:y="8.455cm" svg:viewBox="0 0 501 112" svg:d="m0 0c250 250 500 0 500 0">
          <text:p text:style-name="P2"/>
        </draw:path>
        <draw:frame draw:style-name="gr59" draw:text-style-name="P17" draw:layer="layout" svg:width="0.769cm" svg:height="0.806cm" svg:x="5.457cm" svg:y="7.955cm">
          <draw:text-box>
            <text:p text:style-name="P2"><text:span text:style-name="T10">a</text:span></text:p>
          </draw:text-box>
        </draw:frame>
        <draw:frame draw:style-name="gr60" draw:text-style-name="P17" draw:layer="layout" svg:width="6.763cm" svg:height="0.806cm" svg:x="1.557cm" svg:y="14.355cm">
          <draw:text-box>
            <text:p text:style-name="P2"><text:span text:style-name="T10">a</text:span><text:span text:style-name="T11"> = [-deskew-scan-range .. +deskew-scan-range]</text:span></text:p>
          </draw:text-box>
        </draw:frame>
      </draw:page>
      <draw:page draw:name="deskew-detail2" draw:style-name="dp1" draw:master-page-name="Standard">
        <draw:frame draw:style-name="gr61" draw:text-style-name="P18" draw:layer="layout" svg:width="2.848cm" svg:height="6.361cm" draw:transform="rotate (-0.0872664626008864) translate (10.319cm 2.025cm)">
          <draw:text-box>
            <text:p text:style-name="P4"><text:span text:style-name="T4">Hello, hello, <text:s/>how are you, hello, <text:s/>hello, how are you, <text:s/>hello, <text:s/>hello, <text:s/>hello, <text:s/>hello, how are you, <text:s/>hello, <text:s/>hello, how are you, hello, <text:s/>hello, how are you, <text:s/>hello, <text:s/>hello, <text:s/>hello, <text:s/>hello.</text:span></text:p>
          </draw:text-box>
        </draw:frame>
        <draw:line draw:style-name="gr62" draw:text-style-name="P1" draw:layer="layout" svg:x1="10.156cm" svg:y1="2.227cm" svg:x2="9.624cm" svg:y2="8.025cm">
          <text:p text:style-name="P2"/>
        </draw:line>
        <draw:frame draw:style-name="gr61" draw:text-style-name="P18" draw:layer="layout" svg:width="2.848cm" svg:height="6.361cm" draw:transform="rotate (-0.0872664626008864) translate (5.769cm 1.725cm)">
          <draw:text-box>
            <text:p text:style-name="P4"><text:span text:style-name="T4">Hello, hello, <text:s/>how are you, hello, <text:s/>hello, how are you, <text:s/>hello, <text:s/>hello, <text:s/>hello, <text:s/>hello, how are you, <text:s/>hello, <text:s/>hello, how are you, hello, <text:s/>hello, how are you, <text:s/>hello, <text:s/>hello, <text:s/>hello, <text:s/>hello.</text:span></text:p>
          </draw:text-box>
        </draw:frame>
        <draw:line draw:style-name="gr62" draw:text-style-name="P1" draw:layer="layout" svg:x1="6.156cm" svg:y1="1.725cm" svg:x2="4.106cm" svg:y2="7.725cm">
          <text:p text:style-name="P2"/>
        </draw:line>
        <draw:line draw:style-name="gr56" draw:text-style-name="P1" draw:layer="layout" svg:x1="8.656cm" svg:y1="7.275cm" svg:x2="10.906cm" svg:y2="7.275cm">
          <text:p text:style-name="P2"/>
        </draw:line>
        <draw:line draw:style-name="gr56" draw:text-style-name="P1" draw:layer="layout" svg:x1="4.106cm" svg:y1="7.175cm" svg:x2="6.356cm" svg:y2="7.175cm">
          <text:p text:style-name="P2"/>
        </draw:line>
        <draw:line draw:style-name="gr12" draw:text-style-name="P1" draw:layer="layout" svg:x1="9.556cm" svg:y1="10.246cm" svg:x2="11.556cm" svg:y2="10.246cm">
          <text:p text:style-name="P2"/>
        </draw:line>
        <draw:line draw:style-name="gr12" draw:text-style-name="P1" draw:layer="layout" svg:x1="9.556cm" svg:y1="10.246cm" svg:x2="9.556cm" svg:y2="8.496cm">
          <text:p text:style-name="P2"/>
        </draw:line>
        <draw:frame draw:style-name="gr63" draw:text-style-name="P13" draw:layer="layout" svg:width="1.196cm" svg:height="0.569cm" svg:x="11.656cm" svg:y="10.096cm">
          <draw:text-box>
            <text:p text:style-name="P2"><text:span text:style-name="T8">move</text:span></text:p>
          </draw:text-box>
        </draw:frame>
        <draw:frame draw:style-name="gr64" draw:text-style-name="P13" draw:layer="layout" svg:width="3.66cm" svg:height="0.569cm" svg:x="9.056cm" svg:y="8.197cm">
          <draw:text-box>
            <text:p text:style-name="P2"><text:span text:style-name="T8">accumulated black pixels</text:span></text:p>
          </draw:text-box>
        </draw:frame>
        <draw:line draw:style-name="gr12" draw:text-style-name="P1" draw:layer="layout" svg:x1="5.006cm" svg:y1="10.274cm" svg:x2="7.006cm" svg:y2="10.274cm">
          <text:p text:style-name="P2"/>
        </draw:line>
        <draw:line draw:style-name="gr12" draw:text-style-name="P1" draw:layer="layout" svg:x1="5.006cm" svg:y1="10.274cm" svg:x2="5.006cm" svg:y2="8.524cm">
          <text:p text:style-name="P2"/>
        </draw:line>
        <draw:frame draw:style-name="gr63" draw:text-style-name="P13" draw:layer="layout" svg:width="1.196cm" svg:height="0.569cm" svg:x="7.106cm" svg:y="10.124cm">
          <draw:text-box>
            <text:p text:style-name="P2"><text:span text:style-name="T8">move</text:span></text:p>
          </draw:text-box>
        </draw:frame>
        <draw:frame draw:style-name="gr64" draw:text-style-name="P13" draw:layer="layout" svg:width="3.66cm" svg:height="0.569cm" svg:x="4.506cm" svg:y="8.225cm">
          <draw:text-box>
            <text:p text:style-name="P2"><text:span text:style-name="T8">accumulated black pixels</text:span></text:p>
          </draw:text-box>
        </draw:frame>
        <draw:polyline draw:style-name="gr65" draw:text-style-name="P1" draw:layer="layout" svg:width="1.5cm" svg:height="1cm" svg:x="5.106cm" svg:y="9.225cm" svg:viewBox="0 0 1501 1001" draw:points="0,1000 500,1000 1500,0">
          <text:p text:style-name="P2"/>
        </draw:polyline>
        <draw:polyline draw:style-name="gr65" draw:text-style-name="P1" draw:layer="layout" svg:width="2.25cm" svg:height="1.25cm" svg:x="9.606cm" svg:y="8.975cm" svg:viewBox="0 0 2251 1251" draw:points="0,1250 1250,1250 1279,160 2250,0">
          <text:p text:style-name="P2"/>
        </draw:polyline>
        <draw:polyline draw:style-name="gr66" draw:text-style-name="P15" draw:layer="layout" svg:width="0.3cm" svg:height="1cm" svg:x="11.506cm" svg:y="9.225cm" svg:viewBox="0 0 301 1001" draw:points="100,0 300,0 300,1000 0,1000">
          <text:p text:style-name="P14"><text:span text:style-name="T8">maximum diff. between steps</text:span><text:span text:style-name="T8"><text:line-break/></text:span><text:span text:style-name="T8">(=max. first derivation)</text:span></text:p>
        </draw:polyline>
        <draw:line draw:style-name="gr12" draw:text-style-name="P1" draw:layer="layout" svg:x1="9.56cm" svg:y1="12.746cm" svg:x2="11.56cm" svg:y2="12.746cm">
          <text:p text:style-name="P2"/>
        </draw:line>
        <draw:line draw:style-name="gr12" draw:text-style-name="P1" draw:layer="layout" svg:x1="9.56cm" svg:y1="12.746cm" svg:x2="9.56cm" svg:y2="10.996cm">
          <text:p text:style-name="P2"/>
        </draw:line>
        <draw:frame draw:style-name="gr63" draw:text-style-name="P13" draw:layer="layout" svg:width="1.196cm" svg:height="0.569cm" svg:x="11.66cm" svg:y="12.596cm">
          <draw:text-box>
            <text:p text:style-name="P2"><text:span text:style-name="T8">move</text:span></text:p>
          </draw:text-box>
        </draw:frame>
        <draw:line draw:style-name="gr12" draw:text-style-name="P1" draw:layer="layout" svg:x1="5.01cm" svg:y1="12.774cm" svg:x2="7.01cm" svg:y2="12.774cm">
          <text:p text:style-name="P2"/>
        </draw:line>
        <draw:line draw:style-name="gr12" draw:text-style-name="P1" draw:layer="layout" svg:x1="5.01cm" svg:y1="12.774cm" svg:x2="5.01cm" svg:y2="11.024cm">
          <text:p text:style-name="P2"/>
        </draw:line>
        <draw:frame draw:style-name="gr63" draw:text-style-name="P13" draw:layer="layout" svg:width="1.196cm" svg:height="0.569cm" svg:x="7.11cm" svg:y="12.624cm">
          <draw:text-box>
            <text:p text:style-name="P2"><text:span text:style-name="T8">move</text:span></text:p>
          </draw:text-box>
        </draw:frame>
        <draw:polyline draw:style-name="gr65" draw:text-style-name="P1" draw:layer="layout" svg:width="1.746cm" svg:height="0.532cm" svg:x="5.11cm" svg:y="12.193cm" svg:viewBox="0 0 1747 533" draw:points="0,532 500,532 496,0 1746,0">
          <text:p text:style-name="P2"/>
        </draw:polyline>
        <draw:polyline draw:style-name="gr65" draw:text-style-name="P1" draw:layer="layout" svg:width="2.496cm" svg:height="1.032cm" svg:x="9.61cm" svg:y="11.693cm" svg:viewBox="0 0 2497 1033" draw:points="0,1032 1250,1032 1246,0 1496,0 1496,750 2496,750">
          <text:p text:style-name="P2"/>
        </draw:polyline>
        <draw:line draw:style-name="gr67" draw:text-style-name="P15" draw:layer="layout" svg:x1="5.356cm" svg:y1="11.693cm" svg:x2="12.31cm" svg:y2="11.693cm">
          <text:p text:style-name="P14"><text:span text:style-name="T8"><text:s/></text:span><text:span text:style-name="T8">max.</text:span></text:p>
        </draw:line>
        <draw:frame draw:style-name="gr64" draw:text-style-name="P13" draw:layer="layout" svg:width="3.66cm" svg:height="0.569cm" svg:x="4.606cm" svg:y="10.693cm">
          <draw:text-box>
            <text:p text:style-name="P2"><text:span text:style-name="T8">first deviation:</text:span></text:p>
          </draw:text-box>
        </draw:frame>
        <draw:frame draw:style-name="gr64" draw:text-style-name="P13" draw:layer="layout" svg:width="11.314cm" svg:height="2.795cm" svg:x="4.446cm" svg:y="13.624cm">
          <draw:text-box>
            <text:p text:style-name="P2"><text:span text:style-name="T8">deskew-scan-depth determines when to stop accumulating black pixels,i.e. when to </text:span><text:span text:style-name="T8"><text:line-break/></text:span><text:span text:style-name="T8">stop moving the 'virtual line' and continue with the next angle to try.</text:span></text:p>
            <text:p text:style-name="P2"><text:span text:style-name="T8">(given relativeto the deskew-scan-size, if deskew-scan-size = 100 and </text:span><text:span text:style-name="T8"><text:line-break/></text:span><text:span text:style-name="T8">deskew-scan-depth = 0.5, then moving the virtual bar stops when 50 black pixels have</text:span><text:span text:style-name="T8"><text:line-break/></text:span><text:span text:style-name="T8">been found)</text:span><text:span text:style-name="T8"><text:line-break/></text:span><text:span text:style-name="T8">In the result, it may make a difference how far the 'virtual line' gets moved, as possibly</text:span><text:span text:style-name="T8"><text:line-break/></text:span><text:span text:style-name="T8">the overall maximum may be found <text:s/>at a different angle.</text:span><text:span text:style-name="T8"><text:line-break/></text:span><text:span text:style-name="T8">Small example with deskew-scan-size = 8:</text:span></text:p>
          </draw:text-box>
        </draw:frame>
        <draw:rect draw:style-name="gr26" draw:text-style-name="P1" draw:layer="layout" svg:width="0.25cm" svg:height="0.25cm" svg:x="5.656cm" svg:y="16.443cm">
          <text:p text:style-name="P2"/>
        </draw:rect>
        <draw:rect draw:style-name="gr26" draw:text-style-name="P1" draw:layer="layout" svg:width="0.25cm" svg:height="0.25cm" svg:x="5.506cm" svg:y="16.693cm">
          <text:p text:style-name="P2"/>
        </draw:rect>
        <draw:rect draw:style-name="gr26" draw:text-style-name="P1" draw:layer="layout" svg:width="0.25cm" svg:height="0.25cm" svg:x="5.356cm" svg:y="16.943cm">
          <text:p text:style-name="P2"/>
        </draw:rect>
        <draw:rect draw:style-name="gr26" draw:text-style-name="P1" draw:layer="layout" svg:width="0.25cm" svg:height="0.25cm" svg:x="5.206cm" svg:y="17.193cm">
          <text:p text:style-name="P2"/>
        </draw:rect>
        <draw:rect draw:style-name="gr26" draw:text-style-name="P1" draw:layer="layout" svg:width="0.25cm" svg:height="0.25cm" svg:x="5.056cm" svg:y="17.443cm">
          <text:p text:style-name="P2"/>
        </draw:rect>
        <draw:rect draw:style-name="gr26" draw:text-style-name="P1" draw:layer="layout" svg:width="0.25cm" svg:height="0.25cm" svg:x="4.906cm" svg:y="17.693cm">
          <text:p text:style-name="P2"/>
        </draw:rect>
        <draw:rect draw:style-name="gr26" draw:text-style-name="P1" draw:layer="layout" svg:width="0.25cm" svg:height="0.25cm" svg:x="4.756cm" svg:y="17.943cm">
          <text:p text:style-name="P2"/>
        </draw:rect>
        <draw:rect draw:style-name="gr26" draw:text-style-name="P1" draw:layer="layout" svg:width="0.25cm" svg:height="0.25cm" svg:x="4.606cm" svg:y="18.193cm">
          <text:p text:style-name="P2"/>
        </draw:rect>
        <draw:rect draw:style-name="gr68" draw:text-style-name="P1" draw:layer="layout" svg:width="0.25cm" svg:height="0.25cm" svg:x="6.156cm" svg:y="16.693cm">
          <text:p text:style-name="P2"/>
        </draw:rect>
        <draw:rect draw:style-name="gr68" draw:text-style-name="P1" draw:layer="layout" svg:width="0.25cm" svg:height="0.25cm" svg:x="6.156cm" svg:y="16.943cm">
          <text:p text:style-name="P2"/>
        </draw:rect>
        <draw:rect draw:style-name="gr26" draw:text-style-name="P1" draw:layer="layout" svg:width="0.25cm" svg:height="0.25cm" svg:x="6.156cm" svg:y="17.443cm">
          <text:p text:style-name="P2"/>
        </draw:rect>
        <draw:rect draw:style-name="gr26" draw:text-style-name="P1" draw:layer="layout" svg:width="0.25cm" svg:height="0.25cm" svg:x="6.156cm" svg:y="17.693cm">
          <text:p text:style-name="P2"/>
        </draw:rect>
        <draw:rect draw:style-name="gr26" draw:text-style-name="P1" draw:layer="layout" svg:width="0.25cm" svg:height="0.25cm" svg:x="6.156cm" svg:y="17.943cm">
          <text:p text:style-name="P2"/>
        </draw:rect>
        <draw:rect draw:style-name="gr26" draw:text-style-name="P1" draw:layer="layout" svg:width="0.25cm" svg:height="0.25cm" svg:x="6.406cm" svg:y="17.193cm">
          <text:p text:style-name="P2"/>
        </draw:rect>
        <draw:rect draw:style-name="gr26" draw:text-style-name="P1" draw:layer="layout" svg:width="0.25cm" svg:height="0.25cm" svg:x="6.656cm" svg:y="17.193cm">
          <text:p text:style-name="P2"/>
        </draw:rect>
        <draw:rect draw:style-name="gr26" draw:text-style-name="P1" draw:layer="layout" svg:width="0.25cm" svg:height="0.25cm" svg:x="6.906cm" svg:y="17.193cm">
          <text:p text:style-name="P2"/>
        </draw:rect>
        <draw:rect draw:style-name="gr26" draw:text-style-name="P1" draw:layer="layout" svg:width="0.25cm" svg:height="0.25cm" svg:x="7.156cm" svg:y="16.693cm">
          <text:p text:style-name="P2"/>
        </draw:rect>
        <draw:rect draw:style-name="gr26" draw:text-style-name="P1" draw:layer="layout" svg:width="0.25cm" svg:height="0.25cm" svg:x="7.156cm" svg:y="16.943cm">
          <text:p text:style-name="P2"/>
        </draw:rect>
        <draw:rect draw:style-name="gr26" draw:text-style-name="P1" draw:layer="layout" svg:width="0.25cm" svg:height="0.25cm" svg:x="7.156cm" svg:y="17.193cm">
          <text:p text:style-name="P2"/>
        </draw:rect>
        <draw:rect draw:style-name="gr26" draw:text-style-name="P1" draw:layer="layout" svg:width="0.25cm" svg:height="0.25cm" svg:x="7.156cm" svg:y="17.443cm">
          <text:p text:style-name="P2"/>
        </draw:rect>
        <draw:rect draw:style-name="gr26" draw:text-style-name="P1" draw:layer="layout" svg:width="0.25cm" svg:height="0.25cm" svg:x="7.156cm" svg:y="17.693cm">
          <text:p text:style-name="P2"/>
        </draw:rect>
        <draw:rect draw:style-name="gr26" draw:text-style-name="P1" draw:layer="layout" svg:width="0.25cm" svg:height="0.25cm" svg:x="7.156cm" svg:y="17.943cm">
          <text:p text:style-name="P2"/>
        </draw:rect>
        <draw:line draw:style-name="gr56" draw:text-style-name="P1" draw:layer="layout" svg:x1="4.656cm" svg:y1="18.643cm" svg:x2="5.906cm" svg:y2="18.643cm">
          <text:p text:style-name="P2"/>
        </draw:line>
        <draw:rect draw:style-name="gr26" draw:text-style-name="P1" draw:layer="layout" svg:width="0.25cm" svg:height="0.25cm" svg:x="10.656cm" svg:y="16.693cm">
          <text:p text:style-name="P2"/>
        </draw:rect>
        <draw:rect draw:style-name="gr26" draw:text-style-name="P1" draw:layer="layout" svg:width="0.25cm" svg:height="0.25cm" svg:x="10.506cm" svg:y="16.943cm">
          <text:p text:style-name="P2"/>
        </draw:rect>
        <draw:rect draw:style-name="gr26" draw:text-style-name="P1" draw:layer="layout" svg:width="0.25cm" svg:height="0.25cm" svg:x="10.356cm" svg:y="17.193cm">
          <text:p text:style-name="P2"/>
        </draw:rect>
        <draw:rect draw:style-name="gr26" draw:text-style-name="P1" draw:layer="layout" svg:width="0.25cm" svg:height="0.25cm" svg:x="10.206cm" svg:y="17.443cm">
          <text:p text:style-name="P2"/>
        </draw:rect>
        <draw:rect draw:style-name="gr26" draw:text-style-name="P1" draw:layer="layout" svg:width="0.25cm" svg:height="0.25cm" svg:x="10.056cm" svg:y="17.693cm">
          <text:p text:style-name="P2"/>
        </draw:rect>
        <draw:rect draw:style-name="gr26" draw:text-style-name="P1" draw:layer="layout" svg:width="0.25cm" svg:height="0.25cm" svg:x="9.906cm" svg:y="17.943cm">
          <text:p text:style-name="P2"/>
        </draw:rect>
        <draw:rect draw:style-name="gr26" draw:text-style-name="P1" draw:layer="layout" svg:width="0.25cm" svg:height="0.25cm" svg:x="9.756cm" svg:y="18.193cm">
          <text:p text:style-name="P2"/>
        </draw:rect>
        <draw:rect draw:style-name="gr26" draw:text-style-name="P1" draw:layer="layout" svg:width="0.25cm" svg:height="0.25cm" svg:x="9.606cm" svg:y="18.443cm">
          <text:p text:style-name="P2"/>
        </draw:rect>
        <draw:rect draw:style-name="gr68" draw:text-style-name="P1" draw:layer="layout" svg:width="0.25cm" svg:height="0.25cm" svg:x="11.156cm" svg:y="16.943cm">
          <text:p text:style-name="P2"/>
        </draw:rect>
        <draw:rect draw:style-name="gr68" draw:text-style-name="P1" draw:layer="layout" svg:width="0.25cm" svg:height="0.25cm" svg:x="11.156cm" svg:y="17.193cm">
          <text:p text:style-name="P2"/>
        </draw:rect>
        <draw:rect draw:style-name="gr68" draw:text-style-name="P1" draw:layer="layout" svg:width="0.25cm" svg:height="0.25cm" svg:x="11.156cm" svg:y="17.443cm">
          <text:p text:style-name="P2"/>
        </draw:rect>
        <draw:rect draw:style-name="gr68" draw:text-style-name="P1" draw:layer="layout" svg:width="0.25cm" svg:height="0.25cm" svg:x="11.156cm" svg:y="17.693cm">
          <text:p text:style-name="P2"/>
        </draw:rect>
        <draw:rect draw:style-name="gr68" draw:text-style-name="P1" draw:layer="layout" svg:width="0.25cm" svg:height="0.25cm" svg:x="11.156cm" svg:y="17.943cm">
          <text:p text:style-name="P2"/>
        </draw:rect>
        <draw:rect draw:style-name="gr68" draw:text-style-name="P1" draw:layer="layout" svg:width="0.25cm" svg:height="0.25cm" svg:x="11.156cm" svg:y="18.193cm">
          <text:p text:style-name="P2"/>
        </draw:rect>
        <draw:rect draw:style-name="gr68" draw:text-style-name="P1" draw:layer="layout" svg:width="0.25cm" svg:height="0.25cm" svg:x="11.406cm" svg:y="17.443cm">
          <text:p text:style-name="P2"/>
        </draw:rect>
        <draw:rect draw:style-name="gr68" draw:text-style-name="P1" draw:layer="layout" svg:width="0.25cm" svg:height="0.25cm" svg:x="11.656cm" svg:y="17.443cm">
          <text:p text:style-name="P2"/>
        </draw:rect>
        <draw:rect draw:style-name="gr26" draw:text-style-name="P1" draw:layer="layout" svg:width="0.25cm" svg:height="0.25cm" svg:x="12.156cm" svg:y="17.693cm">
          <text:p text:style-name="P2"/>
        </draw:rect>
        <draw:rect draw:style-name="gr26" draw:text-style-name="P1" draw:layer="layout" svg:width="0.25cm" svg:height="0.25cm" svg:x="12.156cm" svg:y="17.943cm">
          <text:p text:style-name="P2"/>
        </draw:rect>
        <draw:rect draw:style-name="gr26" draw:text-style-name="P1" draw:layer="layout" svg:width="0.25cm" svg:height="0.25cm" svg:x="12.156cm" svg:y="18.193cm">
          <text:p text:style-name="P2"/>
        </draw:rect>
        <draw:line draw:style-name="gr56" draw:text-style-name="P1" draw:layer="layout" svg:x1="9.656cm" svg:y1="18.845cm" svg:x2="11.606cm" svg:y2="18.845cm">
          <text:p text:style-name="P2"/>
        </draw:line>
        <draw:frame draw:style-name="gr64" draw:text-style-name="P13" draw:layer="layout" svg:width="3.719cm" svg:height="0.569cm" svg:x="4.446cm" svg:y="18.874cm">
          <draw:text-box>
            <text:p text:style-name="P2"><text:span text:style-name="T8">Deskew-scan-depth = 0.5</text:span></text:p>
          </draw:text-box>
        </draw:frame>
        <draw:frame draw:style-name="gr69" draw:text-style-name="P2" draw:layer="layout" svg:width="3.748cm" svg:height="0.57cm" svg:x="9.637cm" svg:y="18.873cm">
          <draw:text-box>
            <text:p text:style-name="P2"><text:span text:style-name="T8">Deskew-scan-depth = 1.5</text:span></text:p>
          </draw:text-box>
        </draw:frame>
        <draw:rect draw:style-name="gr26" draw:text-style-name="P1" draw:layer="layout" svg:width="0.25cm" svg:height="0.25cm" svg:x="6.756cm" svg:y="16.443cm">
          <text:p text:style-name="P2"/>
        </draw:rect>
        <draw:rect draw:style-name="gr26" draw:text-style-name="P1" draw:layer="layout" svg:width="0.25cm" svg:height="0.25cm" svg:x="6.606cm" svg:y="16.693cm">
          <text:p text:style-name="P2"/>
        </draw:rect>
        <draw:rect draw:style-name="gr26" draw:text-style-name="P1" draw:layer="layout" svg:width="0.25cm" svg:height="0.25cm" svg:x="6.456cm" svg:y="16.943cm">
          <text:p text:style-name="P2"/>
        </draw:rect>
        <draw:rect draw:style-name="gr26" draw:text-style-name="P1" draw:layer="layout" svg:width="0.25cm" svg:height="0.25cm" svg:x="6.306cm" svg:y="17.193cm">
          <text:p text:style-name="P2"/>
        </draw:rect>
        <draw:rect draw:style-name="gr68" draw:text-style-name="P1" draw:layer="layout" svg:width="0.25cm" svg:height="0.25cm" svg:x="6.156cm" svg:y="17.443cm">
          <text:p text:style-name="P2"/>
        </draw:rect>
        <draw:rect draw:style-name="gr26" draw:text-style-name="P1" draw:layer="layout" svg:width="0.25cm" svg:height="0.25cm" svg:x="6.006cm" svg:y="17.693cm">
          <text:p text:style-name="P2"/>
        </draw:rect>
        <draw:rect draw:style-name="gr26" draw:text-style-name="P1" draw:layer="layout" svg:width="0.25cm" svg:height="0.25cm" svg:x="5.856cm" svg:y="17.943cm">
          <text:p text:style-name="P2"/>
        </draw:rect>
        <draw:rect draw:style-name="gr26" draw:text-style-name="P1" draw:layer="layout" svg:width="0.25cm" svg:height="0.25cm" svg:x="5.706cm" svg:y="18.193cm">
          <text:p text:style-name="P2"/>
        </draw:rect>
        <draw:rect draw:style-name="gr68" draw:text-style-name="P1" draw:layer="layout" svg:width="0.25cm" svg:height="0.25cm" svg:x="6.156cm" svg:y="17.193cm">
          <text:p text:style-name="P2"/>
        </draw:rect>
        <draw:rect draw:style-name="gr26" draw:text-style-name="P1" draw:layer="layout" svg:width="0.25cm" svg:height="0.25cm" svg:x="12.406cm" svg:y="16.693cm">
          <text:p text:style-name="P2"/>
        </draw:rect>
        <draw:rect draw:style-name="gr26" draw:text-style-name="P1" draw:layer="layout" svg:width="0.25cm" svg:height="0.25cm" svg:x="12.256cm" svg:y="16.943cm">
          <text:p text:style-name="P2"/>
        </draw:rect>
        <draw:rect draw:style-name="gr26" draw:text-style-name="P1" draw:layer="layout" svg:width="0.25cm" svg:height="0.25cm" svg:x="12.106cm" svg:y="17.193cm">
          <text:p text:style-name="P2"/>
        </draw:rect>
        <draw:rect draw:style-name="gr26" draw:text-style-name="P1" draw:layer="layout" svg:width="0.25cm" svg:height="0.25cm" svg:x="11.956cm" svg:y="17.443cm">
          <text:p text:style-name="P2"/>
        </draw:rect>
        <draw:rect draw:style-name="gr26" draw:text-style-name="P1" draw:layer="layout" svg:width="0.25cm" svg:height="0.25cm" svg:x="11.806cm" svg:y="17.693cm">
          <text:p text:style-name="P2"/>
        </draw:rect>
        <draw:rect draw:style-name="gr26" draw:text-style-name="P1" draw:layer="layout" svg:width="0.25cm" svg:height="0.25cm" svg:x="11.656cm" svg:y="17.943cm">
          <text:p text:style-name="P2"/>
        </draw:rect>
        <draw:rect draw:style-name="gr26" draw:text-style-name="P1" draw:layer="layout" svg:width="0.25cm" svg:height="0.25cm" svg:x="11.506cm" svg:y="18.193cm">
          <text:p text:style-name="P2"/>
        </draw:rect>
        <draw:rect draw:style-name="gr26" draw:text-style-name="P1" draw:layer="layout" svg:width="0.25cm" svg:height="0.25cm" svg:x="11.356cm" svg:y="18.443cm">
          <text:p text:style-name="P2"/>
        </draw:rect>
        <draw:rect draw:style-name="gr68" draw:text-style-name="P1" draw:layer="layout" svg:width="0.25cm" svg:height="0.25cm" svg:x="11.906cm" svg:y="17.443cm">
          <text:p text:style-name="P2"/>
        </draw:rect>
        <draw:rect draw:style-name="gr68" draw:text-style-name="P1" draw:layer="layout" svg:width="0.25cm" svg:height="0.25cm" svg:x="12.156cm" svg:y="16.943cm">
          <text:p text:style-name="P2"/>
        </draw:rect>
        <draw:rect draw:style-name="gr68" draw:text-style-name="P1" draw:layer="layout" svg:width="0.25cm" svg:height="0.25cm" svg:x="12.156cm" svg:y="17.193cm">
          <text:p text:style-name="P2"/>
        </draw:rect>
        <draw:rect draw:style-name="gr68" draw:text-style-name="P1" draw:layer="layout" svg:width="0.25cm" svg:height="0.25cm" svg:x="12.156cm" svg:y="17.443cm">
          <text:p text:style-name="P2"/>
        </draw:rect>
      </draw:page>
      <draw:page draw:name="multiple-input-files" draw:style-name="dp1" draw:master-page-name="Standard">
        <draw:g>
          <draw:rect draw:style-name="gr1" draw:text-style-name="P1" draw:layer="layout" svg:width="2.362cm" svg:height="3.089cm" draw:transform="rotate (1.5707963267946) translate (3.867cm 8.345cm)">
            <text:p text:style-name="P2"/>
          </draw:rect>
          <draw:rect draw:style-name="gr70" draw:text-style-name="P1" draw:id="id48" draw:layer="layout" svg:width="1.271cm" svg:height="1.981cm" svg:x="4.049cm" svg:y="6.165cm">
            <text:p text:style-name="P2"/>
          </draw:rect>
          <draw:rect draw:style-name="gr70" draw:text-style-name="P1" draw:id="id50" draw:layer="layout" svg:width="1.273cm" svg:height="1.982cm" svg:x="5.502cm" svg:y="6.181cm">
            <text:p text:style-name="P2"/>
          </draw:rect>
          <draw:rect draw:style-name="gr11" draw:text-style-name="P1" draw:id="id47" draw:layer="layout" svg:width="1.503cm" svg:height="2.362cm" svg:x="2.579cm" svg:y="2.633cm">
            <text:p text:style-name="P2"/>
          </draw:rect>
          <draw:rect draw:style-name="gr11" draw:text-style-name="P1" draw:id="id49" draw:layer="layout" svg:width="1.503cm" svg:height="2.362cm" svg:x="4.726cm" svg:y="2.633cm">
            <text:p text:style-name="P2"/>
          </draw:rect>
          <draw:connector draw:style-name="gr12" draw:text-style-name="P1" draw:layer="layout" draw:type="curve" svg:x1="3.33cm" svg:y1="4.995cm" svg:x2="4.684cm" svg:y2="6.165cm" draw:start-shape="id47" draw:start-glue-point="2" draw:end-shape="id48" draw:end-glue-point="0">
            <text:p text:style-name="P2"/>
          </draw:connector>
          <draw:connector draw:style-name="gr12" draw:text-style-name="P1" draw:layer="layout" draw:type="curve" svg:x1="5.477cm" svg:y1="4.995cm" svg:x2="6.138cm" svg:y2="6.181cm" draw:start-shape="id49" draw:start-glue-point="2" draw:end-shape="id50" draw:end-glue-point="0">
            <text:p text:style-name="P2"/>
          </draw:connector>
          <draw:rect draw:style-name="gr1" draw:text-style-name="P1" draw:layer="layout" svg:width="2.362cm" svg:height="3.089cm" draw:transform="rotate (1.5707963267946) translate (8.162cm 8.345cm)">
            <text:p text:style-name="P2"/>
          </draw:rect>
          <draw:rect draw:style-name="gr70" draw:text-style-name="P1" draw:id="id52" draw:layer="layout" svg:width="1.271cm" svg:height="1.981cm" svg:x="8.344cm" svg:y="6.165cm">
            <text:p text:style-name="P2"/>
          </draw:rect>
          <draw:rect draw:style-name="gr70" draw:text-style-name="P1" draw:id="id54" draw:layer="layout" svg:width="1.272cm" svg:height="1.982cm" svg:x="9.797cm" svg:y="6.181cm">
            <text:p text:style-name="P2"/>
          </draw:rect>
          <draw:rect draw:style-name="gr11" draw:text-style-name="P1" draw:id="id51" draw:layer="layout" svg:width="1.504cm" svg:height="2.362cm" svg:x="6.873cm" svg:y="2.633cm">
            <text:p text:style-name="P2"/>
          </draw:rect>
          <draw:rect draw:style-name="gr11" draw:text-style-name="P1" draw:id="id53" draw:layer="layout" svg:width="1.503cm" svg:height="2.362cm" svg:x="9.021cm" svg:y="2.633cm">
            <text:p text:style-name="P2"/>
          </draw:rect>
          <draw:connector draw:style-name="gr12" draw:text-style-name="P1" draw:layer="layout" draw:type="curve" svg:x1="7.625cm" svg:y1="4.995cm" svg:x2="8.979cm" svg:y2="6.165cm" draw:start-shape="id51" draw:start-glue-point="2" draw:end-shape="id52" draw:end-glue-point="0">
            <text:p text:style-name="P2"/>
          </draw:connector>
          <draw:connector draw:style-name="gr12" draw:text-style-name="P1" draw:layer="layout" draw:type="curve" svg:x1="9.772cm" svg:y1="4.995cm" svg:x2="10.433cm" svg:y2="6.181cm" draw:start-shape="id53" draw:start-glue-point="2" draw:end-shape="id54" draw:end-glue-point="0">
            <text:p text:style-name="P2"/>
          </draw:connector>
          <draw:rect draw:style-name="gr1" draw:text-style-name="P1" draw:layer="layout" svg:width="2.362cm" svg:height="3.088cm" draw:transform="rotate (1.5707963267946) translate (12.457cm 8.345cm)">
            <text:p text:style-name="P2"/>
          </draw:rect>
          <draw:rect draw:style-name="gr70" draw:text-style-name="P1" draw:id="id56" draw:layer="layout" svg:width="1.271cm" svg:height="1.981cm" svg:x="12.639cm" svg:y="6.165cm">
            <text:p text:style-name="P2"/>
          </draw:rect>
          <draw:rect draw:style-name="gr70" draw:text-style-name="P1" draw:id="id58" draw:layer="layout" svg:width="1.272cm" svg:height="1.982cm" svg:x="14.092cm" svg:y="6.181cm">
            <text:p text:style-name="P2"/>
          </draw:rect>
          <draw:rect draw:style-name="gr11" draw:text-style-name="P1" draw:id="id55" draw:layer="layout" svg:width="1.503cm" svg:height="2.362cm" svg:x="11.168cm" svg:y="2.633cm">
            <text:p text:style-name="P2"/>
          </draw:rect>
          <draw:rect draw:style-name="gr11" draw:text-style-name="P1" draw:id="id57" draw:layer="layout" svg:width="1.503cm" svg:height="2.362cm" svg:x="13.316cm" svg:y="2.633cm">
            <text:p text:style-name="P2"/>
          </draw:rect>
          <draw:connector draw:style-name="gr12" draw:text-style-name="P1" draw:layer="layout" draw:type="curve" svg:x1="11.919cm" svg:y1="4.995cm" svg:x2="13.274cm" svg:y2="6.165cm" draw:start-shape="id55" draw:start-glue-point="2" draw:end-shape="id56" draw:end-glue-point="0">
            <text:p text:style-name="P2"/>
          </draw:connector>
          <draw:connector draw:style-name="gr12" draw:text-style-name="P1" draw:layer="layout" draw:type="curve" svg:x1="14.067cm" svg:y1="4.995cm" svg:x2="14.728cm" svg:y2="6.181cm" draw:start-shape="id57" draw:start-glue-point="2" draw:end-shape="id58" draw:end-glue-point="0">
            <text:p text:style-name="P2"/>
          </draw:connector>
          <draw:rect draw:style-name="gr1" draw:text-style-name="P1" draw:layer="layout" svg:width="2.362cm" svg:height="3.089cm" draw:transform="rotate (1.5707963267946) translate (16.751cm 8.345cm)">
            <text:p text:style-name="P2"/>
          </draw:rect>
          <draw:rect draw:style-name="gr70" draw:text-style-name="P1" draw:id="id60" draw:layer="layout" svg:width="1.272cm" svg:height="1.981cm" svg:x="16.933cm" svg:y="6.165cm">
            <text:p text:style-name="P2"/>
          </draw:rect>
          <draw:rect draw:style-name="gr70" draw:text-style-name="P1" draw:id="id62" draw:layer="layout" svg:width="1.272cm" svg:height="1.982cm" svg:x="18.387cm" svg:y="6.181cm">
            <text:p text:style-name="P2"/>
          </draw:rect>
          <draw:rect draw:style-name="gr11" draw:text-style-name="P1" draw:id="id59" draw:layer="layout" svg:width="1.503cm" svg:height="2.362cm" svg:x="15.463cm" svg:y="2.633cm">
            <text:p text:style-name="P2"/>
          </draw:rect>
          <draw:rect draw:style-name="gr11" draw:text-style-name="P1" draw:id="id61" draw:layer="layout" svg:width="1.504cm" svg:height="2.362cm" svg:x="17.61cm" svg:y="2.633cm">
            <text:p text:style-name="P2"/>
          </draw:rect>
          <draw:connector draw:style-name="gr12" draw:text-style-name="P1" draw:layer="layout" draw:type="curve" svg:x1="16.214cm" svg:y1="4.995cm" svg:x2="17.569cm" svg:y2="6.165cm" draw:start-shape="id59" draw:start-glue-point="2" draw:end-shape="id60" draw:end-glue-point="0">
            <text:p text:style-name="P2"/>
          </draw:connector>
          <draw:connector draw:style-name="gr12" draw:text-style-name="P1" draw:layer="layout" draw:type="curve" svg:x1="18.362cm" svg:y1="4.995cm" svg:x2="19.023cm" svg:y2="6.181cm" draw:start-shape="id61" draw:start-glue-point="2" draw:end-shape="id62" draw:end-glue-point="0">
            <text:p text:style-name="P2"/>
          </draw:connector>
          <draw:frame draw:style-name="gr13" draw:text-style-name="P19" draw:layer="layout" svg:width="2.417cm" svg:height="0.526cm" svg:x="4.368cm" svg:y="8.559cm">
            <draw:text-box>
              <text:p text:style-name="P2"><text:span text:style-name="T9">output001.pgm</text:span></text:p>
            </draw:text-box>
          </draw:frame>
          <draw:frame draw:style-name="gr13" draw:text-style-name="P20" draw:layer="layout" svg:width="2.65cm" svg:height="0.489cm" svg:x="2.235cm" svg:y="2.009cm">
            <draw:text-box>
              <text:p text:style-name="P2"><text:span text:style-name="T12">singlepage001.pgm</text:span></text:p>
            </draw:text-box>
          </draw:frame>
          <draw:frame draw:style-name="gr13" draw:text-style-name="P20" draw:layer="layout" svg:width="2.753cm" svg:height="0.489cm" svg:x="4.382cm" svg:y="2.009cm">
            <draw:text-box>
              <text:p text:style-name="P2"><text:span text:style-name="T12">singlepage002.pgm</text:span></text:p>
            </draw:text-box>
          </draw:frame>
          <draw:frame draw:style-name="gr13" draw:text-style-name="P20" draw:layer="layout" svg:width="2.855cm" svg:height="0.489cm" svg:x="6.53cm" svg:y="2.009cm">
            <draw:text-box>
              <text:p text:style-name="P2"><text:span text:style-name="T12">singlepage003.pgm</text:span></text:p>
            </draw:text-box>
          </draw:frame>
          <draw:frame draw:style-name="gr13" draw:text-style-name="P20" draw:layer="layout" svg:width="2.708cm" svg:height="0.489cm" svg:x="8.677cm" svg:y="2.009cm">
            <draw:text-box>
              <text:p text:style-name="P2"><text:span text:style-name="T12">singlepage004.pgm</text:span></text:p>
            </draw:text-box>
          </draw:frame>
          <draw:frame draw:style-name="gr13" draw:text-style-name="P20" draw:layer="layout" svg:width="2.81cm" svg:height="0.489cm" svg:x="10.825cm" svg:y="2.009cm">
            <draw:text-box>
              <text:p text:style-name="P2"><text:span text:style-name="T12">singlepage005.pgm</text:span></text:p>
            </draw:text-box>
          </draw:frame>
          <draw:frame draw:style-name="gr13" draw:text-style-name="P20" draw:layer="layout" svg:width="2.663cm" svg:height="0.489cm" svg:x="12.972cm" svg:y="2.009cm">
            <draw:text-box>
              <text:p text:style-name="P2"><text:span text:style-name="T12">singlepage006.pgm</text:span></text:p>
            </draw:text-box>
          </draw:frame>
          <draw:frame draw:style-name="gr13" draw:text-style-name="P20" draw:layer="layout" svg:width="2.766cm" svg:height="0.489cm" svg:x="15.119cm" svg:y="2.009cm">
            <draw:text-box>
              <text:p text:style-name="P2"><text:span text:style-name="T12">singlepage007.pgm</text:span></text:p>
            </draw:text-box>
          </draw:frame>
          <draw:frame draw:style-name="gr13" draw:text-style-name="P20" draw:layer="layout" svg:width="2.868cm" svg:height="0.489cm" svg:x="17.267cm" svg:y="2.009cm">
            <draw:text-box>
              <text:p text:style-name="P2"><text:span text:style-name="T12">singlepage008.pgm</text:span></text:p>
            </draw:text-box>
          </draw:frame>
          <draw:frame draw:style-name="gr13" draw:text-style-name="P19" draw:layer="layout" svg:width="2.372cm" svg:height="0.526cm" svg:x="8.663cm" svg:y="8.559cm">
            <draw:text-box>
              <text:p text:style-name="P2"><text:span text:style-name="T9">output002.pgm</text:span></text:p>
            </draw:text-box>
          </draw:frame>
          <draw:frame draw:style-name="gr13" draw:text-style-name="P19" draw:layer="layout" svg:width="2.327cm" svg:height="0.526cm" svg:x="12.958cm" svg:y="8.559cm">
            <draw:text-box>
              <text:p text:style-name="P2"><text:span text:style-name="T9">output003.pgm</text:span></text:p>
            </draw:text-box>
          </draw:frame>
          <draw:frame draw:style-name="gr13" draw:text-style-name="P19" draw:layer="layout" svg:width="2.282cm" svg:height="0.526cm" svg:x="17.253cm" svg:y="8.559cm">
            <draw:text-box>
              <text:p text:style-name="P2"><text:span text:style-name="T9">output004.pgm</text:span></text:p>
            </draw:text-box>
          </draw:frame>
          <draw:line draw:style-name="gr49" draw:text-style-name="P1" draw:layer="layout" svg:x1="5.385cm" svg:y1="6.135cm" svg:x2="5.385cm" svg:y2="8.385cm">
            <text:p text:style-name="P2"/>
          </draw:line>
          <draw:line draw:style-name="gr49" draw:text-style-name="P1" draw:layer="layout" svg:x1="9.685cm" svg:y1="6.135cm" svg:x2="9.685cm" svg:y2="8.385cm">
            <text:p text:style-name="P2"/>
          </draw:line>
          <draw:line draw:style-name="gr49" draw:text-style-name="P1" draw:layer="layout" svg:x1="13.985cm" svg:y1="6.135cm" svg:x2="13.985cm" svg:y2="8.385cm">
            <text:p text:style-name="P2"/>
          </draw:line>
          <draw:line draw:style-name="gr49" draw:text-style-name="P1" draw:layer="layout" svg:x1="18.285cm" svg:y1="6.135cm" svg:x2="18.285cm" svg:y2="8.385cm">
            <text:p text:style-name="P2"/>
          </draw:line>
        </draw:g>
        <draw:frame draw:style-name="gr71" draw:text-style-name="P2" draw:layer="layout" svg:width="1.5cm" svg:height="1.25cm" svg:x="20.635cm" svg:y="4.935cm">
          <draw:text-box>
            <text:p text:style-name="P2">...</text:p>
          </draw:text-box>
        </draw:frame>
      </draw:page>
      <draw:page draw:name="multiple-output-files" draw:style-name="dp1" draw:master-page-name="Standard">
        <draw:g>
          <draw:rect draw:style-name="gr1" draw:text-style-name="P1" draw:layer="layout" svg:width="2.354cm" svg:height="3.081cm" draw:transform="rotate (1.5707963267946) translate (2.737cm 14.379cm)">
            <text:p text:style-name="P2"/>
          </draw:rect>
          <draw:rect draw:style-name="gr70" draw:text-style-name="P1" draw:id="id63" draw:layer="layout" svg:width="1.267cm" svg:height="1.975cm" svg:x="2.919cm" svg:y="12.206cm">
            <text:p text:style-name="P2"/>
          </draw:rect>
          <draw:rect draw:style-name="gr70" draw:text-style-name="P1" draw:id="id65" draw:layer="layout" svg:width="1.27cm" svg:height="1.976cm" svg:x="4.367cm" svg:y="12.221cm">
            <text:p text:style-name="P2"/>
          </draw:rect>
          <draw:rect draw:style-name="gr11" draw:text-style-name="P1" draw:id="id64" draw:layer="layout" svg:width="1.498cm" svg:height="2.357cm" svg:x="3.808cm" svg:y="15.664cm">
            <text:p text:style-name="P2"/>
          </draw:rect>
          <draw:rect draw:style-name="gr11" draw:text-style-name="P1" draw:id="id66" draw:layer="layout" svg:width="1.498cm" svg:height="2.357cm" svg:x="5.949cm" svg:y="15.664cm">
            <text:p text:style-name="P2"/>
          </draw:rect>
          <draw:rect draw:style-name="gr1" draw:text-style-name="P1" draw:layer="layout" svg:width="2.354cm" svg:height="3.079cm" draw:transform="rotate (1.5707963267946) translate (7.021cm 14.379cm)">
            <text:p text:style-name="P2"/>
          </draw:rect>
          <draw:rect draw:style-name="gr70" draw:text-style-name="P1" draw:id="id67" draw:layer="layout" svg:width="1.268cm" svg:height="1.975cm" svg:x="7.201cm" svg:y="12.206cm">
            <text:p text:style-name="P2"/>
          </draw:rect>
          <draw:rect draw:style-name="gr70" draw:text-style-name="P1" draw:id="id69" draw:layer="layout" svg:width="1.269cm" svg:height="1.976cm" svg:x="8.651cm" svg:y="12.221cm">
            <text:p text:style-name="P2"/>
          </draw:rect>
          <draw:rect draw:style-name="gr11" draw:text-style-name="P1" draw:id="id68" draw:layer="layout" svg:width="1.501cm" svg:height="2.357cm" svg:x="8.09cm" svg:y="15.664cm">
            <text:p text:style-name="P2"/>
          </draw:rect>
          <draw:rect draw:style-name="gr11" draw:text-style-name="P1" draw:id="id70" draw:layer="layout" svg:width="1.499cm" svg:height="2.357cm" svg:x="10.232cm" svg:y="15.664cm">
            <text:p text:style-name="P2"/>
          </draw:rect>
          <draw:rect draw:style-name="gr1" draw:text-style-name="P1" draw:layer="layout" svg:width="2.354cm" svg:height="3.081cm" draw:transform="rotate (1.5707963267946) translate (11.302cm 14.379cm)">
            <text:p text:style-name="P2"/>
          </draw:rect>
          <draw:rect draw:style-name="gr70" draw:text-style-name="P1" draw:id="id71" draw:layer="layout" svg:width="1.269cm" svg:height="1.975cm" svg:x="11.484cm" svg:y="12.206cm">
            <text:p text:style-name="P2"/>
          </draw:rect>
          <draw:rect draw:style-name="gr70" draw:text-style-name="P1" draw:id="id73" draw:layer="layout" svg:width="1.269cm" svg:height="1.976cm" svg:x="12.933cm" svg:y="12.221cm">
            <text:p text:style-name="P2"/>
          </draw:rect>
          <draw:rect draw:style-name="gr11" draw:text-style-name="P1" draw:id="id72" draw:layer="layout" svg:width="1.5cm" svg:height="2.357cm" svg:x="12.373cm" svg:y="15.664cm">
            <text:p text:style-name="P2"/>
          </draw:rect>
          <draw:rect draw:style-name="gr11" draw:text-style-name="P1" draw:id="id74" draw:layer="layout" svg:width="1.498cm" svg:height="2.357cm" svg:x="14.515cm" svg:y="15.664cm">
            <text:p text:style-name="P2"/>
          </draw:rect>
          <draw:rect draw:style-name="gr1" draw:text-style-name="P1" draw:layer="layout" svg:width="2.354cm" svg:height="3.08cm" draw:transform="rotate (1.5707963267946) translate (15.587cm 14.379cm)">
            <text:p text:style-name="P2"/>
          </draw:rect>
          <draw:rect draw:style-name="gr70" draw:text-style-name="P1" draw:id="id75" draw:layer="layout" svg:width="1.266cm" svg:height="1.975cm" svg:x="15.768cm" svg:y="12.206cm">
            <text:p text:style-name="P2"/>
          </draw:rect>
          <draw:rect draw:style-name="gr70" draw:text-style-name="P1" draw:id="id77" draw:layer="layout" svg:width="1.269cm" svg:height="1.976cm" svg:x="17.216cm" svg:y="12.221cm">
            <text:p text:style-name="P2"/>
          </draw:rect>
          <draw:rect draw:style-name="gr11" draw:text-style-name="P1" draw:id="id76" draw:layer="layout" svg:width="1.499cm" svg:height="2.357cm" svg:x="16.657cm" svg:y="15.664cm">
            <text:p text:style-name="P2"/>
          </draw:rect>
          <draw:rect draw:style-name="gr11" draw:text-style-name="P1" draw:id="id78" draw:layer="layout" svg:width="1.499cm" svg:height="2.357cm" svg:x="18.798cm" svg:y="15.664cm">
            <text:p text:style-name="P2"/>
          </draw:rect>
          <draw:connector draw:style-name="gr12" draw:text-style-name="P1" draw:layer="layout" draw:type="curve" svg:x1="3.552cm" svg:y1="14.181cm" svg:x2="4.557cm" svg:y2="15.664cm" draw:start-shape="id63" draw:start-glue-point="2" draw:end-shape="id64" draw:end-glue-point="0">
            <text:p text:style-name="P2"/>
          </draw:connector>
          <draw:connector draw:style-name="gr12" draw:text-style-name="P1" draw:layer="layout" draw:type="curve" svg:x1="5.002cm" svg:y1="14.197cm" svg:x2="6.698cm" svg:y2="15.664cm" draw:start-shape="id65" draw:start-glue-point="2" draw:end-shape="id66" draw:end-glue-point="0">
            <text:p text:style-name="P2"/>
          </draw:connector>
          <draw:connector draw:style-name="gr12" draw:text-style-name="P1" draw:layer="layout" draw:type="curve" svg:x1="7.835cm" svg:y1="14.181cm" svg:x2="8.84cm" svg:y2="15.664cm" draw:start-shape="id67" draw:start-glue-point="2" draw:end-shape="id68">
            <text:p text:style-name="P2"/>
          </draw:connector>
          <draw:connector draw:style-name="gr12" draw:text-style-name="P1" draw:layer="layout" draw:type="curve" svg:x1="9.285cm" svg:y1="14.197cm" svg:x2="10.981cm" svg:y2="15.664cm" draw:start-shape="id69" draw:start-glue-point="2" draw:end-shape="id70" draw:end-glue-point="0">
            <text:p text:style-name="P2"/>
          </draw:connector>
          <draw:connector draw:style-name="gr12" draw:text-style-name="P1" draw:layer="layout" draw:type="curve" svg:x1="12.118cm" svg:y1="14.181cm" svg:x2="13.123cm" svg:y2="15.664cm" draw:start-shape="id71" draw:start-glue-point="2" draw:end-shape="id72" draw:end-glue-point="0">
            <text:p text:style-name="P2"/>
          </draw:connector>
          <draw:connector draw:style-name="gr12" draw:text-style-name="P1" draw:layer="layout" draw:type="curve" svg:x1="13.567cm" svg:y1="14.197cm" svg:x2="15.264cm" svg:y2="15.664cm" draw:start-shape="id73" draw:start-glue-point="2" draw:end-shape="id74" draw:end-glue-point="0">
            <text:p text:style-name="P2"/>
          </draw:connector>
          <draw:connector draw:style-name="gr12" draw:text-style-name="P1" draw:layer="layout" draw:type="curve" svg:x1="16.401cm" svg:y1="14.181cm" svg:x2="17.406cm" svg:y2="15.664cm" draw:start-shape="id75" draw:start-glue-point="2" draw:end-shape="id76" draw:end-glue-point="0">
            <text:p text:style-name="P2"/>
          </draw:connector>
          <draw:connector draw:style-name="gr12" draw:text-style-name="P1" draw:layer="layout" draw:type="curve" svg:x1="17.85cm" svg:y1="14.197cm" svg:x2="19.547cm" svg:y2="15.664cm" draw:start-shape="id77" draw:start-glue-point="2" draw:end-shape="id78" draw:end-glue-point="0">
            <text:p text:style-name="P2"/>
          </draw:connector>
          <draw:frame draw:style-name="gr72" draw:text-style-name="P20" draw:layer="layout" svg:width="2.88cm" svg:height="0.809cm" svg:x="3.405cm" svg:y="18.213cm">
            <draw:text-box>
              <text:p text:style-name="P2"><text:span text:style-name="T12">singlepage001.pgm</text:span></text:p>
            </draw:text-box>
          </draw:frame>
          <draw:frame draw:style-name="gr72" draw:text-style-name="P20" draw:layer="layout" svg:width="2.736cm" svg:height="0.809cm" svg:x="5.549cm" svg:y="18.213cm">
            <draw:text-box>
              <text:p text:style-name="P2"><text:span text:style-name="T12">singlepage002.pgm</text:span></text:p>
            </draw:text-box>
          </draw:frame>
          <draw:frame draw:style-name="gr72" draw:text-style-name="P20" draw:layer="layout" svg:width="2.845cm" svg:height="0.809cm" svg:x="7.69cm" svg:y="18.213cm">
            <draw:text-box>
              <text:p text:style-name="P2"><text:span text:style-name="T12">singlepage003.pgm</text:span></text:p>
            </draw:text-box>
          </draw:frame>
          <draw:frame draw:style-name="gr72" draw:text-style-name="P20" draw:layer="layout" svg:width="2.704cm" svg:height="0.809cm" svg:x="9.831cm" svg:y="18.213cm">
            <draw:text-box>
              <text:p text:style-name="P2"><text:span text:style-name="T12">singlepage004.pgm</text:span></text:p>
            </draw:text-box>
          </draw:frame>
          <draw:frame draw:style-name="gr72" draw:text-style-name="P20" draw:layer="layout" svg:width="2.814cm" svg:height="0.809cm" svg:x="11.971cm" svg:y="18.213cm">
            <draw:text-box>
              <text:p text:style-name="P2"><text:span text:style-name="T12">singlepage005.pgm</text:span></text:p>
            </draw:text-box>
          </draw:frame>
          <draw:frame draw:style-name="gr72" draw:text-style-name="P20" draw:layer="layout" svg:width="2.92cm" svg:height="0.809cm" svg:x="14.115cm" svg:y="18.213cm">
            <draw:text-box>
              <text:p text:style-name="P2"><text:span text:style-name="T12">singlepage006.pgm</text:span></text:p>
            </draw:text-box>
          </draw:frame>
          <draw:frame draw:style-name="gr72" draw:text-style-name="P20" draw:layer="layout" svg:width="2.78cm" svg:height="0.809cm" svg:x="16.255cm" svg:y="18.213cm">
            <draw:text-box>
              <text:p text:style-name="P2"><text:span text:style-name="T12">singlepage007.pgm</text:span></text:p>
            </draw:text-box>
          </draw:frame>
          <draw:frame draw:style-name="gr72" draw:text-style-name="P20" draw:layer="layout" svg:width="2.89cm" svg:height="0.809cm" svg:x="18.395cm" svg:y="18.213cm">
            <draw:text-box>
              <text:p text:style-name="P2"><text:span text:style-name="T12">singlepage008.pgm</text:span></text:p>
            </draw:text-box>
          </draw:frame>
          <draw:frame draw:style-name="gr73" draw:text-style-name="P19" draw:layer="layout" svg:width="2.88cm" svg:height="0.81cm" svg:x="3.108cm" svg:y="11.359cm">
            <draw:text-box>
              <text:p text:style-name="P2"><text:span text:style-name="T9">doublepage001.pgm</text:span></text:p>
            </draw:text-box>
          </draw:frame>
          <draw:frame draw:style-name="gr73" draw:text-style-name="P19" draw:layer="layout" svg:width="2.785cm" svg:height="0.81cm" svg:x="7.391cm" svg:y="11.359cm">
            <draw:text-box>
              <text:p text:style-name="P2"><text:span text:style-name="T9">doublepage002.pgm</text:span></text:p>
            </draw:text-box>
          </draw:frame>
          <draw:frame draw:style-name="gr73" draw:text-style-name="P19" draw:layer="layout" svg:width="2.938cm" svg:height="0.81cm" svg:x="11.574cm" svg:y="11.359cm">
            <draw:text-box>
              <text:p text:style-name="P2"><text:span text:style-name="T9">doublepage003.pgm</text:span></text:p>
            </draw:text-box>
          </draw:frame>
          <draw:frame draw:style-name="gr73" draw:text-style-name="P19" draw:layer="layout" svg:width="2.842cm" svg:height="0.81cm" svg:x="15.859cm" svg:y="11.359cm">
            <draw:text-box>
              <text:p text:style-name="P2"><text:span text:style-name="T9">doublepage004.pgm</text:span></text:p>
            </draw:text-box>
          </draw:frame>
          <draw:line draw:style-name="gr49" draw:text-style-name="P1" draw:layer="layout" svg:x1="4.235cm" svg:y1="12.135cm" svg:x2="4.235cm" svg:y2="14.385cm">
            <text:p text:style-name="P2"/>
          </draw:line>
          <draw:line draw:style-name="gr49" draw:text-style-name="P1" draw:layer="layout" svg:x1="8.535cm" svg:y1="12.135cm" svg:x2="8.535cm" svg:y2="14.385cm">
            <text:p text:style-name="P2"/>
          </draw:line>
          <draw:line draw:style-name="gr49" draw:text-style-name="P1" draw:layer="layout" svg:x1="12.835cm" svg:y1="12.135cm" svg:x2="12.835cm" svg:y2="14.385cm">
            <text:p text:style-name="P2"/>
          </draw:line>
          <draw:line draw:style-name="gr49" draw:text-style-name="P1" draw:layer="layout" svg:x1="17.135cm" svg:y1="12.135cm" svg:x2="17.135cm" svg:y2="14.385cm">
            <text:p text:style-name="P2"/>
          </draw:line>
        </draw:g>
        <draw:frame draw:style-name="gr71" draw:text-style-name="P2" draw:layer="layout" svg:width="1.5cm" svg:height="1.25cm" svg:x="21.135cm" svg:y="14.535cm">
          <draw:text-box>
            <text:p text:style-name="P2">...</text:p>
          </draw:text-box>
        </draw:frame>
      </draw:page>
      <draw:page draw:name="blurfilter" draw:style-name="dp1" draw:master-page-name="Standard">
        <draw:rect draw:style-name="gr1" draw:text-style-name="P1" draw:layer="layout" svg:width="4.971cm" svg:height="6.5cm" svg:x="3.164cm" svg:y="2.135cm">
          <text:p text:style-name="P2"/>
        </draw:rect>
        <draw:custom-shape draw:style-name="gr74" draw:text-style-name="P1" draw:layer="layout" svg:width="0.152cm" svg:height="0.051cm" svg:x="6.663cm" svg:y="7.584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rect draw:style-name="gr26" draw:text-style-name="P1" draw:layer="layout" svg:width="0.5cm" svg:height="0.5cm" svg:x="5.913cm" svg:y="6.385cm">
          <text:p text:style-name="P2"/>
        </draw:rect>
        <draw:circle draw:style-name="gr26" draw:text-style-name="P1" draw:layer="layout" svg:width="0.75cm" svg:height="0.75cm" svg:x="7.163cm" svg:y="6.385cm">
          <text:p text:style-name="P2"/>
        </draw:circle>
        <draw:custom-shape draw:style-name="gr74" draw:text-style-name="P1" draw:layer="layout" svg:width="0.152cm" svg:height="0.051cm" svg:x="4.263cm" svg:y="3.585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75" draw:text-style-name="P1" draw:layer="layout" svg:x1="9.413cm" svg:y1="5.135cm" svg:x2="11.913cm" svg:y2="5.135cm">
          <text:p text:style-name="P2"/>
        </draw:line>
        <draw:rect draw:style-name="gr1" draw:text-style-name="P1" draw:layer="layout" svg:width="4.971cm" svg:height="6.5cm" svg:x="13.164cm" svg:y="2.135cm">
          <text:p text:style-name="P2"/>
        </draw:rect>
        <draw:custom-shape draw:style-name="gr74" draw:text-style-name="P1" draw:layer="layout" svg:width="0.152cm" svg:height="0.051cm" svg:x="16.663cm" svg:y="7.584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rect draw:style-name="gr26" draw:text-style-name="P1" draw:layer="layout" svg:width="0.5cm" svg:height="0.5cm" svg:x="15.913cm" svg:y="6.385cm">
          <text:p text:style-name="P2"/>
        </draw:rect>
        <draw:circle draw:style-name="gr26" draw:text-style-name="P1" draw:layer="layout" svg:width="0.75cm" svg:height="0.75cm" svg:x="17.163cm" svg:y="6.385cm">
          <text:p text:style-name="P2"/>
        </draw:circle>
        <draw:custom-shape draw:style-name="gr74" draw:text-style-name="P1" draw:layer="layout" svg:width="0.152cm" svg:height="0.051cm" svg:x="6.963cm" svg:y="3.986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ge>
      <draw:page draw:name="blurfilter-detail" draw:style-name="dp1" draw:master-page-name="Standard">
        <draw:custom-shape draw:style-name="gr74" draw:text-style-name="P1" draw:layer="layout" svg:width="0.152cm" svg:height="0.051cm" svg:x="8.313cm" svg:y="6.585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6" draw:text-style-name="P1" draw:id="id82" draw:layer="layout" svg:width="5.5cm" svg:height="5.5cm" svg:x="5.885cm" svg:y="3.885cm">
          <text:p text:style-name="P2"/>
          <draw:enhanced-geometry svg:viewBox="0 0 21600 21600" draw:type="rectangle" draw:enhanced-path="M 0 0 L 21600 0 21600 21600 0 21600 0 0 Z N"/>
        </draw:custom-shape>
        <draw:custom-shape draw:style-name="gr76" draw:text-style-name="P1" draw:id="id80" draw:layer="layout" svg:width="3cm" svg:height="3cm" svg:x="7.135cm" svg:y="5.135cm">
          <text:p text:style-name="P2"/>
          <draw:enhanced-geometry svg:viewBox="0 0 21600 21600" draw:type="rectangle" draw:enhanced-path="M 0 0 L 21600 0 21600 21600 0 21600 0 0 Z N"/>
        </draw:custom-shape>
        <draw:polyline draw:style-name="gr51" draw:text-style-name="P15" draw:layer="layout" svg:width="0.2cm" svg:height="3cm" svg:x="11.935cm" svg:y="5.135cm" svg:viewBox="0 0 201 3001" draw:points="67,0 200,0 200,3000 0,3000">
          <text:p text:style-name="P14"><text:span text:style-name="T8"><text:s/></text:span><text:span text:style-name="T8">blurfilter-size</text:span></text:p>
        </draw:polyline>
        <draw:polyline draw:style-name="gr51" draw:text-style-name="P15" draw:layer="layout" svg:width="0.2cm" svg:height="1.25cm" svg:x="11.935cm" svg:y="3.885cm" svg:viewBox="0 0 201 1251" draw:points="67,0 200,0 200,1250 0,1250">
          <text:p text:style-name="P14"><text:span text:style-name="T8"><text:s/></text:span><text:span text:style-name="T8">blurfilter-step</text:span></text:p>
        </draw:polyline>
        <draw:frame draw:style-name="gr14" draw:text-style-name="P3" draw:id="id79" draw:layer="layout" svg:width="2.644cm" svg:height="0.645cm" svg:x="12.385cm" svg:y="9.385cm">
          <draw:text-box>
            <text:p text:style-name="P2"><text:span text:style-name="T1">neighborhood</text:span></text:p>
          </draw:text-box>
        </draw:frame>
        <draw:frame draw:style-name="gr14" draw:text-style-name="P3" draw:id="id81" draw:layer="layout" svg:width="3.969cm" svg:height="0.645cm" svg:x="12.684cm" svg:y="10.16cm">
          <draw:text-box>
            <text:p text:style-name="P2"><text:span text:style-name="T1">'blurred' neighborhood</text:span></text:p>
          </draw:text-box>
        </draw:frame>
        <draw:connector draw:style-name="gr7" draw:text-style-name="P1" draw:layer="layout" draw:type="curve" svg:x1="12.385cm" svg:y1="9.707cm" svg:x2="10.135cm" svg:y2="6.635cm" draw:start-shape="id79" draw:start-glue-point="3" draw:end-shape="id80" draw:end-glue-point="1">
          <text:p text:style-name="P2"/>
        </draw:connector>
        <draw:connector draw:style-name="gr7" draw:text-style-name="P1" draw:layer="layout" draw:type="curve" svg:x1="12.684cm" svg:y1="10.482cm" svg:x2="8.635cm" svg:y2="9.385cm" draw:start-shape="id81" draw:start-glue-point="3" draw:end-shape="id82" draw:end-glue-point="2">
          <text:p text:style-name="P2"/>
        </draw:connector>
      </draw:page>
      <draw:page draw:name="blackfilter" draw:style-name="dp1" draw:master-page-name="Standard">
        <draw:g>
          <draw:rect draw:style-name="gr1" draw:text-style-name="P1" draw:layer="layout" svg:width="5cm" svg:height="6.538cm" draw:transform="rotate (1.5707963267946) translate (1.635cm 6.635cm)">
            <text:p text:style-name="P2"/>
          </draw:rect>
          <draw:rect draw:style-name="gr32" draw:text-style-name="P1" draw:layer="layout" svg:width="0.192cm" svg:height="5cm" svg:x="4.904cm" svg:y="1.635cm">
            <text:p text:style-name="P2"/>
          </draw:rect>
          <draw:rect draw:style-name="gr32" draw:text-style-name="P21" draw:id="id83" draw:layer="layout" svg:width="0.961cm" svg:height="0.963cm" svg:x="5.674cm" svg:y="2.788cm">
            <text:p text:style-name="P2"/>
          </draw:rect>
          <draw:rect draw:style-name="gr32" draw:text-style-name="P21" draw:id="id84" draw:layer="layout" svg:width="0.961cm" svg:height="0.962cm" svg:x="6.635cm" svg:y="4.134cm">
            <text:p text:style-name="P2"/>
          </draw:rect>
          <draw:connector draw:style-name="gr77" draw:text-style-name="P1" draw:layer="layout" svg:x1="6.154cm" svg:y1="3.751cm" svg:x2="6.635cm" svg:y2="4.615cm" draw:start-shape="id83" draw:start-glue-point="2" draw:end-shape="id84" draw:end-glue-point="3">
            <text:p text:style-name="P2"/>
          </draw:connector>
          <draw:frame draw:style-name="gr78" draw:text-style-name="P10" draw:layer="layout" svg:width="2.269cm" svg:height="3.274cm" svg:x="2.25cm" svg:y="2.575cm">
            <draw:text-box>
              <text:p text:style-name="P4"><text:span text:style-name="T6">Some text some text some text some text some text. Some text some text some text some text some text some text some text some text. Some more text some text some text some text t some text some text some text some text some text some text some text some text. </text:span><text:span text:style-name="T6"><text:line-break/></text:span><text:span text:style-name="T6"><text:line-break/></text:span><text:span text:style-name="T6">98</text:span></text:p>
            </draw:text-box>
          </draw:frame>
          <draw:line draw:style-name="gr79" draw:text-style-name="P1" draw:layer="layout" svg:x1="9.134cm" svg:y1="3.943cm" svg:x2="11.057cm" svg:y2="3.943cm">
            <text:p text:style-name="P2"/>
          </draw:line>
          <draw:rect draw:style-name="gr1" draw:text-style-name="P1" draw:layer="layout" svg:width="5cm" svg:height="6.538cm" draw:transform="rotate (1.5707963267946) translate (12.019cm 6.635cm)">
            <text:p text:style-name="P2"/>
          </draw:rect>
          <draw:rect draw:style-name="gr32" draw:text-style-name="P21" draw:id="id85" draw:layer="layout" svg:width="0.962cm" svg:height="0.963cm" svg:x="16.057cm" svg:y="2.788cm">
            <text:p text:style-name="P2"/>
          </draw:rect>
          <draw:rect draw:style-name="gr32" draw:text-style-name="P21" draw:id="id86" draw:layer="layout" svg:width="0.961cm" svg:height="0.962cm" svg:x="17.019cm" svg:y="4.134cm">
            <text:p text:style-name="P2"/>
          </draw:rect>
          <draw:connector draw:style-name="gr77" draw:text-style-name="P1" draw:layer="layout" svg:x1="16.538cm" svg:y1="3.751cm" svg:x2="17.019cm" svg:y2="4.615cm" draw:start-shape="id85" draw:start-glue-point="2" draw:end-shape="id86" draw:end-glue-point="3">
            <text:p text:style-name="P2"/>
          </draw:connector>
          <draw:rect draw:style-name="gr80" draw:text-style-name="P1" draw:layer="layout" svg:width="1.154cm" svg:height="0.385cm" svg:x="7.019cm" svg:y="1.635cm">
            <text:p text:style-name="P2"/>
          </draw:rect>
          <draw:rect draw:style-name="gr80" draw:text-style-name="P1" draw:layer="layout" svg:width="0.385cm" svg:height="0.77cm" svg:x="1.635cm" svg:y="5.865cm">
            <text:p text:style-name="P2"/>
          </draw:rect>
          <draw:rect draw:style-name="gr32" draw:text-style-name="P1" draw:layer="layout" svg:width="0.192cm" svg:height="3.653cm" svg:x="1.635cm" svg:y="2.212cm">
            <text:p text:style-name="P2"/>
          </draw:rect>
          <draw:frame draw:style-name="gr78" draw:text-style-name="P10" draw:layer="layout" svg:width="2.268cm" svg:height="3.274cm" svg:x="12.905cm" svg:y="2.575cm">
            <draw:text-box>
              <text:p text:style-name="P4"><text:span text:style-name="T6">Some text some text some text some text some text. Some text some text some text some text some text some text some text some text. Some more text some text some text some text t some text some text some text some text some text some text some text some text. </text:span><text:span text:style-name="T6"><text:line-break/></text:span><text:span text:style-name="T6"><text:line-break/></text:span><text:span text:style-name="T6">98</text:span></text:p>
            </draw:text-box>
          </draw:frame>
        </draw:g>
      </draw:page>
      <draw:page draw:name="blackfilter-detail" draw:style-name="dp1" draw:master-page-name="Standard">
        <draw:rect draw:style-name="gr1" draw:text-style-name="P1" draw:layer="layout" svg:width="5.128cm" svg:height="6.706cm" draw:transform="rotate (1.5707963267946) translate (4.635cm 8.73cm)">
          <text:p text:style-name="P2"/>
        </draw:rect>
        <draw:rect draw:style-name="gr2" draw:text-style-name="P1" draw:id="id89" draw:layer="layout" svg:width="1.577cm" svg:height="2.725cm" svg:x="9.047cm" svg:y="4.892cm">
          <text:p text:style-name="P2"/>
        </draw:rect>
        <draw:rect draw:style-name="gr32" draw:text-style-name="P1" draw:layer="layout" svg:width="0.287cm" svg:height="3.872cm" svg:x="7.9cm" svg:y="4.175cm">
          <text:p text:style-name="P2"/>
        </draw:rect>
        <draw:rect draw:style-name="gr32" draw:text-style-name="P1" draw:layer="layout" svg:width="0.143cm" svg:height="0.144cm" svg:x="7.757cm" svg:y="4.175cm">
          <text:p text:style-name="P2"/>
        </draw:rect>
        <draw:frame draw:style-name="gr81" draw:text-style-name="P22" draw:id="id87" draw:layer="layout" svg:width="6.154cm" svg:height="0.887cm" svg:x="4.922cm" svg:y="9.05cm">
          <draw:text-box>
            <text:p text:style-name="P2"><text:span text:style-name="T7">blackfilter-scan-exclude areas</text:span></text:p>
            <text:p text:style-name="P2"><text:span text:style-name="T7">(usually automatically set by layout template)</text:span></text:p>
          </draw:text-box>
        </draw:frame>
        <draw:connector draw:style-name="gr80" draw:text-style-name="P1" draw:layer="layout" draw:type="curve" svg:x1="7.999cm" svg:y1="9.05cm" svg:x2="6.107cm" svg:y2="7.617cm" draw:start-shape="id87" draw:start-glue-point="0" draw:end-shape="id88" draw:end-glue-point="2">
          <text:p text:style-name="P2"/>
        </draw:connector>
        <draw:connector draw:style-name="gr80" draw:text-style-name="P1" draw:layer="layout" draw:type="curve" svg:x1="7.999cm" svg:y1="9.05cm" svg:x2="9.835cm" svg:y2="7.617cm" draw:start-shape="id87" draw:start-glue-point="0" draw:end-shape="id89" draw:end-glue-point="2">
          <text:p text:style-name="P2"/>
        </draw:connector>
        <draw:rect draw:style-name="gr2" draw:text-style-name="P1" draw:id="id88" draw:layer="layout" svg:width="1.577cm" svg:height="2.725cm" svg:x="5.319cm" svg:y="4.892cm">
          <text:p text:style-name="P2"/>
        </draw:rect>
        <draw:custom-shape draw:style-name="gr82" draw:text-style-name="P1" draw:id="id91" draw:layer="layout" svg:width="0.286cm" svg:height="1.721cm" svg:x="7.327cm" svg:y="3.745cm">
          <text:p text:style-name="P2"/>
          <draw:enhanced-geometry svg:viewBox="0 0 21600 21600" draw:type="rectangle" draw:enhanced-path="M 0 0 L 21600 0 21600 21600 0 21600 0 0 Z N"/>
        </draw:custom-shape>
        <draw:line draw:style-name="gr83" draw:text-style-name="P1" draw:layer="layout" svg:x1="7.613cm" svg:y1="3.889cm" svg:x2="8.187cm" svg:y2="3.889cm">
          <text:p text:style-name="P2"/>
        </draw:line>
        <draw:frame draw:style-name="gr84" draw:text-style-name="P23" draw:layer="layout" svg:width="0.574cm" svg:height="1.673cm" svg:x="7.183cm" svg:y="6.183cm">
          <draw:text-box>
            <text:p text:style-name="P2"><text:span text:style-name="T13">...</text:span></text:p>
          </draw:text-box>
        </draw:frame>
        <draw:frame draw:style-name="gr85" draw:text-style-name="P23" draw:layer="layout" svg:width="0.574cm" svg:height="1.673cm" svg:x="7.183cm" svg:y="7.76cm">
          <draw:text-box>
            <text:p text:style-name="P2"><text:span text:style-name="T13">...</text:span></text:p>
          </draw:text-box>
        </draw:frame>
        <draw:frame draw:style-name="gr86" draw:text-style-name="P22" draw:id="id90" draw:layer="layout" svg:width="9.952cm" svg:height="0.887cm" svg:x="7.683cm" svg:y="2.248cm">
          <draw:text-box>
            <text:p text:style-name="P2"><text:span text:style-name="T7">virtual bar moved across the image to detect black areas (fill with white if </text:span><text:span text:style-name="T7"><text:line-break/></text:span><text:span text:style-name="T7">amount of black pixels below virtual bar gets above --blackfilter-threshold)</text:span></text:p>
          </draw:text-box>
        </draw:frame>
        <draw:connector draw:style-name="gr80" draw:text-style-name="P1" draw:layer="layout" draw:type="curve" svg:x1="7.683cm" svg:y1="2.691cm" svg:x2="7.47cm" svg:y2="3.745cm" draw:start-shape="id90" draw:start-glue-point="3" draw:end-shape="id91" draw:end-glue-point="0">
          <text:p text:style-name="P2"/>
        </draw:connector>
      </draw:page>
      <draw:page draw:name="noisefilter" draw:style-name="dp1" draw:master-page-name="Standard">
        <draw:g>
          <draw:rect draw:style-name="gr1" draw:text-style-name="P1" draw:layer="layout" svg:width="5cm" svg:height="6.538cm" draw:transform="rotate (1.5707963267946) translate (1.635cm 6.635cm)">
            <text:p text:style-name="P2"/>
          </draw:rect>
          <draw:line draw:style-name="gr79" draw:text-style-name="P1" draw:layer="layout" svg:x1="9.134cm" svg:y1="3.943cm" svg:x2="11.057cm" svg:y2="3.943cm">
            <text:p text:style-name="P2"/>
          </draw:line>
          <draw:rect draw:style-name="gr1" draw:text-style-name="P1" draw:layer="layout" svg:width="5cm" svg:height="6.538cm" draw:transform="rotate (1.5707963267946) translate (12.019cm 6.635cm)">
            <text:p text:style-name="P2"/>
          </draw:rect>
          <draw:rect draw:style-name="gr80" draw:text-style-name="P1" draw:layer="layout" svg:width="1.346cm" svg:height="0.576cm" svg:x="3.366cm" svg:y="2.405cm">
            <text:p text:style-name="P2"/>
          </draw:rect>
          <draw:ellipse draw:style-name="gr80" draw:text-style-name="P1" draw:layer="layout" svg:width="0.385cm" svg:height="1.923cm" svg:x="6.25cm" svg:y="3.751cm">
            <text:p text:style-name="P2"/>
          </draw:ellipse>
          <draw:ellipse draw:style-name="gr80" draw:text-style-name="P1" draw:layer="layout" svg:width="1.731cm" svg:height="0.577cm" svg:x="2.596cm" svg:y="4.712cm">
            <text:p text:style-name="P2"/>
          </draw:ellipse>
          <draw:rect draw:style-name="gr80" draw:text-style-name="P1" draw:layer="layout" svg:width="0.192cm" svg:height="2.116cm" svg:x="5.865cm" svg:y="2.596cm">
            <text:p text:style-name="P2"/>
          </draw:rect>
          <draw:rect draw:style-name="gr80" draw:text-style-name="P1" draw:layer="layout" svg:width="1.346cm" svg:height="0.576cm" svg:x="13.75cm" svg:y="2.405cm">
            <text:p text:style-name="P2"/>
          </draw:rect>
          <draw:ellipse draw:style-name="gr80" draw:text-style-name="P1" draw:layer="layout" svg:width="0.385cm" svg:height="1.923cm" svg:x="16.634cm" svg:y="3.751cm">
            <text:p text:style-name="P2"/>
          </draw:ellipse>
          <draw:ellipse draw:style-name="gr80" draw:text-style-name="P1" draw:layer="layout" svg:width="1.731cm" svg:height="0.577cm" svg:x="12.98cm" svg:y="4.712cm">
            <text:p text:style-name="P2"/>
          </draw:ellipse>
          <draw:rect draw:style-name="gr80" draw:text-style-name="P1" draw:layer="layout" svg:width="0.193cm" svg:height="2.116cm" svg:x="16.249cm" svg:y="2.596cm">
            <text:p text:style-name="P2"/>
          </draw:rect>
          <draw:circle draw:style-name="gr80" draw:text-style-name="P1" draw:layer="layout" svg:width="0.01cm" svg:height="0.01cm" draw:transform="rotate (0.927293431584412) translate (4.971cm 3.569cm)">
            <text:p text:style-name="P2"/>
          </draw:circle>
          <draw:circle draw:style-name="gr80" draw:text-style-name="P1" draw:layer="layout" svg:width="0.01cm" svg:height="0.01cm" draw:transform="rotate (-0.927293431585598) translate (1.987cm 2.067cm)">
            <text:p text:style-name="P2"/>
          </draw:circle>
          <draw:circle draw:style-name="gr80" draw:text-style-name="P1" draw:layer="layout" svg:width="0.01cm" svg:height="0.01cm" svg:x="2.959cm" svg:y="5.629cm">
            <text:p text:style-name="P2"/>
          </draw:circle>
          <draw:circle draw:style-name="gr80" draw:text-style-name="P1" draw:layer="layout" svg:width="0.01cm" svg:height="0.01cm" svg:x="7.443cm" svg:y="5.944cm">
            <text:p text:style-name="P2"/>
          </draw:circle>
          <draw:circle draw:style-name="gr80" draw:text-style-name="P1" draw:layer="layout" svg:width="0.01cm" svg:height="0.01cm" draw:transform="rotate (-0.927293431585598) translate (2.487cm 5.967cm)">
            <text:p text:style-name="P2"/>
          </draw:circle>
          <draw:circle draw:style-name="gr80" draw:text-style-name="P1" draw:layer="layout" svg:width="0.01cm" svg:height="0.01cm" draw:transform="rotate (-0.927293431585598) translate (4.287cm 5.767cm)">
            <text:p text:style-name="P2"/>
          </draw:circle>
          <draw:circle draw:style-name="gr80" draw:text-style-name="P1" draw:layer="layout" svg:width="0.01cm" svg:height="0.01cm" draw:transform="rotate (0.927293431584412) translate (6.871cm 2.069cm)">
            <text:p text:style-name="P2"/>
          </draw:circle>
          <draw:circle draw:style-name="gr80" draw:text-style-name="P1" draw:layer="layout" svg:width="0.01cm" svg:height="0.01cm" draw:transform="rotate (0.927293431584412) translate (7.271cm 2.969cm)">
            <text:p text:style-name="P2"/>
          </draw:circle>
          <draw:circle draw:style-name="gr80" draw:text-style-name="P1" draw:layer="layout" svg:width="0.01cm" svg:height="0.01cm" draw:transform="rotate (-0.927293431585598) translate (3.787cm 6.267cm)">
            <text:p text:style-name="P2"/>
          </draw:circle>
          <draw:circle draw:style-name="gr80" draw:text-style-name="P1" draw:layer="layout" svg:width="0.01cm" svg:height="0.01cm" draw:transform="rotate (-0.927293431585598) translate (2.587cm 3.467cm)">
            <text:p text:style-name="P2"/>
          </draw:circle>
          <draw:circle draw:style-name="gr80" draw:text-style-name="P1" draw:layer="layout" svg:width="0.01cm" svg:height="0.01cm" draw:transform="rotate (-0.927293431585598) translate (3.587cm 3.967cm)">
            <text:p text:style-name="P2"/>
          </draw:circle>
          <draw:circle draw:style-name="gr80" draw:text-style-name="P1" draw:layer="layout" svg:width="0.01cm" svg:height="0.01cm" draw:transform="rotate (0.927293431584412) translate (7.571cm 5.269cm)">
            <text:p text:style-name="P2"/>
          </draw:circle>
        </draw:g>
      </draw:page>
      <draw:page draw:name="processing-order" draw:style-name="dp1" draw:master-page-name="Standard">
        <draw:g>
          <draw:rect draw:style-name="gr1" draw:text-style-name="P1" draw:layer="layout" svg:width="2.427cm" svg:height="3.17cm" draw:transform="rotate (1.5707963267946) translate (1.674cm 11.892cm)">
            <text:p text:style-name="P2"/>
          </draw:rect>
          <draw:frame draw:style-name="gr87" draw:text-style-name="P24" draw:layer="layout" svg:width="1.213cm" svg:height="3.216cm" draw:transform="rotate (-0.0849975345732948) translate (1.863cm 9.524cm)">
            <draw:text-box>
              <text:p text:style-name="P4"><text:span text:style-name="T14">Some text some text some text some text some text. Some text some text some more text some text some text some text some text some more text some text some text some text some text some text some text some text some more text some texme text some more text some text some text some text some text some text some text some text some text some text some text some text some text.</text:span><text:span text:style-name="T14"><text:line-break/></text:span><text:span text:style-name="T14"><text:line-break/></text:span><text:span text:style-name="T14">98</text:span></text:p>
            </draw:text-box>
          </draw:frame>
          <draw:frame draw:style-name="gr88" draw:text-style-name="P24" draw:layer="layout" svg:width="1.212cm" svg:height="3.319cm" draw:transform="rotate (0.0867428638241018) translate (3.457cm 9.991cm)">
            <draw:text-box>
              <text:p text:style-name="P4"><text:span text:style-name="T14">Some text some text some text some text some text. Some text some text some text some text some text some text some text some text. Some more text some text some text some text some more text some text some text some text some text some more text some text some text some text some text some text some text some text some more text some some text some text some text some text.</text:span><text:span text:style-name="T14"><text:line-break/></text:span><text:span text:style-name="T14"><text:line-break/></text:span><text:span text:style-name="T14"> <text:s text:c="63"/>99</text:span></text:p>
            </draw:text-box>
          </draw:frame>
          <draw:circle draw:style-name="gr26" draw:text-style-name="P1" draw:layer="layout" svg:width="0.094cm" svg:height="0.095cm" svg:x="2.419cm" svg:y="10.68cm">
            <text:p text:style-name="P2"/>
          </draw:circle>
          <draw:ellipse draw:style-name="gr26" draw:text-style-name="P1" draw:layer="layout" svg:width="0.093cm" svg:height="0.095cm" svg:x="4.005cm" svg:y="10.68cm">
            <text:p text:style-name="P2"/>
          </draw:ellipse>
          <draw:rect draw:style-name="gr27" draw:text-style-name="P1" draw:layer="layout" svg:width="1.215cm" svg:height="1.863cm" svg:x="3.537cm" svg:y="9.934cm">
            <text:p text:style-name="P2"/>
          </draw:rect>
          <draw:rect draw:style-name="gr27" draw:text-style-name="P1" draw:layer="layout" svg:width="1.213cm" svg:height="1.868cm" svg:x="1.767cm" svg:y="9.559cm">
            <text:p text:style-name="P2"/>
          </draw:rect>
          <draw:line draw:style-name="gr89" draw:text-style-name="P1" draw:layer="layout" svg:x1="2.475cm" svg:y1="10.68cm" svg:x2="2.475cm" svg:y2="9.559cm">
            <text:p text:style-name="P2"/>
          </draw:line>
          <draw:line draw:style-name="gr89" draw:text-style-name="P1" draw:layer="layout" svg:x1="4.041cm" svg:y1="10.68cm" svg:x2="4.041cm" svg:y2="9.934cm">
            <text:p text:style-name="P2"/>
          </draw:line>
          <draw:line draw:style-name="gr89" draw:text-style-name="P1" draw:layer="layout" svg:x1="4.041cm" svg:y1="10.735cm" svg:x2="4.041cm" svg:y2="11.797cm">
            <text:p text:style-name="P2"/>
          </draw:line>
          <draw:line draw:style-name="gr89" draw:text-style-name="P1" draw:layer="layout" svg:x1="2.475cm" svg:y1="10.735cm" svg:x2="2.475cm" svg:y2="11.427cm">
            <text:p text:style-name="P2"/>
          </draw:line>
          <draw:line draw:style-name="gr89" draw:text-style-name="P1" draw:layer="layout" svg:x1="2.467cm" svg:y1="10.728cm" svg:x2="2.98cm" svg:y2="10.728cm">
            <text:p text:style-name="P2"/>
          </draw:line>
          <draw:line draw:style-name="gr89" draw:text-style-name="P1" draw:layer="layout" svg:x1="4.072cm" svg:y1="10.736cm" svg:x2="4.752cm" svg:y2="10.736cm">
            <text:p text:style-name="P2"/>
          </draw:line>
          <draw:line draw:style-name="gr89" draw:text-style-name="P1" draw:layer="layout" svg:x1="2.456cm" svg:y1="10.728cm" svg:x2="1.767cm" svg:y2="10.728cm">
            <text:p text:style-name="P2"/>
          </draw:line>
          <draw:line draw:style-name="gr89" draw:text-style-name="P1" draw:layer="layout" svg:x1="4.041cm" svg:y1="10.736cm" svg:x2="3.537cm" svg:y2="10.736cm">
            <text:p text:style-name="P2"/>
          </draw:line>
        </draw:g>
        <draw:frame draw:style-name="gr90" draw:text-style-name="P3" draw:layer="layout" svg:width="2.739cm" svg:height="0.8cm" svg:x="2.196cm" svg:y="12.206cm">
          <draw:text-box>
            <text:p text:style-name="P2"><text:span text:style-name="T1">6. masking</text:span></text:p>
          </draw:text-box>
        </draw:frame>
        <draw:g>
          <draw:rect draw:style-name="gr1" draw:text-style-name="P1" draw:layer="layout" svg:width="2.427cm" svg:height="3.172cm" draw:transform="rotate (1.5707963267946) translate (6.388cm 11.892cm)">
            <text:p text:style-name="P2"/>
          </draw:rect>
          <draw:frame draw:style-name="gr91" draw:text-style-name="P24" draw:layer="layout" svg:width="1.209cm" svg:height="3.218cm" svg:x="6.494cm" svg:y="9.572cm">
            <draw:text-box>
              <text:p text:style-name="P4"><text:span text:style-name="T14">Some text some text some text some text some text. Some text some text some more text some text some text some text some text some more text some text some text some text some text some text some text some text some more text some texme text some more text some text some text some text some text some text some text some text some text some text some text some text some text.</text:span><text:span text:style-name="T14"><text:line-break/></text:span><text:span text:style-name="T14"><text:line-break/></text:span><text:span text:style-name="T14">98</text:span></text:p>
            </draw:text-box>
          </draw:frame>
          <draw:frame draw:style-name="gr92" draw:text-style-name="P24" draw:layer="layout" svg:width="1.21cm" svg:height="3.317cm" svg:x="8.254cm" svg:y="9.934cm">
            <draw:text-box>
              <text:p text:style-name="P4"><text:span text:style-name="T14">Some text some text some text some text some text. Some text some text some text some text some text some text some text some text. Some more text some text some text some text some more text some text some text some text some text some more text some text some text some text some text some text some text some text some more text some some text some text some text some text.</text:span><text:span text:style-name="T14"><text:line-break/></text:span><text:span text:style-name="T14"><text:line-break/></text:span><text:span text:style-name="T14"> <text:s text:c="62"/>99</text:span></text:p>
            </draw:text-box>
          </draw:frame>
        </draw:g>
        <draw:frame draw:style-name="gr93" draw:text-style-name="P3" draw:layer="layout" svg:width="3.158cm" svg:height="0.8cm" svg:x="6.711cm" svg:y="12.206cm">
          <draw:text-box>
            <text:p text:style-name="P2"><text:span text:style-name="T1">7. deskewing</text:span></text:p>
          </draw:text-box>
        </draw:frame>
        <draw:line draw:style-name="gr12" draw:text-style-name="P1" draw:layer="layout" svg:x1="5.119cm" svg:y1="10.562cm" svg:x2="6.135cm" svg:y2="10.562cm">
          <text:p text:style-name="P2"/>
        </draw:line>
        <draw:line draw:style-name="gr12" draw:text-style-name="P1" draw:layer="layout" svg:x1="9.833cm" svg:y1="10.562cm" svg:x2="10.935cm" svg:y2="10.562cm">
          <text:p text:style-name="P2"/>
        </draw:line>
        <draw:g>
          <draw:rect draw:style-name="gr1" draw:text-style-name="P1" draw:layer="layout" svg:width="2.427cm" svg:height="3.174cm" draw:transform="rotate (1.5707963267946) translate (11.1cm 11.892cm)">
            <text:p text:style-name="P2"/>
          </draw:rect>
          <draw:frame draw:style-name="gr91" draw:text-style-name="P24" draw:layer="layout" svg:width="1.213cm" svg:height="3.218cm" svg:x="11.206cm" svg:y="9.572cm">
            <draw:text-box>
              <text:p text:style-name="P4"><text:span text:style-name="T14">Some text some text some text some text some text. Some text some text some more text some text some text some text some text some more text some text some text some text some text some text some text some text some more text some texme text some more text some text some text some text some text some text some text some text some text some text some text some text some text.</text:span><text:span text:style-name="T14"><text:line-break/></text:span><text:span text:style-name="T14"><text:line-break/></text:span><text:span text:style-name="T14">98</text:span></text:p>
            </draw:text-box>
          </draw:frame>
          <draw:frame draw:style-name="gr92" draw:text-style-name="P24" draw:layer="layout" svg:width="1.212cm" svg:height="3.317cm" svg:x="12.968cm" svg:y="9.934cm">
            <draw:text-box>
              <text:p text:style-name="P4"><text:span text:style-name="T14">Some text some text some text some text some text. Some text some text some text some text some text some text some text some text. Some more text some text some text some text some more text some text some text some text some text some more text some text some text some text some text some text some text some text some more text some some text some text some text some text.</text:span><text:span text:style-name="T14"><text:line-break/></text:span><text:span text:style-name="T14"><text:line-break/></text:span><text:span text:style-name="T14"> <text:s text:c="63"/>99</text:span></text:p>
            </draw:text-box>
          </draw:frame>
          <draw:circle draw:style-name="gr26" draw:text-style-name="P1" draw:layer="layout" svg:width="0.095cm" svg:height="0.095cm" svg:x="11.847cm" svg:y="10.68cm">
            <text:p text:style-name="P2"/>
          </draw:circle>
          <draw:circle draw:style-name="gr26" draw:text-style-name="P1" draw:layer="layout" svg:width="0.094cm" svg:height="0.095cm" svg:x="13.435cm" svg:y="10.68cm">
            <text:p text:style-name="P2"/>
          </draw:circle>
          <draw:rect draw:style-name="gr27" draw:text-style-name="P1" draw:layer="layout" svg:width="1.213cm" svg:height="1.863cm" svg:x="12.969cm" svg:y="9.934cm">
            <text:p text:style-name="P2"/>
          </draw:rect>
          <draw:rect draw:style-name="gr27" draw:text-style-name="P1" draw:layer="layout" svg:width="1.213cm" svg:height="1.868cm" svg:x="11.196cm" svg:y="9.559cm">
            <text:p text:style-name="P2"/>
          </draw:rect>
          <draw:line draw:style-name="gr89" draw:text-style-name="P1" draw:layer="layout" svg:x1="11.905cm" svg:y1="10.68cm" svg:x2="11.905cm" svg:y2="9.559cm">
            <text:p text:style-name="P2"/>
          </draw:line>
          <draw:line draw:style-name="gr89" draw:text-style-name="P1" draw:layer="layout" svg:x1="13.474cm" svg:y1="10.68cm" svg:x2="13.474cm" svg:y2="9.934cm">
            <text:p text:style-name="P2"/>
          </draw:line>
          <draw:line draw:style-name="gr89" draw:text-style-name="P1" draw:layer="layout" svg:x1="13.474cm" svg:y1="10.735cm" svg:x2="13.474cm" svg:y2="11.797cm">
            <text:p text:style-name="P2"/>
          </draw:line>
          <draw:line draw:style-name="gr89" draw:text-style-name="P1" draw:layer="layout" svg:x1="11.905cm" svg:y1="10.735cm" svg:x2="11.905cm" svg:y2="11.427cm">
            <text:p text:style-name="P2"/>
          </draw:line>
          <draw:line draw:style-name="gr89" draw:text-style-name="P1" draw:layer="layout" svg:x1="11.898cm" svg:y1="10.728cm" svg:x2="12.409cm" svg:y2="10.728cm">
            <text:p text:style-name="P2"/>
          </draw:line>
          <draw:line draw:style-name="gr89" draw:text-style-name="P1" draw:layer="layout" svg:x1="13.503cm" svg:y1="10.736cm" svg:x2="14.182cm" svg:y2="10.736cm">
            <text:p text:style-name="P2"/>
          </draw:line>
          <draw:line draw:style-name="gr89" draw:text-style-name="P1" draw:layer="layout" svg:x1="11.888cm" svg:y1="10.728cm" svg:x2="11.196cm" svg:y2="10.728cm">
            <text:p text:style-name="P2"/>
          </draw:line>
          <draw:line draw:style-name="gr89" draw:text-style-name="P1" draw:layer="layout" svg:x1="13.474cm" svg:y1="10.736cm" svg:x2="12.969cm" svg:y2="10.736cm">
            <text:p text:style-name="P2"/>
          </draw:line>
        </draw:g>
        <draw:frame draw:style-name="gr94" draw:text-style-name="P3" draw:layer="layout" svg:width="3.273cm" svg:height="0.8cm" svg:x="11.399cm" svg:y="12.206cm">
          <draw:text-box>
            <text:p text:style-name="P2"><text:span text:style-name="T1">8. re-masking</text:span></text:p>
          </draw:text-box>
        </draw:frame>
        <draw:line draw:style-name="gr12" draw:text-style-name="P1" draw:layer="layout" svg:x1="14.548cm" svg:y1="10.562cm" svg:x2="15.635cm" svg:y2="10.562cm">
          <text:p text:style-name="P2"/>
        </draw:line>
        <draw:g>
          <draw:rect draw:style-name="gr1" draw:text-style-name="P1" draw:layer="layout" svg:width="2.427cm" svg:height="3.171cm" draw:transform="rotate (1.5707963267946) translate (15.818cm 11.892cm)">
            <text:p text:style-name="P2"/>
          </draw:rect>
          <draw:frame draw:style-name="gr87" draw:text-style-name="P24" draw:layer="layout" svg:width="1.209cm" svg:height="3.216cm" svg:x="16.061cm" svg:y="9.733cm">
            <draw:text-box>
              <text:p text:style-name="P4"><text:span text:style-name="T14">Some text some text some text some text some text. Some text some text some more text some text some text some text some text some more text some text some text some text some text some text some text some text some more text some texme text some more text some text some text some text some text some text some text some text some text some text some text some text some text.</text:span><text:span text:style-name="T14"><text:line-break/></text:span><text:span text:style-name="T14"><text:line-break/></text:span><text:span text:style-name="T14">98</text:span></text:p>
            </draw:text-box>
          </draw:frame>
          <draw:frame draw:style-name="gr88" draw:text-style-name="P24" draw:layer="layout" svg:width="1.216cm" svg:height="3.319cm" svg:x="17.566cm" svg:y="9.718cm">
            <draw:text-box>
              <text:p text:style-name="P4"><text:span text:style-name="T14">Some text some text some text some text some text. Some text some text some text some text some text some text some text some text. Some more text some text some text some text some more text some text some text some text some text some more text some text some text some text some text some text some text some text some more text some some text some text some text some text.</text:span><text:span text:style-name="T14"><text:line-break/></text:span><text:span text:style-name="T14"><text:line-break/></text:span><text:span text:style-name="T14"> <text:s text:c="63"/>99</text:span></text:p>
            </draw:text-box>
          </draw:frame>
        </draw:g>
        <draw:frame draw:style-name="gr95" draw:text-style-name="P3" draw:layer="layout" svg:width="4.096cm" svg:height="0.8cm" svg:x="15.794cm" svg:y="12.206cm">
          <draw:text-box>
            <text:p text:style-name="P2"><text:span text:style-name="T1">9. mask-centering</text:span></text:p>
          </draw:text-box>
        </draw:frame>
        <draw:polyline draw:style-name="gr12" draw:text-style-name="P1" draw:layer="layout" svg:width="19.159cm" svg:height="4.158cm" draw:transform="skewX (-0.000174532925199385) rotate (-2.91644518008316) translate (20.179cm 13.01cm)" svg:viewBox="0 0 19160 4159" draw:points="365,2523 0,2437 558,0 18712,4158 19159,2209 18672,2099">
          <text:p text:style-name="P2"/>
        </draw:polyline>
        <draw:g>
          <draw:rect draw:style-name="gr1" draw:text-style-name="P1" draw:layer="layout" svg:width="2.424cm" svg:height="3.172cm" draw:transform="rotate (1.5707963267946) translate (1.698cm 16.259cm)">
            <text:p text:style-name="P2"/>
          </draw:rect>
          <draw:frame draw:style-name="gr96" draw:text-style-name="P24" draw:layer="layout" svg:width="1.213cm" svg:height="3.219cm" svg:x="1.939cm" svg:y="14.098cm">
            <draw:text-box>
              <text:p text:style-name="P4"><text:span text:style-name="T14">Some text some text some text some text some text. Some text some text some more text some text some text some text some text some more text some text some text some text some text some text some text some text some more text some texme text some more text some text some text some text some text some text some text some text some text some text some text some text some text.</text:span><text:span text:style-name="T14"><text:line-break/></text:span><text:span text:style-name="T14"><text:line-break/></text:span><text:span text:style-name="T14">98</text:span></text:p>
            </draw:text-box>
          </draw:frame>
          <draw:frame draw:style-name="gr92" draw:text-style-name="P24" draw:layer="layout" svg:width="1.212cm" svg:height="3.317cm" svg:x="3.448cm" svg:y="14.085cm">
            <draw:text-box>
              <text:p text:style-name="P4"><text:span text:style-name="T14">Some text some text some text some text some text. Some text some text some text some text some text some text some text some text. Some more text some text some text some text some more text some text some text some text some text some more text some text some text some text some text some text some text some text some more text some some text some text some text some text.</text:span><text:span text:style-name="T14"><text:line-break/></text:span><text:span text:style-name="T14"><text:line-break/></text:span><text:span text:style-name="T14"> <text:s text:c="63"/>99</text:span></text:p>
            </draw:text-box>
          </draw:frame>
          <draw:line draw:style-name="gr89" draw:text-style-name="P1" draw:layer="layout" svg:x1="2.612cm" svg:y1="16.281cm" svg:x2="2.612cm" svg:y2="15.897cm">
            <text:p text:style-name="P2"/>
          </draw:line>
          <draw:line draw:style-name="gr89" draw:text-style-name="P1" draw:layer="layout" svg:x1="4.072cm" svg:y1="16.281cm" svg:x2="4.072cm" svg:y2="15.897cm">
            <text:p text:style-name="P2"/>
          </draw:line>
          <draw:line draw:style-name="gr89" draw:text-style-name="P1" draw:layer="layout" svg:x1="2.612cm" svg:y1="13.853cm" svg:x2="2.612cm" svg:y2="14.235cm">
            <text:p text:style-name="P2"/>
          </draw:line>
          <draw:line draw:style-name="gr89" draw:text-style-name="P1" draw:layer="layout" svg:x1="4.072cm" svg:y1="13.853cm" svg:x2="4.072cm" svg:y2="14.235cm">
            <text:p text:style-name="P2"/>
          </draw:line>
          <draw:line draw:style-name="gr89" draw:text-style-name="P1" draw:layer="layout" svg:x1="1.729cm" svg:y1="15.049cm" svg:x2="2.11cm" svg:y2="15.049cm">
            <text:p text:style-name="P2"/>
          </draw:line>
          <draw:line draw:style-name="gr89" draw:text-style-name="P1" draw:layer="layout" svg:x1="4.868cm" svg:y1="15.049cm" svg:x2="4.487cm" svg:y2="15.049cm">
            <text:p text:style-name="P2"/>
          </draw:line>
          <draw:line draw:style-name="gr89" draw:text-style-name="P1" draw:layer="layout" svg:x1="3.334cm" svg:y1="15.049cm" svg:x2="2.952cm" svg:y2="15.049cm">
            <text:p text:style-name="P2"/>
          </draw:line>
          <draw:line draw:style-name="gr89" draw:text-style-name="P1" draw:layer="layout" svg:x1="3.264cm" svg:y1="15.049cm" svg:x2="3.644cm" svg:y2="15.049cm">
            <text:p text:style-name="P2"/>
          </draw:line>
        </draw:g>
        <draw:frame draw:style-name="gr97" draw:text-style-name="P3" draw:layer="layout" svg:width="3.67cm" svg:height="0.799cm" svg:x="1.777cm" svg:y="16.573cm">
          <draw:text-box>
            <text:p text:style-name="P2"><text:span text:style-name="T1">10. border-scan</text:span></text:p>
          </draw:text-box>
        </draw:frame>
        <draw:line draw:style-name="gr12" draw:text-style-name="P1" draw:layer="layout" svg:x1="5.135cm" svg:y1="15.135cm" svg:x2="6.126cm" svg:y2="15.135cm">
          <text:p text:style-name="P2"/>
        </draw:line>
        <draw:g>
          <draw:rect draw:style-name="gr1" draw:text-style-name="P1" draw:layer="layout" svg:width="2.424cm" svg:height="3.172cm" draw:transform="rotate (1.5707963267946) translate (6.412cm 16.259cm)">
            <text:p text:style-name="P2"/>
          </draw:rect>
          <draw:frame draw:style-name="gr87" draw:text-style-name="P24" draw:layer="layout" svg:width="1.211cm" svg:height="3.216cm" svg:x="6.655cm" svg:y="14.245cm">
            <draw:text-box>
              <text:p text:style-name="P4"><text:span text:style-name="T14">Some text some text some text some text some text. Some text some text some more text some text some text some text some text some more text some text some text some text some text some text some text some text some more text some texme text some more text some text some text some text some text some text some text some text some text some text some text some text some text.</text:span><text:span text:style-name="T14"><text:line-break/></text:span><text:span text:style-name="T14"><text:line-break/></text:span><text:span text:style-name="T14">98</text:span></text:p>
            </draw:text-box>
          </draw:frame>
          <draw:frame draw:style-name="gr92" draw:text-style-name="P24" draw:layer="layout" svg:width="1.214cm" svg:height="3.317cm" svg:x="8.162cm" svg:y="14.232cm">
            <draw:text-box>
              <text:p text:style-name="P4"><text:span text:style-name="T14">Some text some text some text some text some text. Some text some text some text some text some text some text some text some text. Some more text some text some text some text some more text some text some text some text some text some more text some text some text some text some text some text some text some text some more text some some text some text some text some text.</text:span><text:span text:style-name="T14"><text:line-break/></text:span><text:span text:style-name="T14"><text:line-break/></text:span><text:span text:style-name="T14"> <text:s text:c="63"/>99</text:span></text:p>
            </draw:text-box>
          </draw:frame>
        </draw:g>
        <draw:frame draw:style-name="gr98" draw:text-style-name="P3" draw:layer="layout" svg:width="4.238cm" svg:height="0.799cm" svg:x="6.17cm" svg:y="16.573cm">
          <draw:text-box>
            <text:p text:style-name="P2"><text:span text:style-name="T1">11. border-aligning</text:span></text:p>
          </draw:text-box>
        </draw:frame>
        <draw:frame draw:style-name="gr99" draw:text-style-name="P3" draw:layer="layout" svg:width="4.218cm" svg:height="0.798cm" svg:x="1.877cm" svg:y="7.823cm">
          <draw:text-box>
            <text:p text:style-name="P2"><text:span text:style-name="T1">1. read input file(s)</text:span></text:p>
          </draw:text-box>
        </draw:frame>
        <draw:line draw:style-name="gr12" draw:text-style-name="P1" draw:layer="layout" svg:x1="5.119cm" svg:y1="6.385cm" svg:x2="6.135cm" svg:y2="6.385cm">
          <text:p text:style-name="P2"/>
        </draw:line>
        <draw:g>
          <draw:rect draw:style-name="gr1" draw:text-style-name="P1" draw:layer="layout" svg:width="2.425cm" svg:height="1.554cm" draw:transform="rotate (1.5707963267946) translate (6.313cm 7.289cm)">
            <text:p text:style-name="P2"/>
          </draw:rect>
          <draw:frame draw:style-name="gr100" draw:text-style-name="P24" draw:layer="layout" svg:width="1.212cm" svg:height="3.217cm" draw:transform="rotate (-0.086742863825289) translate (6.507cm 4.921cm)">
            <draw:text-box>
              <text:p text:style-name="P4"><text:span text:style-name="T14">Some text some text some text some text some text. Some text some text some more text some text some text some text some text some more text some text some text some text some text some text some text some text some more text some texme text some more text some text some text some text some text some text some text some text some text some text some text some text some text.</text:span><text:span text:style-name="T14"><text:line-break/></text:span><text:span text:style-name="T14"><text:line-break/></text:span><text:span text:style-name="T14">98</text:span></text:p>
            </draw:text-box>
          </draw:frame>
          <draw:frame draw:style-name="gr101" draw:text-style-name="P24" draw:layer="layout" svg:width="1.211cm" svg:height="3.318cm" draw:transform="rotate (0.0858701991981048) translate (8.172cm 5.606cm)">
            <draw:text-box>
              <text:p text:style-name="P4"><text:span text:style-name="T14">Some text some text some text some text some text. Some text some text some text some text some text some text some text some text. Some more text some text some text some text some more text some text some text some text some text some more text some text some text some text some text some text some text some text some more text some some text some text some text some text.</text:span><text:span text:style-name="T14"><text:line-break/></text:span><text:span text:style-name="T14"><text:line-break/></text:span><text:span text:style-name="T14"> <text:s text:c="62"/>99</text:span></text:p>
            </draw:text-box>
          </draw:frame>
          <draw:rect draw:style-name="gr1" draw:text-style-name="P1" draw:layer="layout" svg:width="2.426cm" svg:height="1.527cm" draw:transform="rotate (1.5707963267946) translate (8.033cm 7.508cm)">
            <text:p text:style-name="P2"/>
          </draw:rect>
        </draw:g>
        <draw:frame draw:style-name="gr102" draw:text-style-name="P3" draw:layer="layout" svg:width="5.978cm" svg:height="0.798cm" svg:x="5.78cm" svg:y="7.823cm">
          <draw:text-box>
            <text:p text:style-name="P2"><text:span text:style-name="T1">2. pre-rotate, pre-mirror etc.</text:span></text:p>
          </draw:text-box>
        </draw:frame>
        <draw:line draw:style-name="gr12" draw:text-style-name="P1" draw:layer="layout" svg:x1="9.783cm" svg:y1="6.385cm" svg:x2="10.885cm" svg:y2="6.385cm">
          <text:p text:style-name="P2"/>
        </draw:line>
        <draw:g>
          <draw:rect draw:style-name="gr1" draw:text-style-name="P1" draw:layer="layout" svg:width="2.426cm" svg:height="3.198cm" draw:transform="rotate (1.5707963267946) translate (11.1cm 7.508cm)">
            <text:p text:style-name="P2"/>
          </draw:rect>
        </draw:g>
        <draw:frame draw:style-name="gr103" draw:text-style-name="P3" draw:layer="layout" svg:width="3.927cm" svg:height="0.798cm" svg:x="11.16cm" svg:y="7.823cm">
          <draw:text-box>
            <text:p text:style-name="P2"><text:span text:style-name="T1">3. place on sheet</text:span></text:p>
          </draw:text-box>
        </draw:frame>
        <draw:line draw:style-name="gr12" draw:text-style-name="P1" draw:layer="layout" svg:x1="14.548cm" svg:y1="6.385cm" svg:x2="15.635cm" svg:y2="6.385cm">
          <text:p text:style-name="P2"/>
        </draw:line>
        <draw:frame draw:style-name="gr104" draw:text-style-name="P3" draw:layer="layout" svg:width="5.044cm" svg:height="0.798cm" svg:x="15.403cm" svg:y="7.823cm">
          <draw:text-box>
            <text:p text:style-name="P2"><text:span text:style-name="T1">4. noise-filter, blur-filter</text:span></text:p>
          </draw:text-box>
        </draw:frame>
        <draw:line draw:style-name="gr12" draw:text-style-name="P1" draw:layer="layout" svg:x1="19.214cm" svg:y1="6.385cm" svg:x2="20.385cm" svg:y2="6.385cm">
          <text:p text:style-name="P2"/>
        </draw:line>
        <draw:g>
          <draw:rect draw:style-name="gr1" draw:text-style-name="P1" draw:layer="layout" svg:width="2.426cm" svg:height="3.197cm" draw:transform="rotate (1.5707963267946) translate (20.681cm 7.508cm)">
            <text:p text:style-name="P2"/>
          </draw:rect>
          <draw:frame draw:style-name="gr87" draw:text-style-name="P24" draw:layer="layout" svg:width="1.211cm" svg:height="3.216cm" draw:transform="rotate (-0.0869173967504884) translate (20.872cm 5.14cm)">
            <draw:text-box>
              <text:p text:style-name="P4"><text:span text:style-name="T14">Some text some text some text some text some text. Some text some text some more text some text some text some text some text some more text some text some text some text some text some text some text some text some more text some texme text some more text some text some text some text some text some text some text some text some text some text some text some text some text.</text:span><text:span text:style-name="T14"><text:line-break/></text:span><text:span text:style-name="T14"><text:line-break/></text:span><text:span text:style-name="T14">98</text:span></text:p>
            </draw:text-box>
          </draw:frame>
          <draw:frame draw:style-name="gr101" draw:text-style-name="P24" draw:layer="layout" svg:width="1.213cm" svg:height="3.318cm" draw:transform="rotate (0.0858701991981048) translate (22.464cm 5.606cm)">
            <draw:text-box>
              <text:p text:style-name="P4"><text:span text:style-name="T14">Some text some text some text some text some text. Some text some text some text some text some text some text some text some text. Some more text some text some text some text some more text some text some text some text some text some more text some text some text some text some text some text some text some text some more text some some text some text some text some text.</text:span><text:span text:style-name="T14"><text:line-break/></text:span><text:span text:style-name="T14"><text:line-break/></text:span><text:span text:style-name="T14"> <text:s text:c="63"/>99</text:span></text:p>
            </draw:text-box>
          </draw:frame>
        </draw:g>
        <draw:frame draw:style-name="gr105" draw:text-style-name="P3" draw:layer="layout" svg:width="4.845cm" svg:height="0.798cm" svg:x="20.338cm" svg:y="7.823cm">
          <draw:text-box>
            <text:p text:style-name="P2"><text:span text:style-name="T1">5. blackfilter, grayfilter</text:span></text:p>
          </draw:text-box>
        </draw:frame>
        <draw:polyline draw:style-name="gr12" draw:text-style-name="P1" draw:layer="layout" svg:width="23.881cm" svg:height="4.246cm" draw:transform="rotate (-2.95990387845781) translate (24.954cm 8.803cm)" svg:viewBox="0 0 23882 4247" draw:points="369,2526 0,2458 454,0 23565,4246 23881,2525 23390,2434">
          <text:p text:style-name="P2"/>
        </draw:polyline>
        <draw:line draw:style-name="gr12" draw:text-style-name="P1" draw:layer="layout" svg:x1="9.809cm" svg:y1="15.135cm" svg:x2="10.885cm" svg:y2="15.135cm">
          <text:p text:style-name="P2"/>
        </draw:line>
        <draw:g>
          <draw:rect draw:style-name="gr1" draw:text-style-name="P1" draw:layer="layout" svg:width="2.424cm" svg:height="3.17cm" draw:transform="rotate (1.5707963267946) translate (11.128cm 16.259cm)">
            <text:p text:style-name="P2"/>
          </draw:rect>
          <draw:frame draw:style-name="gr87" draw:text-style-name="P24" draw:layer="layout" svg:width="1.213cm" svg:height="3.216cm" svg:x="11.369cm" svg:y="14.245cm">
            <draw:text-box>
              <text:p text:style-name="P4"><text:span text:style-name="T14">Some text some text some text some text some text. Some text some text some more text some text some text some text some text some more text some text some text some text some text some text some text some text some more text some texme text some more text some text some text some text some text some text some text some text some text some text some text some text some text.</text:span><text:span text:style-name="T14"><text:line-break/></text:span><text:span text:style-name="T14"><text:line-break/></text:span><text:span text:style-name="T14">98</text:span></text:p>
            </draw:text-box>
          </draw:frame>
          <draw:frame draw:style-name="gr92" draw:text-style-name="P24" draw:layer="layout" svg:width="1.212cm" svg:height="3.317cm" svg:x="12.877cm" svg:y="14.232cm">
            <draw:text-box>
              <text:p text:style-name="P4"><text:span text:style-name="T14">Some text some text some text some text some text. Some text some text some text some text some text some text some text some text. Some more text some text some text some text some more text some text some text some text some text some more text some text some text some text some text some text some text some text some more text some some text some text some text some text.</text:span><text:span text:style-name="T14"><text:line-break/></text:span><text:span text:style-name="T14"><text:line-break/></text:span><text:span text:style-name="T14"> <text:s text:c="63"/>99</text:span></text:p>
            </draw:text-box>
          </draw:frame>
        </draw:g>
        <draw:frame draw:style-name="gr106" draw:text-style-name="P3" draw:layer="layout" svg:width="4.256cm" svg:height="0.799cm" svg:x="10.986cm" svg:y="16.573cm">
          <draw:text-box>
            <text:p text:style-name="P2"><text:span text:style-name="T1">12. write output file</text:span></text:p>
          </draw:text-box>
        </draw:frame>
        <draw:custom-shape draw:style-name="gr74" draw:text-style-name="P1" draw:layer="layout" svg:width="0.037cm" svg:height="0.007cm" svg:x="7.505cm" svg:y="5.686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4" draw:text-style-name="P1" draw:layer="layout" svg:width="0.039cm" svg:height="0.01cm" svg:x="7.575cm" svg:y="6.707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4" draw:text-style-name="P1" draw:layer="layout" svg:width="0.042cm" svg:height="0.008cm" svg:x="7.062cm" svg:y="7.001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4" draw:text-style-name="P1" draw:layer="layout" svg:width="0.037cm" svg:height="0.007cm" svg:x="8.308cm" svg:y="5.468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4" draw:text-style-name="P1" draw:layer="layout" svg:width="0.039cm" svg:height="0.01cm" svg:x="9.33cm" svg:y="5.32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4" draw:text-style-name="P1" draw:layer="layout" svg:width="0.037cm" svg:height="0.006cm" svg:x="9.405cm" svg:y="5.98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rect draw:style-name="gr26" draw:text-style-name="P1" draw:layer="layout" svg:width="0.09cm" svg:height="1.099cm" svg:x="7.758cm" svg:y="6.177cm">
          <text:p text:style-name="P2"/>
        </draw:rect>
        <draw:rect draw:style-name="gr26" draw:text-style-name="P1" draw:layer="layout" svg:width="0.639cm" svg:height="0.092cm" svg:x="8.908cm" svg:y="5.084cm">
          <text:p text:style-name="P2"/>
        </draw:rect>
        <draw:g>
          <draw:rect draw:style-name="gr1" draw:text-style-name="P1" draw:layer="layout" svg:width="2.426cm" svg:height="1.553cm" draw:transform="rotate (3.1415926535892) translate (4.372cm 7.815cm)">
            <text:p text:style-name="P2"/>
          </draw:rect>
          <draw:frame draw:style-name="gr91" draw:text-style-name="P24" draw:layer="layout" svg:width="1.211cm" svg:height="3.218cm" draw:transform="rotate (1.4838789300453) translate (2.003cm 7.623cm)">
            <draw:text-box>
              <text:p text:style-name="P4"><text:span text:style-name="T14">Some text some text some text some text some text. Some text some text some more text some text some text some text some text some more text some text some text some text some text some text some text some text some more text some texme text some more text some text some text some text some text some text some text some text some text some text some text some text some text.</text:span><text:span text:style-name="T14"><text:line-break/></text:span><text:span text:style-name="T14"><text:line-break/></text:span><text:span text:style-name="T14">98</text:span></text:p>
            </draw:text-box>
          </draw:frame>
          <draw:frame draw:style-name="gr101" draw:text-style-name="P24" draw:layer="layout" svg:width="1.217cm" svg:height="3.318cm" draw:transform="rotate (1.6580627893943) translate (2.689cm 5.961cm)">
            <draw:text-box>
              <text:p text:style-name="P4"><text:span text:style-name="T14">Some text some text some text some text some text. Some text some text some text some text some text some text some text some text. Some more text some text some text some text some more text some text some text some text some text some more text some text some text some text some text some text some text some text some more text some some text some text some text some text.</text:span><text:span text:style-name="T14"><text:line-break/></text:span><text:span text:style-name="T14"><text:line-break/></text:span><text:span text:style-name="T14"> <text:s text:c="63"/>99</text:span></text:p>
            </draw:text-box>
          </draw:frame>
          <draw:rect draw:style-name="gr1" draw:text-style-name="P1" draw:layer="layout" svg:width="2.427cm" svg:height="1.531cm" draw:transform="rotate (3.1415926535892) translate (4.591cm 6.099cm)">
            <text:p text:style-name="P2"/>
          </draw:rect>
        </draw:g>
        <draw:custom-shape draw:style-name="gr74" draw:text-style-name="P1" draw:layer="layout" svg:width="0.035cm" svg:height="0.006cm" draw:transform="rotate (1.5707963267946) translate (2.771cm 6.625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4" draw:text-style-name="P1" draw:layer="layout" svg:width="0.036cm" svg:height="0.005cm" draw:transform="rotate (1.5707963267946) translate (3.794cm 6.552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4" draw:text-style-name="P1" draw:layer="layout" svg:width="0.039cm" svg:height="0.007cm" draw:transform="rotate (1.5707963267946) translate (4.086cm 7.066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4" draw:text-style-name="P1" draw:layer="layout" svg:width="0.037cm" svg:height="0.008cm" draw:transform="rotate (1.5707963267946) translate (2.551cm 5.823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4" draw:text-style-name="P1" draw:layer="layout" svg:width="0.034cm" svg:height="0.007cm" draw:transform="rotate (1.5707963267946) translate (2.406cm 4.798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4" draw:text-style-name="P1" draw:layer="layout" svg:width="0.038cm" svg:height="0.008cm" draw:transform="rotate (1.5707963267946) translate (3.062cm 4.727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rect draw:style-name="gr26" draw:text-style-name="P1" draw:layer="layout" svg:width="0.09cm" svg:height="1.096cm" draw:transform="rotate (1.5707963267946) translate (3.277cm 6.362cm)">
          <text:p text:style-name="P2"/>
        </draw:rect>
        <draw:rect draw:style-name="gr26" draw:text-style-name="P1" draw:layer="layout" svg:width="0.639cm" svg:height="0.094cm" draw:transform="rotate (1.5707963267946) translate (2.164cm 5.222cm)">
          <text:p text:style-name="P2"/>
        </draw:rect>
        <draw:g>
          <draw:frame draw:style-name="gr107" draw:text-style-name="P24" draw:layer="layout" svg:width="1.212cm" svg:height="3.215cm" draw:transform="rotate (-0.0876155284512852) translate (11.245cm 5.123cm)">
            <draw:text-box>
              <text:p text:style-name="P4"><text:span text:style-name="T14">Some text some text some text some text some text. Some text some text some more text some text some text some text some text some more text some text some text some text some text some text some text some text some more text some texme text some more text some text some text some text some text some text some text some text some text some text some text some text some text.</text:span><text:span text:style-name="T14"><text:line-break/></text:span><text:span text:style-name="T14"><text:line-break/></text:span><text:span text:style-name="T14">98</text:span></text:p>
            </draw:text-box>
          </draw:frame>
          <draw:frame draw:style-name="gr108" draw:text-style-name="P24" draw:layer="layout" svg:width="1.214cm" svg:height="3.32cm" draw:transform="rotate (0.0865683308989024) translate (12.909cm 5.586cm)">
            <draw:text-box>
              <text:p text:style-name="P4"><text:span text:style-name="T14">Some text some text some text some text some text. Some text some text some text some text some text some text some text some text. Some more text some text some text some text some more text some text some text some text some text some more text some text some text some text some text some text some text some text some more text some some text some text some text some text.</text:span><text:span text:style-name="T14"><text:line-break/></text:span><text:span text:style-name="T14"><text:line-break/></text:span><text:span text:style-name="T14"> <text:s text:c="63"/>99</text:span></text:p>
            </draw:text-box>
          </draw:frame>
        </draw:g>
        <draw:custom-shape draw:style-name="gr74" draw:text-style-name="P1" draw:layer="layout" svg:width="0.036cm" svg:height="0.007cm" svg:x="12.315cm" svg:y="5.961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4" draw:text-style-name="P1" draw:layer="layout" svg:width="0.039cm" svg:height="0.007cm" svg:x="12.388cm" svg:y="6.983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4" draw:text-style-name="P1" draw:layer="layout" svg:width="0.036cm" svg:height="0.008cm" svg:x="11.879cm" svg:y="7.276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4" draw:text-style-name="P1" draw:layer="layout" svg:width="0.035cm" svg:height="0.007cm" svg:x="13.048cm" svg:y="5.45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4" draw:text-style-name="P1" draw:layer="layout" svg:width="0.04cm" svg:height="0.008cm" svg:x="14.068cm" svg:y="5.302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4" draw:text-style-name="P1" draw:layer="layout" svg:width="0.036cm" svg:height="0.007cm" svg:x="14.143cm" svg:y="5.961cm">
          <text:p text:style-name="P2"/>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rect draw:style-name="gr26" draw:text-style-name="P1" draw:layer="layout" svg:width="0.092cm" svg:height="1.097cm" svg:x="12.552cm" svg:y="6.359cm">
          <text:p text:style-name="P2"/>
        </draw:rect>
        <draw:rect draw:style-name="gr26" draw:text-style-name="P1" draw:layer="layout" svg:width="0.639cm" svg:height="0.092cm" svg:x="13.644cm" svg:y="5.065cm">
          <text:p text:style-name="P2"/>
        </draw:rect>
        <draw:g>
          <draw:rect draw:style-name="gr1" draw:text-style-name="P1" draw:layer="layout" svg:width="2.426cm" svg:height="3.197cm" draw:transform="rotate (1.5707963267946) translate (15.826cm 7.508cm)">
            <text:p text:style-name="P2"/>
          </draw:rect>
        </draw:g>
        <draw:g>
          <draw:frame draw:style-name="gr109" draw:text-style-name="P24" draw:layer="layout" svg:width="1.214cm" svg:height="3.213cm" draw:transform="rotate (-0.0874409955260858) translate (15.967cm 5.123cm)">
            <draw:text-box>
              <text:p text:style-name="P4"><text:span text:style-name="T14">Some text some text some text some text some text. Some text some text some more text some text some text some text some text some more text some text some text some text some text some text some text some text some more text some texme text some more text some text some text some text some text some text some text some text some text some text some text some text some text.</text:span><text:span text:style-name="T14"><text:line-break/></text:span><text:span text:style-name="T14"><text:line-break/></text:span><text:span text:style-name="T14">98</text:span></text:p>
            </draw:text-box>
          </draw:frame>
          <draw:frame draw:style-name="gr88" draw:text-style-name="P24" draw:layer="layout" svg:width="1.211cm" svg:height="3.319cm" draw:transform="rotate (0.0869173967493012) translate (17.636cm 5.586cm)">
            <draw:text-box>
              <text:p text:style-name="P4"><text:span text:style-name="T14">Some text some text some text some text some text. Some text some text some text some text some text some text some text some text. Some more text some text some text some text some more text some text some text some text some text some more text some text some text some text some text some text some text some text some more text some some text some text some text some text.</text:span><text:span text:style-name="T14"><text:line-break/></text:span><text:span text:style-name="T14"><text:line-break/></text:span><text:span text:style-name="T14"> <text:s text:c="62"/>99</text:span></text:p>
            </draw:text-box>
          </draw:frame>
        </draw:g>
        <draw:rect draw:style-name="gr26" draw:text-style-name="P1" draw:layer="layout" svg:width="0.093cm" svg:height="1.097cm" svg:x="17.274cm" svg:y="6.359cm">
          <text:p text:style-name="P2"/>
        </draw:rect>
        <draw:rect draw:style-name="gr26" draw:text-style-name="P1" draw:layer="layout" svg:width="0.639cm" svg:height="0.092cm" svg:x="18.371cm" svg:y="5.065cm">
          <text:p text:style-name="P2"/>
        </draw:rect>
      </draw:page>
      <draw:page draw:name="standard-deviation" draw:style-name="dp1" draw:master-page-name="Standard">
        <draw:frame draw:style-name="gr110" draw:layer="layout" svg:width="6.13cm" svg:height="0.5cm" svg:x="13.87cm" svg:y="10.03cm">
          <draw:object xlink:href="./Object 1" xlink:type="simple" xlink:show="embed" xlink:actuate="onLoad"/>
          <draw:image xlink:href="./ObjectReplacements/Object 1"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0.508cm" draw:dots2="1" draw:dots2-length="0.508cm" draw:distance="0.508cm"/>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9.7cm" fo:page-height="20.99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3$Build-8968</meta:generator>
    <meta:initial-creator>Jens Gulden</meta:initial-creator>
    <meta:creation-date>2006-04-17T23:58:47</meta:creation-date>
    <dc:creator>Jens Gulden</dc:creator>
    <dc:date>2006-05-07T14:46:15</dc:date>
    <dc:language>de-DE</dc:language>
    <meta:editing-cycles>49</meta:editing-cycles>
    <meta:editing-duration>PT23H45M33S</meta:editing-duration>
    <meta:user-defined meta:name="Info 1"/>
    <meta:user-defined meta:name="Info 2"/>
    <meta:user-defined meta:name="Info 3"/>
    <meta:user-defined meta:name="Info 4"/>
    <meta:document-statistic meta:object-count="899"/>
  </office:meta>
</office:document-meta>
</file>

<file path=Object 1/content.xml><?xml version="1.0" encoding="utf-8"?>
<!DOCTYPE math  PUBLIC '-//OpenOffice.org//DTD Modified W3C MathML 1.01//EN'  'math.dtd'>
<math:math xmlns:math="http://www.w3.org/1998/Math/MathML">
  <math:semantics>
    <math:msqrt>
      <math:mrow>
        <math:mrow>
          <math:msup>
            <math:mrow>
              <math:mo math:stretchy="false"></math:mo>
              <math:mrow>
                <math:msub>
                  <math:mi math:fontstyle="italic">edge</math:mi>
                  <math:mn>1</math:mn>
                </math:msub>
                <math:mo math:stretchy="false">−</math:mo>
                <math:mi math:fontstyle="italic">average</math:mi>
              </math:mrow>
              <math:mo math:stretchy="false"></math:mo>
            </math:mrow>
            <math:mn>2</math:mn>
          </math:msup>
          <math:mo math:stretchy="false"></math:mo>
          <math:msup>
            <math:mrow>
              <math:mo math:stretchy="false"></math:mo>
              <math:mrow>
                <math:msub>
                  <math:mi math:fontstyle="italic">edge</math:mi>
                  <math:mn>2</math:mn>
                </math:msub>
                <math:mo math:stretchy="false">−</math:mo>
                <math:mi math:fontstyle="italic">average</math:mi>
              </math:mrow>
              <math:mo math:stretchy="false"></math:mo>
            </math:mrow>
            <math:mn>2</math:mn>
          </math:msup>
        </math:mrow>
        <math:mo math:stretchy="false"></math:mo>
        <math:mo math:stretchy="false"></math:mo>
      </math:mrow>
    </math:msqrt>
    <math:annotation math:encoding="StarMath 5.0">sqrt{ (edge_1 - average)^2 + (edge_2 - average)^2 + dotslow } </math:annotation>
  </math:semantics>
</math:math>
</file>